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 style:data-style-name="N61"/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99"/>
    <style:style style:name="ce10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map style:condition="cell-content()&lt;[.F6:.F49]" style:apply-style-name="Good" style:base-cell-address="Sheet1.K6"/>
    </style:style>
    <style:style style:name="ce13" style:family="table-cell" style:parent-style-name="Default">
      <style:map style:condition="cell-content()&lt;[.G6:.G49]" style:apply-style-name="Neutral" style:base-cell-address="Sheet1.L6"/>
    </style:style>
    <style:style style:name="ce14" style:family="table-cell" style:parent-style-name="Default">
      <style:map style:condition="cell-content()&lt;[.H6:.H49]" style:apply-style-name="Accent_20_2" style:base-cell-address="Sheet1.M6"/>
    </style:style>
    <style:style style:name="ce15" style:family="table-cell" style:parent-style-name="Default" style:data-style-name="N61">
      <style:map style:condition="cell-content()&lt;[.H6:.H49]" style:apply-style-name="Accent_20_2" style:base-cell-address="Sheet1.M6"/>
    </style:style>
    <style:style style:name="ce16" style:family="table-cell" style:parent-style-name="Default">
      <style:map style:condition="cell-content()&lt;[.F6:.F49]" style:apply-style-name="Good" style:base-cell-address="Sheet1.R6"/>
    </style:style>
    <style:style style:name="ce17" style:family="table-cell" style:parent-style-name="Default">
      <style:map style:condition="cell-content()&lt;[.G6:.G49]" style:apply-style-name="Neutral" style:base-cell-address="Sheet1.S6"/>
    </style:style>
    <style:style style:name="ce18" style:family="table-cell" style:parent-style-name="Default">
      <style:table-cell-properties fo:border-bottom="none" fo:border-left="none" fo:border-right="0.06pt solid #000000" fo:border-top="none"/>
      <style:map style:condition="cell-content()&lt;[.H6:.H49]" style:apply-style-name="Accent_20_2" style:base-cell-address="Sheet1.T6"/>
    </style:style>
    <style:style style:name="ce19" style:family="table-cell" style:parent-style-name="Default" style:data-style-name="N61">
      <style:table-cell-properties fo:border-bottom="none" fo:border-left="none" fo:border-right="0.06pt solid #000000" fo:border-top="none"/>
      <style:map style:condition="cell-content()&lt;[.H6:.H49]" style:apply-style-name="Accent_20_2" style:base-cell-address="Sheet1.T6"/>
    </style:style>
    <style:style style:name="ce20" style:family="table-cell" style:parent-style-name="Default">
      <style:map style:condition="cell-content()&lt;[.O6:.O49]" style:apply-style-name="Bad" style:base-cell-address="Sheet1.V6"/>
    </style:style>
    <style:style style:name="ce21" style:family="table-cell" style:parent-style-name="Default">
      <style:map style:condition="cell-content()&lt;[.R6:.R49]" style:apply-style-name="Good" style:base-cell-address="Sheet1.Y6"/>
    </style:style>
    <style:style style:name="ce22" style:family="table-cell" style:parent-style-name="Default">
      <style:map style:condition="cell-content()&lt;[.S6:.S49]" style:apply-style-name="Neutral" style:base-cell-address="Sheet1.Z6"/>
    </style:style>
    <style:style style:name="ce23" style:family="table-cell" style:parent-style-name="Default">
      <style:table-cell-properties fo:border-bottom="none" fo:border-left="none" fo:border-right="0.06pt solid #000000" fo:border-top="none"/>
      <style:map style:condition="cell-content()&lt;[.T6:.T49]" style:apply-style-name="Accent_20_2" style:base-cell-address="Sheet1.AA6"/>
    </style:style>
    <style:style style:name="ce24" style:family="table-cell" style:parent-style-name="Default">
      <style:map style:condition="cell-content()&lt;[.R6:.R49]" style:apply-style-name="Good" style:base-cell-address="Sheet1.AE6"/>
    </style:style>
    <style:style style:name="ce25" style:family="table-cell" style:parent-style-name="Default">
      <style:map style:condition="cell-content()&lt;[.S6:.S49]" style:apply-style-name="Neutral" style:base-cell-address="Sheet1.AF6"/>
    </style:style>
    <style:style style:name="ce26" style:family="table-cell" style:parent-style-name="Default">
      <style:map style:condition="cell-content()&lt;[.T6:.T49]" style:apply-style-name="Accent_20_2" style:base-cell-address="Sheet1.AG6"/>
    </style:style>
    <style:style style:name="ce27" style:family="table-cell" style:parent-style-name="Default" style:data-style-name="N61">
      <style:map style:condition="cell-content()&lt;[.T6:.T49]" style:apply-style-name="Accent_20_2" style:base-cell-address="Sheet1.AG6"/>
    </style:style>
    <style:style style:name="ce28" style:family="table-cell" style:parent-style-name="Default">
      <style:map style:condition="cell-content()&lt;[.R6:.R49]" style:apply-style-name="Good" style:base-cell-address="Sheet1.AL6"/>
    </style:style>
    <style:style style:name="ce29" style:family="table-cell" style:parent-style-name="Default">
      <style:map style:condition="cell-content()&lt;[.S6:.S49]" style:apply-style-name="Neutral" style:base-cell-address="Sheet1.AM6"/>
    </style:style>
    <style:style style:name="ce30" style:family="table-cell" style:parent-style-name="Default">
      <style:map style:condition="cell-content()&lt;[.T6:.T49]" style:apply-style-name="Accent_20_2" style:base-cell-address="Sheet1.AN6"/>
    </style:style>
    <style:style style:name="ce31" style:family="table-cell" style:parent-style-name="Default">
      <style:map style:condition="cell-content()&lt;[.AE6:.AE49]" style:apply-style-name="Good" style:base-cell-address="Sheet1.AS6"/>
    </style:style>
    <style:style style:name="ce32" style:family="table-cell" style:parent-style-name="Default">
      <style:map style:condition="cell-content()&lt;[.AF6:.AF49]" style:apply-style-name="Neutral" style:base-cell-address="Sheet1.AT6"/>
    </style:style>
    <style:style style:name="ce33" style:family="table-cell" style:parent-style-name="Default">
      <style:map style:condition="cell-content()&lt;[.AG6:.AG49]" style:apply-style-name="Accent_20_2" style:base-cell-address="Sheet1.AU6"/>
    </style:style>
    <style:style style:name="ce34" style:family="table-cell" style:parent-style-name="Default">
      <style:map style:condition="cell-content()&lt;[.AS6:.AS49]" style:apply-style-name="Good" style:base-cell-address="Sheet1.BJ6"/>
    </style:style>
    <style:style style:name="ce35" style:family="table-cell" style:parent-style-name="Default">
      <style:map style:condition="cell-content()&lt;[.AT6:.AT49]" style:apply-style-name="Neutral" style:base-cell-address="Sheet1.BK6"/>
    </style:style>
    <style:style style:name="ce36" style:family="table-cell" style:parent-style-name="Default">
      <style:map style:condition="cell-content()&lt;[.AU6:.AU49]" style:apply-style-name="Accent_20_2" style:base-cell-address="Sheet1.BL6"/>
    </style:style>
    <style:style style:name="ce37" style:family="table-cell" style:parent-style-name="Default">
      <style:map style:condition="cell-content()&lt;[.F6:.F49]" style:apply-style-name="Good" style:base-cell-address="Sheet2.K6"/>
    </style:style>
    <style:style style:name="ce38" style:family="table-cell" style:parent-style-name="Default">
      <style:map style:condition="cell-content()&lt;[.G6:.G49]" style:apply-style-name="Neutral" style:base-cell-address="Sheet2.L6"/>
    </style:style>
    <style:style style:name="ce39" style:family="table-cell" style:parent-style-name="Default">
      <style:map style:condition="cell-content()&lt;[.F6:.F49]" style:apply-style-name="Good" style:base-cell-address="Sheet2.R6"/>
    </style:style>
    <style:style style:name="ce40" style:family="table-cell" style:parent-style-name="Default">
      <style:map style:condition="cell-content()&lt;[.G6:.G49]" style:apply-style-name="Neutral" style:base-cell-address="Sheet2.S6"/>
    </style:style>
    <style:style style:name="ce41" style:family="table-cell" style:parent-style-name="Default">
      <style:table-cell-properties fo:border-bottom="none" fo:border-left="none" fo:border-right="0.06pt solid #000000" fo:border-top="none"/>
      <style:map style:condition="cell-content()&lt;[.H6:.H49]" style:apply-style-name="Accent_20_2" style:base-cell-address="Sheet2.T6"/>
    </style:style>
    <style:style style:name="ce42" style:family="table-cell" style:parent-style-name="Default">
      <style:map style:condition="cell-content()&lt;[.R6:.R49]" style:apply-style-name="Good" style:base-cell-address="Sheet2.AE6"/>
    </style:style>
    <style:style style:name="ce43" style:family="table-cell" style:parent-style-name="Default">
      <style:map style:condition="cell-content()&lt;[.S6:.S49]" style:apply-style-name="Neutral" style:base-cell-address="Sheet2.AF6"/>
    </style:style>
    <style:style style:name="ce44" style:family="table-cell" style:parent-style-name="Default">
      <style:map style:condition="cell-content()&lt;[.T6:.T49]" style:apply-style-name="Accent_20_2" style:base-cell-address="Sheet2.AG6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958" table:default-cell-style-name="Default"/>
        <table:table-row table:style-name="ro1">
          <table:table-cell office:value-type="string" calcext:value-type="string">
            <text:p>Gurob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 office:value-type="string" calcext:value-type="string" table:number-columns-spanned="6" table:number-rows-spanned="1">
            <text:p>compare to QP</text:p>
          </table:table-cell>
          <table:covered-table-cell table:number-columns-repeated="5"/>
          <table:table-cell table:style-name="ce11" office:value-type="string" calcext:value-type="string" table:number-columns-spanned="6" table:number-rows-spanned="1">
            <text:p>compare to QP</text:p>
          </table:table-cell>
          <table:covered-table-cell table:number-columns-repeated="5"/>
          <table:table-cell table:style-name="ce11" office:value-type="string" calcext:value-type="string" table:number-columns-spanned="7" table:number-rows-spanned="1">
            <text:p>compare to QCR+QP</text:p>
          </table:table-cell>
          <table:covered-table-cell table:number-columns-repeated="6"/>
          <table:table-cell table:style-name="ce11" office:value-type="string" calcext:value-type="string" table:number-columns-spanned="7" table:number-rows-spanned="1">
            <text:p>compare to QCR+QP</text:p>
          </table:table-cell>
          <table:covered-table-cell table:number-columns-repeated="6"/>
          <table:table-cell table:style-name="ce11" office:value-type="string" calcext:value-type="string" table:number-columns-spanned="7" table:number-rows-spanned="1">
            <text:p>compare to QCR+QP</text:p>
          </table:table-cell>
          <table:covered-table-cell table:number-columns-repeated="6"/>
          <table:table-cell table:style-name="ce11" office:value-type="string" calcext:value-type="string" table:number-columns-spanned="8" table:number-rows-spanned="1">
            <text:p>compare to QCR+QP+Dom</text:p>
          </table:table-cell>
          <table:covered-table-cell table:number-columns-repeated="7"/>
          <table:table-cell table:number-columns-repeated="8"/>
          <table:table-cell table:style-name="ce11" office:value-type="string" calcext:value-type="string" table:number-columns-spanned="9" table:number-rows-spanned="1">
            <text:p>compare to QCR2+QP+Dom</text:p>
          </table:table-cell>
          <table:covered-table-cell table:number-columns-repeated="8"/>
          <table:table-cell table:number-columns-repeated="958"/>
        </table:table-row>
        <table:table-row table:style-name="ro1">
          <table:table-cell table:style-name="ce2" table:number-columns-repeated="3"/>
          <table:table-cell table:style-name="ce5" office:value-type="string" calcext:value-type="string" table:number-columns-spanned="5" table:number-rows-spanned="1">
            <text:p>QP</text:p>
          </table:table-cell>
          <table:covered-table-cell table:number-columns-repeated="3" table:style-name="ce8"/>
          <table:covered-table-cell table:style-name="ce2"/>
          <table:table-cell table:style-name="ce5" office:value-type="string" calcext:value-type="string" table:number-columns-spanned="6" table:number-rows-spanned="1">
            <text:p>QP + Dom</text:p>
          </table:table-cell>
          <table:covered-table-cell table:number-columns-repeated="4" table:style-name="ce8"/>
          <table:covered-table-cell table:style-name="ce2"/>
          <table:table-cell table:style-name="ce5" office:value-type="string" calcext:value-type="string" table:number-columns-spanned="6" table:number-rows-spanned="1">
            <text:p>QCR + QP</text:p>
          </table:table-cell>
          <table:covered-table-cell table:number-columns-repeated="4" table:style-name="ce8"/>
          <table:covered-table-cell table:style-name="ce2"/>
          <table:table-cell table:style-name="ce5" office:value-type="string" calcext:value-type="string" table:number-columns-spanned="7" table:number-rows-spanned="1">
            <text:p>Dom + QCR + QP</text:p>
          </table:table-cell>
          <table:covered-table-cell table:number-columns-repeated="5" table:style-name="ce8"/>
          <table:covered-table-cell table:style-name="ce2"/>
          <table:table-cell table:style-name="ce5" office:value-type="string" calcext:value-type="string" table:number-columns-spanned="7" table:number-rows-spanned="1">
            <text:p>QCR + QP + Dom</text:p>
          </table:table-cell>
          <table:covered-table-cell table:number-columns-repeated="5" table:style-name="ce8"/>
          <table:covered-table-cell table:style-name="ce2"/>
          <table:table-cell table:style-name="ce5" office:value-type="string" calcext:value-type="string" table:number-columns-spanned="7" table:number-rows-spanned="1">
            <text:p>QCR2 + QP</text:p>
          </table:table-cell>
          <table:covered-table-cell table:number-columns-repeated="5" table:style-name="ce8"/>
          <table:covered-table-cell table:style-name="ce2"/>
          <table:table-cell table:style-name="ce5" office:value-type="string" calcext:value-type="string" table:number-columns-spanned="8" table:number-rows-spanned="1">
            <text:p>QCR2 + QP + Dom</text:p>
          </table:table-cell>
          <table:covered-table-cell table:number-columns-repeated="6" table:style-name="ce8"/>
          <table:covered-table-cell table:style-name="ce2"/>
          <table:table-cell table:style-name="ce5" office:value-type="string" calcext:value-type="string" table:number-columns-spanned="8" table:number-rows-spanned="1">
            <text:p>Dom + QCR2 + QP</text:p>
          </table:table-cell>
          <table:covered-table-cell table:number-columns-repeated="6" table:style-name="ce8"/>
          <table:covered-table-cell table:style-name="ce2"/>
          <table:table-cell table:style-name="ce5" office:value-type="string" calcext:value-type="string" table:number-columns-spanned="9" table:number-rows-spanned="1">
            <text:p>Dom + QCR2 + QP + Dom</text:p>
          </table:table-cell>
          <table:covered-table-cell table:number-columns-repeated="7" table:style-name="ce8"/>
          <table:covered-table-cell table:style-name="ce2"/>
          <table:table-cell table:style-name="ce8" table:number-columns-repeated="958"/>
        </table:table-row>
        <table:table-row table:style-name="ro1">
          <table:table-cell table:style-name="ce3" office:value-type="string" calcext:value-type="string">
            <text:p>inst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ensity%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cuts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#dom</text:p>
          </table:table-cell>
          <table:table-cell table:style-name="ce3" office:value-type="string" calcext:value-type="string">
            <text:p>#cuts</text:p>
          </table:table-cell>
          <table:table-cell table:style-name="ce6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cuts</text:p>
          </table:table-cell>
          <table:table-cell table:style-name="ce6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3" office:value-type="string" calcext:value-type="string">
            <text:p>#cuts</text:p>
          </table:table-cell>
          <table:table-cell table:style-name="ce6" table:number-columns-repeated="958"/>
        </table:table-row>
        <table:table-row table:style-name="ro1">
          <table:table-cell office:value-type="string" calcext:value-type="string">
            <text:p>21_2_2019_b.txt </text:p>
          </table:table-cell>
          <table:table-cell office:value-type="float" office:value="60" calcext:value-type="float">
            <text:p>60</text:p>
          </table:table-cell>
          <table:table-cell office:value-type="float" office:value="2.0833" calcext:value-type="float">
            <text:p>2.083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495" calcext:value-type="float">
            <text:p>0.0495</text:p>
          </table:table-cell>
          <table:table-cell office:value-type="float" office:value="2321" calcext:value-type="float">
            <text:p>2321</text:p>
          </table:table-cell>
          <table:table-cell office:value-type="float" office:value="77.61" calcext:value-type="float">
            <text:p>77.61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0499" calcext:value-type="float">
            <text:p>0.0499</text:p>
          </table:table-cell>
          <table:table-cell table:style-name="ce13" office:value-type="float" office:value="1425" calcext:value-type="float">
            <text:p>1425</text:p>
          </table:table-cell>
          <table:table-cell table:style-name="ce14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8.6245" calcext:value-type="float">
            <text:p>8.6245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1187" calcext:value-type="float">
            <text:p>0.1187</text:p>
          </table:table-cell>
          <table:table-cell table:style-name="ce17" office:value-type="float" office:value="10275" calcext:value-type="float">
            <text:p>10275</text:p>
          </table:table-cell>
          <table:table-cell table:style-name="ce18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10.2404" calcext:value-type="float">
            <text:p>10.2404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1226" calcext:value-type="float">
            <text:p>0.1226</text:p>
          </table:table-cell>
          <table:table-cell table:style-name="ce22" office:value-type="float" office:value="10318" calcext:value-type="float">
            <text:p>10318</text:p>
          </table:table-cell>
          <table:table-cell table:style-name="ce23" office:value-type="float" office:value="70.69" calcext:value-type="float">
            <text:p>70.69</text:p>
          </table:table-cell>
          <table:table-cell office:value-type="float" office:value="8.965" calcext:value-type="float">
            <text:p>8.965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0.0665" calcext:value-type="float">
            <text:p>0.0665</text:p>
          </table:table-cell>
          <table:table-cell table:style-name="ce25" office:value-type="float" office:value="1731" calcext:value-type="float">
            <text:p>1731</text:p>
          </table:table-cell>
          <table:table-cell table:style-name="ce26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465.7939" calcext:value-type="float">
            <text:p>465.7939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4.3477" calcext:value-type="float">
            <text:p>14.3477</text:p>
          </table:table-cell>
          <table:table-cell table:style-name="ce29" office:value-type="float" office:value="1180" calcext:value-type="float">
            <text:p>1180</text:p>
          </table:table-cell>
          <table:table-cell table:style-name="ce30" office:value-type="float" office:value="70.69" calcext:value-type="float">
            <text:p>70.69</text:p>
          </table:table-cell>
          <table:table-cell office:value-type="float" office:value="5243" calcext:value-type="float">
            <text:p>5243</text:p>
          </table:table-cell>
          <table:table-cell office:value-type="float" office:value="401.9238" calcext:value-type="float">
            <text:p>401.923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1.4989" calcext:value-type="float">
            <text:p>11.4989</text:p>
          </table:table-cell>
          <table:table-cell table:style-name="ce32" office:value-type="float" office:value="1196" calcext:value-type="float">
            <text:p>1196</text:p>
          </table:table-cell>
          <table:table-cell table:style-name="ce33" office:value-type="float" office:value="70.68" calcext:value-type="float">
            <text:p>70.68</text:p>
          </table:table-cell>
          <table:table-cell office:value-type="float" office:value="120" calcext:value-type="float">
            <text:p>120</text:p>
          </table:table-cell>
          <table:table-cell office:value-type="float" office:value="4920" calcext:value-type="float">
            <text:p>4920</text:p>
          </table:table-cell>
          <table:table-cell office:value-type="float" office:value="120" calcext:value-type="float">
            <text:p>120</text:p>
          </table:table-cell>
          <table:table-cell office:value-type="float" office:value="416.1161" calcext:value-type="float">
            <text:p>416.1161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1.2572" calcext:value-type="float">
            <text:p>51.2572</text:p>
          </table:table-cell>
          <table:table-cell office:value-type="float" office:value="6347" calcext:value-type="float">
            <text:p>6347</text:p>
          </table:table-cell>
          <table:table-cell office:value-type="float" office:value="70.69" calcext:value-type="float">
            <text:p>70.69</text:p>
          </table:table-cell>
          <table:table-cell office:value-type="float" office:value="5838" calcext:value-type="float">
            <text:p>5838</text:p>
          </table:table-cell>
          <table:table-cell office:value-type="float" office:value="120" calcext:value-type="float">
            <text:p>120</text:p>
          </table:table-cell>
          <table:table-cell office:value-type="float" office:value="413.5988" calcext:value-type="float">
            <text:p>413.598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0.6463" calcext:value-type="float">
            <text:p>10.6463</text:p>
          </table:table-cell>
          <table:table-cell table:style-name="ce35" office:value-type="float" office:value="876" calcext:value-type="float">
            <text:p>876</text:p>
          </table:table-cell>
          <table:table-cell table:style-name="ce36" office:value-type="float" office:value="70.58" calcext:value-type="float">
            <text:p>70.58</text:p>
          </table:table-cell>
          <table:table-cell office:value-type="float" office:value="120" calcext:value-type="float">
            <text:p>120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1_2_2019.txt </text:p>
          </table:table-cell>
          <table:table-cell office:value-type="float" office:value="60" calcext:value-type="float">
            <text:p>60</text:p>
          </table:table-cell>
          <table:table-cell office:value-type="float" office:value="2.0833" calcext:value-type="float">
            <text:p>2.083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472" calcext:value-type="float">
            <text:p>0.0472</text:p>
          </table:table-cell>
          <table:table-cell office:value-type="float" office:value="2321" calcext:value-type="float">
            <text:p>2321</text:p>
          </table:table-cell>
          <table:table-cell office:value-type="float" office:value="77.61" calcext:value-type="float">
            <text:p>77.61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0542" calcext:value-type="float">
            <text:p>0.0542</text:p>
          </table:table-cell>
          <table:table-cell table:style-name="ce13" office:value-type="float" office:value="1425" calcext:value-type="float">
            <text:p>1425</text:p>
          </table:table-cell>
          <table:table-cell table:style-name="ce14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.0053" calcext:value-type="float">
            <text:p>9.005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1248" calcext:value-type="float">
            <text:p>0.1248</text:p>
          </table:table-cell>
          <table:table-cell table:style-name="ce17" office:value-type="float" office:value="10275" calcext:value-type="float">
            <text:p>10275</text:p>
          </table:table-cell>
          <table:table-cell table:style-name="ce18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9.9915" calcext:value-type="float">
            <text:p>9.9915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1249" calcext:value-type="float">
            <text:p>0.1249</text:p>
          </table:table-cell>
          <table:table-cell table:style-name="ce22" office:value-type="float" office:value="10318" calcext:value-type="float">
            <text:p>10318</text:p>
          </table:table-cell>
          <table:table-cell table:style-name="ce23" office:value-type="float" office:value="70.69" calcext:value-type="float">
            <text:p>70.69</text:p>
          </table:table-cell>
          <table:table-cell office:value-type="float" office:value="8.5562" calcext:value-type="float">
            <text:p>8.5562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0.0522" calcext:value-type="float">
            <text:p>0.0522</text:p>
          </table:table-cell>
          <table:table-cell table:style-name="ce25" office:value-type="float" office:value="1731" calcext:value-type="float">
            <text:p>1731</text:p>
          </table:table-cell>
          <table:table-cell table:style-name="ce26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477.7859" calcext:value-type="float">
            <text:p>477.7859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4.6465" calcext:value-type="float">
            <text:p>14.6465</text:p>
          </table:table-cell>
          <table:table-cell table:style-name="ce29" office:value-type="float" office:value="1180" calcext:value-type="float">
            <text:p>1180</text:p>
          </table:table-cell>
          <table:table-cell table:style-name="ce30" office:value-type="float" office:value="70.69" calcext:value-type="float">
            <text:p>70.69</text:p>
          </table:table-cell>
          <table:table-cell office:value-type="float" office:value="5243" calcext:value-type="float">
            <text:p>5243</text:p>
          </table:table-cell>
          <table:table-cell office:value-type="float" office:value="398.8924" calcext:value-type="float">
            <text:p>398.8924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1.1418" calcext:value-type="float">
            <text:p>11.1418</text:p>
          </table:table-cell>
          <table:table-cell table:style-name="ce32" office:value-type="float" office:value="1196" calcext:value-type="float">
            <text:p>1196</text:p>
          </table:table-cell>
          <table:table-cell table:style-name="ce33" office:value-type="float" office:value="70.68" calcext:value-type="float">
            <text:p>70.68</text:p>
          </table:table-cell>
          <table:table-cell office:value-type="float" office:value="120" calcext:value-type="float">
            <text:p>120</text:p>
          </table:table-cell>
          <table:table-cell office:value-type="float" office:value="4920" calcext:value-type="float">
            <text:p>4920</text:p>
          </table:table-cell>
          <table:table-cell office:value-type="float" office:value="120" calcext:value-type="float">
            <text:p>120</text:p>
          </table:table-cell>
          <table:table-cell office:value-type="float" office:value="414.6026" calcext:value-type="float">
            <text:p>414.6026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0.6664" calcext:value-type="float">
            <text:p>50.6664</text:p>
          </table:table-cell>
          <table:table-cell office:value-type="float" office:value="6347" calcext:value-type="float">
            <text:p>6347</text:p>
          </table:table-cell>
          <table:table-cell office:value-type="float" office:value="70.69" calcext:value-type="float">
            <text:p>70.69</text:p>
          </table:table-cell>
          <table:table-cell office:value-type="float" office:value="5838" calcext:value-type="float">
            <text:p>5838</text:p>
          </table:table-cell>
          <table:table-cell office:value-type="float" office:value="120" calcext:value-type="float">
            <text:p>120</text:p>
          </table:table-cell>
          <table:table-cell office:value-type="float" office:value="413.0578" calcext:value-type="float">
            <text:p>413.057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0.6627" calcext:value-type="float">
            <text:p>10.6627</text:p>
          </table:table-cell>
          <table:table-cell table:style-name="ce35" office:value-type="float" office:value="876" calcext:value-type="float">
            <text:p>876</text:p>
          </table:table-cell>
          <table:table-cell table:style-name="ce36" office:value-type="float" office:value="70.58" calcext:value-type="float">
            <text:p>70.58</text:p>
          </table:table-cell>
          <table:table-cell office:value-type="float" office:value="120" calcext:value-type="float">
            <text:p>120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ax Cut gka1a.txt </text:p>
          </table:table-cell>
          <table:table-cell office:value-type="float" office:value="50" calcext:value-type="float">
            <text:p>50</text:p>
          </table:table-cell>
          <table:table-cell office:value-type="float" office:value="6.24" calcext:value-type="float">
            <text:p>6.24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332" calcext:value-type="float">
            <text:p>0.1332</text:p>
          </table:table-cell>
          <table:table-cell office:value-type="float" office:value="10508" calcext:value-type="float">
            <text:p>10508</text:p>
          </table:table-cell>
          <table:table-cell office:value-type="float" office:value="2938.46" calcext:value-type="float">
            <text:p>2938.46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128" calcext:value-type="float">
            <text:p>0.128</text:p>
          </table:table-cell>
          <table:table-cell table:style-name="ce13" office:value-type="float" office:value="8040" calcext:value-type="float">
            <text:p>8040</text:p>
          </table:table-cell>
          <table:table-cell table:style-name="ce14" office:value-type="float" office:value="2461" calcext:value-type="float">
            <text:p>2461</text:p>
          </table:table-cell>
          <table:table-cell office:value-type="float" office:value="82" calcext:value-type="float">
            <text:p>82</text:p>
          </table:table-cell>
          <table:table-cell office:value-type="float" office:value="8.8454" calcext:value-type="float">
            <text:p>8.8454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473" calcext:value-type="float">
            <text:p>0.0473</text:p>
          </table:table-cell>
          <table:table-cell table:style-name="ce17" office:value-type="float" office:value="3031" calcext:value-type="float">
            <text:p>3031</text:p>
          </table:table-cell>
          <table:table-cell table:style-name="ce18" office:value-type="float" office:value="1890.36" calcext:value-type="float">
            <text:p>1890.36</text:p>
          </table:table-cell>
          <table:table-cell office:value-type="float" office:value="82" calcext:value-type="float">
            <text:p>82</text:p>
          </table:table-cell>
          <table:table-cell table:style-name="ce20" office:value-type="float" office:value="9.133" calcext:value-type="float">
            <text:p>9.133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504" calcext:value-type="float">
            <text:p>0.0504</text:p>
          </table:table-cell>
          <table:table-cell table:style-name="ce22" office:value-type="float" office:value="3499" calcext:value-type="float">
            <text:p>3499</text:p>
          </table:table-cell>
          <table:table-cell table:style-name="ce23" office:value-type="float" office:value="1890.36" calcext:value-type="float">
            <text:p>1890.36</text:p>
          </table:table-cell>
          <table:table-cell office:value-type="float" office:value="9.1482" calcext:value-type="float">
            <text:p>9.1482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0.0512" calcext:value-type="float">
            <text:p>0.0512</text:p>
          </table:table-cell>
          <table:table-cell table:style-name="ce25" office:value-type="float" office:value="1330" calcext:value-type="float">
            <text:p>1330</text:p>
          </table:table-cell>
          <table:table-cell table:style-name="ce26" office:value-type="float" office:value="1890.36" calcext:value-type="float">
            <text:p>1890.36</text:p>
          </table:table-cell>
          <table:table-cell office:value-type="float" office:value="82" calcext:value-type="float">
            <text:p>82</text:p>
          </table:table-cell>
          <table:table-cell office:value-type="float" office:value="207.9295" calcext:value-type="float">
            <text:p>207.9295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0.5084" calcext:value-type="float">
            <text:p>10.5084</text:p>
          </table:table-cell>
          <table:table-cell table:style-name="ce29" office:value-type="float" office:value="1226" calcext:value-type="float">
            <text:p>1226</text:p>
          </table:table-cell>
          <table:table-cell table:style-name="ce30" office:value-type="float" office:value="1889.69" calcext:value-type="float">
            <text:p>1889.69</text:p>
          </table:table-cell>
          <table:table-cell office:value-type="float" office:value="3627" calcext:value-type="float">
            <text:p>3627</text:p>
          </table:table-cell>
          <table:table-cell office:value-type="float" office:value="176.4581" calcext:value-type="float">
            <text:p>176.4581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0.0429" calcext:value-type="float">
            <text:p>10.0429</text:p>
          </table:table-cell>
          <table:table-cell table:style-name="ce32" office:value-type="float" office:value="1332" calcext:value-type="float">
            <text:p>1332</text:p>
          </table:table-cell>
          <table:table-cell table:style-name="ce33" office:value-type="float" office:value="1886.75" calcext:value-type="float">
            <text:p>1886.75</text:p>
          </table:table-cell>
          <table:table-cell office:value-type="float" office:value="82" calcext:value-type="float">
            <text:p>82</text:p>
          </table:table-cell>
          <table:table-cell office:value-type="float" office:value="4190" calcext:value-type="float">
            <text:p>4190</text:p>
          </table:table-cell>
          <table:table-cell office:value-type="float" office:value="82" calcext:value-type="float">
            <text:p>82</text:p>
          </table:table-cell>
          <table:table-cell office:value-type="float" office:value="170.6002" calcext:value-type="float">
            <text:p>170.6002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5.3926" calcext:value-type="float">
            <text:p>15.3926</text:p>
          </table:table-cell>
          <table:table-cell office:value-type="float" office:value="2255" calcext:value-type="float">
            <text:p>2255</text:p>
          </table:table-cell>
          <table:table-cell office:value-type="float" office:value="1890.36" calcext:value-type="float">
            <text:p>1890.36</text:p>
          </table:table-cell>
          <table:table-cell office:value-type="float" office:value="5453" calcext:value-type="float">
            <text:p>5453</text:p>
          </table:table-cell>
          <table:table-cell office:value-type="float" office:value="82" calcext:value-type="float">
            <text:p>82</text:p>
          </table:table-cell>
          <table:table-cell office:value-type="float" office:value="167.3467" calcext:value-type="float">
            <text:p>167.3467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0.3119" calcext:value-type="float">
            <text:p>10.3119</text:p>
          </table:table-cell>
          <table:table-cell table:style-name="ce35" office:value-type="float" office:value="939" calcext:value-type="float">
            <text:p>939</text:p>
          </table:table-cell>
          <table:table-cell table:style-name="ce36" office:value-type="float" office:value="1886.15" calcext:value-type="float">
            <text:p>1886.15</text:p>
          </table:table-cell>
          <table:table-cell office:value-type="float" office:value="82" calcext:value-type="float">
            <text:p>8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2174.txt </text:p>
          </table:table-cell>
          <table:table-cell office:value-type="float" office:value="63" calcext:value-type="float">
            <text:p>63</text:p>
          </table:table-cell>
          <table:table-cell office:value-type="float" office:value="22.449" calcext:value-type="float">
            <text:p>22.449</text:p>
          </table:table-cell>
          <table:table-cell office:value-type="float" office:value="538.05" calcext:value-type="float">
            <text:p>538.0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79.5726" calcext:value-type="float">
            <text:p>179.5726</text:p>
          </table:table-cell>
          <table:table-cell office:value-type="float" office:value="21061573" calcext:value-type="float">
            <text:p>21061573</text:p>
          </table:table-cell>
          <table:table-cell office:value-type="float" office:value="962.29" calcext:value-type="float">
            <text:p>962.29</text:p>
          </table:table-cell>
          <table:table-cell office:value-type="float" office:value="538.01" calcext:value-type="float">
            <text:p>538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797.3667" calcext:value-type="float">
            <text:p>797.3667</text:p>
          </table:table-cell>
          <table:table-cell table:style-name="ce13" office:value-type="float" office:value="21109185" calcext:value-type="float">
            <text:p>21109185</text:p>
          </table:table-cell>
          <table:table-cell table:style-name="ce14" office:value-type="float" office:value="891" calcext:value-type="float">
            <text:p>891</text:p>
          </table:table-cell>
          <table:table-cell office:value-type="float" office:value="972" calcext:value-type="float">
            <text:p>972</text:p>
          </table:table-cell>
          <table:table-cell office:value-type="float" office:value="12.2596" calcext:value-type="float">
            <text:p>12.2596</text:p>
          </table:table-cell>
          <table:table-cell office:value-type="float" office:value="538" calcext:value-type="float">
            <text:p>53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489" calcext:value-type="float">
            <text:p>0.0489</text:p>
          </table:table-cell>
          <table:table-cell table:style-name="ce17" office:value-type="float" office:value="1191" calcext:value-type="float">
            <text:p>1191</text:p>
          </table:table-cell>
          <table:table-cell table:style-name="ce18" office:value-type="float" office:value="539.96" calcext:value-type="float">
            <text:p>539.96</text:p>
          </table:table-cell>
          <table:table-cell office:value-type="float" office:value="972" calcext:value-type="float">
            <text:p>972</text:p>
          </table:table-cell>
          <table:table-cell table:style-name="ce20" office:value-type="float" office:value="13.7003" calcext:value-type="float">
            <text:p>13.7003</text:p>
          </table:table-cell>
          <table:table-cell office:value-type="float" office:value="538.03" calcext:value-type="float">
            <text:p>538.0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464" calcext:value-type="float">
            <text:p>0.0464</text:p>
          </table:table-cell>
          <table:table-cell table:style-name="ce22" office:value-type="float" office:value="1191" calcext:value-type="float">
            <text:p>1191</text:p>
          </table:table-cell>
          <table:table-cell table:style-name="ce23" office:value-type="float" office:value="539.96" calcext:value-type="float">
            <text:p>539.96</text:p>
          </table:table-cell>
          <table:table-cell office:value-type="float" office:value="12.0648" calcext:value-type="float">
            <text:p>12.0648</text:p>
          </table:table-cell>
          <table:table-cell office:value-type="float" office:value="538.02" calcext:value-type="float">
            <text:p>538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0.2515" calcext:value-type="float">
            <text:p>0.2515</text:p>
          </table:table-cell>
          <table:table-cell table:style-name="ce25" office:value-type="float" office:value="1372" calcext:value-type="float">
            <text:p>1372</text:p>
          </table:table-cell>
          <table:table-cell table:style-name="ce26" office:value-type="float" office:value="539.96" calcext:value-type="float">
            <text:p>539.96</text:p>
          </table:table-cell>
          <table:table-cell office:value-type="float" office:value="972" calcext:value-type="float">
            <text:p>97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3285.txt </text:p>
          </table:table-cell>
          <table:table-cell office:value-type="float" office:value="63" calcext:value-type="float">
            <text:p>63</text:p>
          </table:table-cell>
          <table:table-cell office:value-type="float" office:value="24.6662" calcext:value-type="float">
            <text:p>24.6662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8.3829" calcext:value-type="float">
            <text:p>28.3829</text:p>
          </table:table-cell>
          <table:table-cell office:value-type="float" office:value="2657402" calcext:value-type="float">
            <text:p>2657402</text:p>
          </table:table-cell>
          <table:table-cell office:value-type="float" office:value="1071.48" calcext:value-type="float">
            <text:p>1071.48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15.6455" calcext:value-type="float">
            <text:p>115.6455</text:p>
          </table:table-cell>
          <table:table-cell table:style-name="ce13" office:value-type="float" office:value="2560137" calcext:value-type="float">
            <text:p>2560137</text:p>
          </table:table-cell>
          <table:table-cell table:style-name="ce14" office:value-type="float" office:value="1020.54" calcext:value-type="float">
            <text:p>1020.54</text:p>
          </table:table-cell>
          <table:table-cell office:value-type="float" office:value="1156" calcext:value-type="float">
            <text:p>1156</text:p>
          </table:table-cell>
          <table:table-cell office:value-type="float" office:value="13.0071" calcext:value-type="float">
            <text:p>13.0071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541" calcext:value-type="float">
            <text:p>0.0541</text:p>
          </table:table-cell>
          <table:table-cell table:style-name="ce17" office:value-type="float" office:value="1162" calcext:value-type="float">
            <text:p>1162</text:p>
          </table:table-cell>
          <table:table-cell table:style-name="ce18" office:value-type="float" office:value="602.26" calcext:value-type="float">
            <text:p>602.26</text:p>
          </table:table-cell>
          <table:table-cell office:value-type="float" office:value="1156" calcext:value-type="float">
            <text:p>1156</text:p>
          </table:table-cell>
          <table:table-cell table:style-name="ce20" office:value-type="float" office:value="14.3464" calcext:value-type="float">
            <text:p>14.3464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468" calcext:value-type="float">
            <text:p>0.0468</text:p>
          </table:table-cell>
          <table:table-cell table:style-name="ce22" office:value-type="float" office:value="1158" calcext:value-type="float">
            <text:p>1158</text:p>
          </table:table-cell>
          <table:table-cell table:style-name="ce23" office:value-type="float" office:value="602.26" calcext:value-type="float">
            <text:p>602.26</text:p>
          </table:table-cell>
          <table:table-cell office:value-type="float" office:value="12.924" calcext:value-type="float">
            <text:p>12.924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0.2791" calcext:value-type="float">
            <text:p>0.2791</text:p>
          </table:table-cell>
          <table:table-cell table:style-name="ce25" office:value-type="float" office:value="1166" calcext:value-type="float">
            <text:p>1166</text:p>
          </table:table-cell>
          <table:table-cell table:style-name="ce26" office:value-type="float" office:value="602.26" calcext:value-type="float">
            <text:p>602.26</text:p>
          </table:table-cell>
          <table:table-cell office:value-type="float" office:value="1156" calcext:value-type="float">
            <text:p>115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5386.txt </text:p>
          </table:table-cell>
          <table:table-cell office:value-type="float" office:value="63" calcext:value-type="float">
            <text:p>63</text:p>
          </table:table-cell>
          <table:table-cell office:value-type="float" office:value="39.6573" calcext:value-type="float">
            <text:p>39.6573</text:p>
          </table:table-cell>
          <table:table-cell office:value-type="float" office:value="951.82" calcext:value-type="float">
            <text:p>951.8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" calcext:value-type="float">
            <text:p>1800.01</text:p>
          </table:table-cell>
          <table:table-cell office:value-type="float" office:value="121920881" calcext:value-type="float">
            <text:p>121920881</text:p>
          </table:table-cell>
          <table:table-cell office:value-type="float" office:value="1574" calcext:value-type="float">
            <text:p>1574</text:p>
          </table:table-cell>
          <table:table-cell office:value-type="float" office:value="1034.75" calcext:value-type="float">
            <text:p>1034.7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3" calcext:value-type="float">
            <text:p>1800.013</text:p>
          </table:table-cell>
          <table:table-cell table:style-name="ce13" office:value-type="float" office:value="12151992" calcext:value-type="float">
            <text:p>12151992</text:p>
          </table:table-cell>
          <table:table-cell table:style-name="ce14" office:value-type="float" office:value="1847.66" calcext:value-type="float">
            <text:p>1847.66</text:p>
          </table:table-cell>
          <table:table-cell office:value-type="float" office:value="1950" calcext:value-type="float">
            <text:p>1950</text:p>
          </table:table-cell>
          <table:table-cell office:value-type="float" office:value="11.5248" calcext:value-type="float">
            <text:p>11.5248</text:p>
          </table:table-cell>
          <table:table-cell office:value-type="float" office:value="900" calcext:value-type="float">
            <text:p>9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627" calcext:value-type="float">
            <text:p>0.0627</text:p>
          </table:table-cell>
          <table:table-cell table:style-name="ce17" office:value-type="float" office:value="1191" calcext:value-type="float">
            <text:p>1191</text:p>
          </table:table-cell>
          <table:table-cell table:style-name="ce18" office:value-type="float" office:value="900.05" calcext:value-type="float">
            <text:p>900.05</text:p>
          </table:table-cell>
          <table:table-cell office:value-type="float" office:value="1950" calcext:value-type="float">
            <text:p>1950</text:p>
          </table:table-cell>
          <table:table-cell table:style-name="ce20" office:value-type="float" office:value="22.2797" calcext:value-type="float">
            <text:p>22.2797</text:p>
          </table:table-cell>
          <table:table-cell office:value-type="float" office:value="900" calcext:value-type="float">
            <text:p>9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568" calcext:value-type="float">
            <text:p>0.0568</text:p>
          </table:table-cell>
          <table:table-cell table:style-name="ce22" office:value-type="float" office:value="551" calcext:value-type="float">
            <text:p>551</text:p>
          </table:table-cell>
          <table:table-cell table:style-name="ce23" office:value-type="float" office:value="900.05" calcext:value-type="float">
            <text:p>900.05</text:p>
          </table:table-cell>
          <table:table-cell office:value-type="float" office:value="11.5242" calcext:value-type="float">
            <text:p>11.5242</text:p>
          </table:table-cell>
          <table:table-cell office:value-type="float" office:value="900.05" calcext:value-type="float">
            <text:p>900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0.4349" calcext:value-type="float">
            <text:p>0.4349</text:p>
          </table:table-cell>
          <table:table-cell table:style-name="ce25" office:value-type="float" office:value="148" calcext:value-type="float">
            <text:p>148</text:p>
          </table:table-cell>
          <table:table-cell table:style-name="ce26" office:value-type="float" office:value="900.05" calcext:value-type="float">
            <text:p>900.05</text:p>
          </table:table-cell>
          <table:table-cell office:value-type="float" office:value="1950" calcext:value-type="float">
            <text:p>195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615.txt </text:p>
          </table:table-cell>
          <table:table-cell office:value-type="float" office:value="41" calcext:value-type="float">
            <text:p>41</text:p>
          </table:table-cell>
          <table:table-cell office:value-type="float" office:value="20.9399" calcext:value-type="float">
            <text:p>20.9399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5684" calcext:value-type="float">
            <text:p>2.5684</text:p>
          </table:table-cell>
          <table:table-cell office:value-type="float" office:value="272580" calcext:value-type="float">
            <text:p>272580</text:p>
          </table:table-cell>
          <table:table-cell office:value-type="float" office:value="385.31" calcext:value-type="float">
            <text:p>385.31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5.4921" calcext:value-type="float">
            <text:p>5.4921</text:p>
          </table:table-cell>
          <table:table-cell table:style-name="ce13" office:value-type="float" office:value="312981" calcext:value-type="float">
            <text:p>312981</text:p>
          </table:table-cell>
          <table:table-cell table:style-name="ce14" office:value-type="float" office:value="352" calcext:value-type="float">
            <text:p>352</text:p>
          </table:table-cell>
          <table:table-cell office:value-type="float" office:value="444" calcext:value-type="float">
            <text:p>444</text:p>
          </table:table-cell>
          <table:table-cell office:value-type="float" office:value="7.6024" calcext:value-type="float">
            <text:p>7.6024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367" calcext:value-type="float">
            <text:p>0.0367</text:p>
          </table:table-cell>
          <table:table-cell table:style-name="ce17" office:value-type="float" office:value="1191" calcext:value-type="float">
            <text:p>1191</text:p>
          </table:table-cell>
          <table:table-cell table:style-name="ce18" office:value-type="float" office:value="199.41" calcext:value-type="float">
            <text:p>199.41</text:p>
          </table:table-cell>
          <table:table-cell office:value-type="float" office:value="444" calcext:value-type="float">
            <text:p>444</text:p>
          </table:table-cell>
          <table:table-cell table:style-name="ce20" office:value-type="float" office:value="9.0549" calcext:value-type="float">
            <text:p>9.0549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488" calcext:value-type="float">
            <text:p>0.0488</text:p>
          </table:table-cell>
          <table:table-cell table:style-name="ce22" office:value-type="float" office:value="2238" calcext:value-type="float">
            <text:p>2238</text:p>
          </table:table-cell>
          <table:table-cell table:style-name="ce23" office:value-type="float" office:value="199.41" calcext:value-type="float">
            <text:p>199.41</text:p>
          </table:table-cell>
          <table:table-cell office:value-type="float" office:value="7.9078" calcext:value-type="float">
            <text:p>7.9078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0.0845" calcext:value-type="float">
            <text:p>0.0845</text:p>
          </table:table-cell>
          <table:table-cell table:style-name="ce25" office:value-type="float" office:value="996" calcext:value-type="float">
            <text:p>996</text:p>
          </table:table-cell>
          <table:table-cell table:style-name="ce26" office:value-type="float" office:value="199.41" calcext:value-type="float">
            <text:p>199.41</text:p>
          </table:table-cell>
          <table:table-cell office:value-type="float" office:value="444" calcext:value-type="float">
            <text:p>444</text:p>
          </table:table-cell>
          <table:table-cell office:value-type="float" office:value="78.8185" calcext:value-type="float">
            <text:p>78.8185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5.1573" calcext:value-type="float">
            <text:p>5.1573</text:p>
          </table:table-cell>
          <table:table-cell table:style-name="ce29" office:value-type="float" office:value="828" calcext:value-type="float">
            <text:p>828</text:p>
          </table:table-cell>
          <table:table-cell table:style-name="ce30" office:value-type="float" office:value="199.41" calcext:value-type="float">
            <text:p>199.41</text:p>
          </table:table-cell>
          <table:table-cell office:value-type="float" office:value="2032" calcext:value-type="float">
            <text:p>2032</text:p>
          </table:table-cell>
          <table:table-cell office:value-type="float" office:value="66.5655" calcext:value-type="float">
            <text:p>66.5655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7.0712" calcext:value-type="float">
            <text:p>7.0712</text:p>
          </table:table-cell>
          <table:table-cell table:style-name="ce32" office:value-type="float" office:value="2267" calcext:value-type="float">
            <text:p>2267</text:p>
          </table:table-cell>
          <table:table-cell table:style-name="ce33" office:value-type="float" office:value="199.4" calcext:value-type="float">
            <text:p>199.4</text:p>
          </table:table-cell>
          <table:table-cell office:value-type="float" office:value="444" calcext:value-type="float">
            <text:p>444</text:p>
          </table:table-cell>
          <table:table-cell office:value-type="float" office:value="2588" calcext:value-type="float">
            <text:p>2588</text:p>
          </table:table-cell>
          <table:table-cell office:value-type="float" office:value="444" calcext:value-type="float">
            <text:p>444</text:p>
          </table:table-cell>
          <table:table-cell office:value-type="float" office:value="76.069" calcext:value-type="float">
            <text:p>76.069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.1791" calcext:value-type="float">
            <text:p>5.1791</text:p>
          </table:table-cell>
          <table:table-cell office:value-type="float" office:value="1336" calcext:value-type="float">
            <text:p>1336</text:p>
          </table:table-cell>
          <table:table-cell office:value-type="float" office:value="199.27" calcext:value-type="float">
            <text:p>199.27</text:p>
          </table:table-cell>
          <table:table-cell office:value-type="float" office:value="2227" calcext:value-type="float">
            <text:p>2227</text:p>
          </table:table-cell>
          <table:table-cell office:value-type="float" office:value="444" calcext:value-type="float">
            <text:p>444</text:p>
          </table:table-cell>
          <table:table-cell office:value-type="float" office:value="74.4444" calcext:value-type="float">
            <text:p>74.4444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4.2678" calcext:value-type="float">
            <text:p>4.2678</text:p>
          </table:table-cell>
          <table:table-cell table:style-name="ce35" office:value-type="float" office:value="1085" calcext:value-type="float">
            <text:p>1085</text:p>
          </table:table-cell>
          <table:table-cell table:style-name="ce36" office:value-type="float" office:value="199.4" calcext:value-type="float">
            <text:p>199.4</text:p>
          </table:table-cell>
          <table:table-cell office:value-type="float" office:value="444" calcext:value-type="float">
            <text:p>444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6601.txt </text:p>
          </table:table-cell>
          <table:table-cell office:value-type="float" office:value="160" calcext:value-type="float">
            <text:p>160</text:p>
          </table:table-cell>
          <table:table-cell office:value-type="float" office:value="9.4727" calcext:value-type="float">
            <text:p>9.4727</text:p>
          </table:table-cell>
          <table:table-cell office:value-type="float" office:value="2181" calcext:value-type="float">
            <text:p>218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.5342" calcext:value-type="float">
            <text:p>5.5342</text:p>
          </table:table-cell>
          <table:table-cell office:value-type="float" office:value="271170" calcext:value-type="float">
            <text:p>271170</text:p>
          </table:table-cell>
          <table:table-cell office:value-type="float" office:value="2425" calcext:value-type="float">
            <text:p>2425</text:p>
          </table:table-cell>
          <table:table-cell office:value-type="float" office:value="2181.04" calcext:value-type="float">
            <text:p>2181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67.4213" calcext:value-type="float">
            <text:p>67.4213</text:p>
          </table:table-cell>
          <table:table-cell table:style-name="ce13" office:value-type="float" office:value="315461" calcext:value-type="float">
            <text:p>315461</text:p>
          </table:table-cell>
          <table:table-cell table:style-name="ce14" office:value-type="float" office:value="4850" calcext:value-type="float">
            <text:p>4850</text:p>
          </table:table-cell>
          <table:table-cell office:value-type="float" office:value="2488" calcext:value-type="float">
            <text:p>2488</text:p>
          </table:table-cell>
          <table:table-cell office:value-type="float" office:value="229.4725" calcext:value-type="float">
            <text:p>229.4725</text:p>
          </table:table-cell>
          <table:table-cell office:value-type="float" office:value="2181.19" calcext:value-type="float">
            <text:p>2181.1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3.5612" calcext:value-type="float">
            <text:p>3.5612</text:p>
          </table:table-cell>
          <table:table-cell table:style-name="ce17" office:value-type="float" office:value="206856" calcext:value-type="float">
            <text:p>206856</text:p>
          </table:table-cell>
          <table:table-cell table:style-name="ce18" office:value-type="float" office:value="2181.3" calcext:value-type="float">
            <text:p>2181.3</text:p>
          </table:table-cell>
          <table:table-cell office:value-type="float" office:value="2488" calcext:value-type="float">
            <text:p>2488</text:p>
          </table:table-cell>
          <table:table-cell table:style-name="ce20" office:value-type="float" office:value="294.8055" calcext:value-type="float">
            <text:p>294.8055</text:p>
          </table:table-cell>
          <table:table-cell office:value-type="float" office:value="2181.2" calcext:value-type="float">
            <text:p>2181.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5.4543" calcext:value-type="float">
            <text:p>5.4543</text:p>
          </table:table-cell>
          <table:table-cell table:style-name="ce22" office:value-type="float" office:value="289094" calcext:value-type="float">
            <text:p>289094</text:p>
          </table:table-cell>
          <table:table-cell table:style-name="ce23" office:value-type="float" office:value="2181.3" calcext:value-type="float">
            <text:p>2181.3</text:p>
          </table:table-cell>
          <table:table-cell office:value-type="float" office:value="226.7849" calcext:value-type="float">
            <text:p>226.7849</text:p>
          </table:table-cell>
          <table:table-cell office:value-type="float" office:value="2181.17" calcext:value-type="float">
            <text:p>2181.1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25.9361" calcext:value-type="float">
            <text:p>25.9361</text:p>
          </table:table-cell>
          <table:table-cell table:style-name="ce25" office:value-type="float" office:value="208239" calcext:value-type="float">
            <text:p>208239</text:p>
          </table:table-cell>
          <table:table-cell table:style-name="ce26" office:value-type="float" office:value="2181.3" calcext:value-type="float">
            <text:p>2181.3</text:p>
          </table:table-cell>
          <table:table-cell office:value-type="float" office:value="2488" calcext:value-type="float">
            <text:p>248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7292.txt </text:p>
          </table:table-cell>
          <table:table-cell office:value-type="float" office:value="64" calcext:value-type="float">
            <text:p>64</text:p>
          </table:table-cell>
          <table:table-cell office:value-type="float" office:value="46.4111" calcext:value-type="float">
            <text:p>46.4111</text:p>
          </table:table-cell>
          <table:table-cell office:value-type="float" office:value="1091.36" calcext:value-type="float">
            <text:p>1091.3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117.6136" calcext:value-type="float">
            <text:p>2117.6136</text:p>
          </table:table-cell>
          <table:table-cell office:value-type="float" office:value="123378864" calcext:value-type="float">
            <text:p>123378864</text:p>
          </table:table-cell>
          <table:table-cell office:value-type="float" office:value="1376.49" calcext:value-type="float">
            <text:p>1376.49</text:p>
          </table:table-cell>
          <table:table-cell office:value-type="float" office:value="1130.12" calcext:value-type="float">
            <text:p>1130.1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63" calcext:value-type="float">
            <text:p>1800.0163</text:p>
          </table:table-cell>
          <table:table-cell table:style-name="ce13" office:value-type="float" office:value="5240959" calcext:value-type="float">
            <text:p>5240959</text:p>
          </table:table-cell>
          <table:table-cell table:style-name="ce14" office:value-type="float" office:value="1376.49" calcext:value-type="float">
            <text:p>1376.49</text:p>
          </table:table-cell>
          <table:table-cell office:value-type="float" office:value="3528" calcext:value-type="float">
            <text:p>3528</text:p>
          </table:table-cell>
          <table:table-cell office:value-type="float" office:value="10.6414" calcext:value-type="float">
            <text:p>10.6414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76" calcext:value-type="float">
            <text:p>0.0876</text:p>
          </table:table-cell>
          <table:table-cell table:style-name="ce17" office:value-type="float" office:value="2989" calcext:value-type="float">
            <text:p>2989</text:p>
          </table:table-cell>
          <table:table-cell table:style-name="ce18" office:value-type="float" office:value="972" calcext:value-type="float">
            <text:p>972</text:p>
          </table:table-cell>
          <table:table-cell office:value-type="float" office:value="3528" calcext:value-type="float">
            <text:p>3528</text:p>
          </table:table-cell>
          <table:table-cell table:style-name="ce20" office:value-type="float" office:value="35.1447" calcext:value-type="float">
            <text:p>35.1447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844" calcext:value-type="float">
            <text:p>0.0844</text:p>
          </table:table-cell>
          <table:table-cell table:style-name="ce22" office:value-type="float" office:value="2405" calcext:value-type="float">
            <text:p>2405</text:p>
          </table:table-cell>
          <table:table-cell table:style-name="ce23" office:value-type="float" office:value="972" calcext:value-type="float">
            <text:p>972</text:p>
          </table:table-cell>
          <table:table-cell office:value-type="float" office:value="10.6236" calcext:value-type="float">
            <text:p>10.6236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1.2797" calcext:value-type="float">
            <text:p>1.2797</text:p>
          </table:table-cell>
          <table:table-cell table:style-name="ce25" office:value-type="float" office:value="1131" calcext:value-type="float">
            <text:p>1131</text:p>
          </table:table-cell>
          <table:table-cell table:style-name="ce26" office:value-type="float" office:value="972" calcext:value-type="float">
            <text:p>972</text:p>
          </table:table-cell>
          <table:table-cell office:value-type="float" office:value="3528" calcext:value-type="float">
            <text:p>352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21069.txt </text:p>
          </table:table-cell>
          <table:table-cell office:value-type="float" office:value="63" calcext:value-type="float">
            <text:p>63</text:p>
          </table:table-cell>
          <table:table-cell office:value-type="float" office:value="44.898" calcext:value-type="float">
            <text:p>44.898</text:p>
          </table:table-cell>
          <table:table-cell office:value-type="float" office:value="1230.77" calcext:value-type="float">
            <text:p>1230.7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298" calcext:value-type="float">
            <text:p>1800.0298</text:p>
          </table:table-cell>
          <table:table-cell office:value-type="float" office:value="123774665" calcext:value-type="float">
            <text:p>123774665</text:p>
          </table:table-cell>
          <table:table-cell office:value-type="float" office:value="1782" calcext:value-type="float">
            <text:p>1782</text:p>
          </table:table-cell>
          <table:table-cell office:value-type="float" office:value="1300.8" calcext:value-type="float">
            <text:p>1300.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12" calcext:value-type="float">
            <text:p>1800.0112</text:p>
          </table:table-cell>
          <table:table-cell table:style-name="ce13" office:value-type="float" office:value="15961067" calcext:value-type="float">
            <text:p>15961067</text:p>
          </table:table-cell>
          <table:table-cell table:style-name="ce14" office:value-type="float" office:value="2061.88" calcext:value-type="float">
            <text:p>2061.88</text:p>
          </table:table-cell>
          <table:table-cell office:value-type="float" office:value="1406" calcext:value-type="float">
            <text:p>1406</text:p>
          </table:table-cell>
          <table:table-cell office:value-type="float" office:value="13.3152" calcext:value-type="float">
            <text:p>13.3152</text:p>
          </table:table-cell>
          <table:table-cell office:value-type="float" office:value="977" calcext:value-type="float">
            <text:p>97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797" calcext:value-type="float">
            <text:p>0.0797</text:p>
          </table:table-cell>
          <table:table-cell table:style-name="ce17" office:value-type="float" office:value="2091" calcext:value-type="float">
            <text:p>2091</text:p>
          </table:table-cell>
          <table:table-cell table:style-name="ce18" office:value-type="float" office:value="977.32" calcext:value-type="float">
            <text:p>977.32</text:p>
          </table:table-cell>
          <table:table-cell office:value-type="float" office:value="1406" calcext:value-type="float">
            <text:p>1406</text:p>
          </table:table-cell>
          <table:table-cell table:style-name="ce20" office:value-type="float" office:value="20.4916" calcext:value-type="float">
            <text:p>20.4916</text:p>
          </table:table-cell>
          <table:table-cell office:value-type="float" office:value="977" calcext:value-type="float">
            <text:p>97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805" calcext:value-type="float">
            <text:p>0.0805</text:p>
          </table:table-cell>
          <table:table-cell table:style-name="ce22" office:value-type="float" office:value="1992" calcext:value-type="float">
            <text:p>1992</text:p>
          </table:table-cell>
          <table:table-cell table:style-name="ce23" office:value-type="float" office:value="977.32" calcext:value-type="float">
            <text:p>977.32</text:p>
          </table:table-cell>
          <table:table-cell office:value-type="float" office:value="13.0123" calcext:value-type="float">
            <text:p>13.0123</text:p>
          </table:table-cell>
          <table:table-cell office:value-type="float" office:value="977" calcext:value-type="float">
            <text:p>97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0.426" calcext:value-type="float">
            <text:p>0.426</text:p>
          </table:table-cell>
          <table:table-cell table:style-name="ce25" office:value-type="float" office:value="741" calcext:value-type="float">
            <text:p>741</text:p>
          </table:table-cell>
          <table:table-cell table:style-name="ce26" office:value-type="float" office:value="977.32" calcext:value-type="float">
            <text:p>977.32</text:p>
          </table:table-cell>
          <table:table-cell office:value-type="float" office:value="1406" calcext:value-type="float">
            <text:p>140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23697.txt </text:p>
          </table:table-cell>
          <table:table-cell office:value-type="float" office:value="59" calcext:value-type="float">
            <text:p>59</text:p>
          </table:table-cell>
          <table:table-cell office:value-type="float" office:value="48.2333" calcext:value-type="float">
            <text:p>48.2333</text:p>
          </table:table-cell>
          <table:table-cell office:value-type="float" office:value="887.25" calcext:value-type="float">
            <text:p>887.2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3.5772" calcext:value-type="float">
            <text:p>1803.5772</text:p>
          </table:table-cell>
          <table:table-cell office:value-type="float" office:value="244348454" calcext:value-type="float">
            <text:p>244348454</text:p>
          </table:table-cell>
          <table:table-cell office:value-type="float" office:value="1672.5" calcext:value-type="float">
            <text:p>1672.5</text:p>
          </table:table-cell>
          <table:table-cell office:value-type="float" office:value="947.25" calcext:value-type="float">
            <text:p>947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214" calcext:value-type="float">
            <text:p>1800.0214</text:p>
          </table:table-cell>
          <table:table-cell table:style-name="ce13" office:value-type="float" office:value="30612100" calcext:value-type="float">
            <text:p>30612100</text:p>
          </table:table-cell>
          <table:table-cell table:style-name="ce14" office:value-type="float" office:value="1637.25" calcext:value-type="float">
            <text:p>1637.25</text:p>
          </table:table-cell>
          <table:table-cell office:value-type="float" office:value="1920" calcext:value-type="float">
            <text:p>1920</text:p>
          </table:table-cell>
          <table:table-cell office:value-type="float" office:value="9.5041" calcext:value-type="float">
            <text:p>9.5041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52" calcext:value-type="float">
            <text:p>0.052</text:p>
          </table:table-cell>
          <table:table-cell table:style-name="ce17" office:value-type="float" office:value="948" calcext:value-type="float">
            <text:p>948</text:p>
          </table:table-cell>
          <table:table-cell table:style-name="ce18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table:style-name="ce20" office:value-type="float" office:value="18.7188" calcext:value-type="float">
            <text:p>18.7188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527" calcext:value-type="float">
            <text:p>0.0527</text:p>
          </table:table-cell>
          <table:table-cell table:style-name="ce22" office:value-type="float" office:value="1451" calcext:value-type="float">
            <text:p>1451</text:p>
          </table:table-cell>
          <table:table-cell table:style-name="ce23" office:value-type="float" office:value="867" calcext:value-type="float">
            <text:p>867</text:p>
          </table:table-cell>
          <table:table-cell office:value-type="float" office:value="9.3767" calcext:value-type="float">
            <text:p>9.3767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0.2389" calcext:value-type="float">
            <text:p>0.2389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office:value-type="float" office:value="300.6162" calcext:value-type="float">
            <text:p>300.6162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4.5334" calcext:value-type="float">
            <text:p>14.5334</text:p>
          </table:table-cell>
          <table:table-cell table:style-name="ce29" office:value-type="float" office:value="432" calcext:value-type="float">
            <text:p>432</text:p>
          </table:table-cell>
          <table:table-cell table:style-name="ce30" office:value-type="float" office:value="867" calcext:value-type="float">
            <text:p>867</text:p>
          </table:table-cell>
          <table:table-cell office:value-type="float" office:value="5215" calcext:value-type="float">
            <text:p>5215</text:p>
          </table:table-cell>
          <table:table-cell office:value-type="float" office:value="263.9881" calcext:value-type="float">
            <text:p>263.9881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5.2342" calcext:value-type="float">
            <text:p>5.2342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office:value-type="float" office:value="2968" calcext:value-type="float">
            <text:p>2968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24601.txt </text:p>
          </table:table-cell>
          <table:table-cell office:value-type="float" office:value="63" calcext:value-type="float">
            <text:p>63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1846.88" calcext:value-type="float">
            <text:p>1846.88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049.1964" calcext:value-type="float">
            <text:p>2049.1964</text:p>
          </table:table-cell>
          <table:table-cell office:value-type="float" office:value="116456758" calcext:value-type="float">
            <text:p>116456758</text:p>
          </table:table-cell>
          <table:table-cell table:number-columns-repeated="2" office:value-type="float" office:value="1894" calcext:value-type="float">
            <text:p>189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94" calcext:value-type="float">
            <text:p>1800.0194</text:p>
          </table:table-cell>
          <table:table-cell table:style-name="ce13" office:value-type="float" office:value="5502349" calcext:value-type="float">
            <text:p>5502349</text:p>
          </table:table-cell>
          <table:table-cell table:style-name="ce14" office:value-type="float" office:value="1894" calcext:value-type="float">
            <text:p>1894</text:p>
          </table:table-cell>
          <table:table-cell office:value-type="float" office:value="3782" calcext:value-type="float">
            <text:p>3782</text:p>
          </table:table-cell>
          <table:table-cell office:value-type="float" office:value="9.9008" calcext:value-type="float">
            <text:p>9.9008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25" calcext:value-type="float">
            <text:p>0.0825</text:p>
          </table:table-cell>
          <table:table-cell table:style-name="ce17" office:value-type="float" office:value="2423" calcext:value-type="float">
            <text:p>2423</text:p>
          </table:table-cell>
          <table:table-cell table:style-name="ce18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style-name="ce20" office:value-type="float" office:value="39.2161" calcext:value-type="float">
            <text:p>39.2161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807" calcext:value-type="float">
            <text:p>0.0807</text:p>
          </table:table-cell>
          <table:table-cell table:style-name="ce22" office:value-type="float" office:value="2470" calcext:value-type="float">
            <text:p>2470</text:p>
          </table:table-cell>
          <table:table-cell table:style-name="ce23" office:value-type="float" office:value="964" calcext:value-type="float">
            <text:p>964</text:p>
          </table:table-cell>
          <table:table-cell office:value-type="float" office:value="9.8821" calcext:value-type="float">
            <text:p>9.8821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1.5983" calcext:value-type="float">
            <text:p>1.5983</text:p>
          </table:table-cell>
          <table:table-cell table:style-name="ce25" office:value-type="float" office:value="2201" calcext:value-type="float">
            <text:p>2201</text:p>
          </table:table-cell>
          <table:table-cell table:style-name="ce26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37781.txt </text:p>
          </table:table-cell>
          <table:table-cell office:value-type="float" office:value="63" calcext:value-type="float">
            <text:p>63</text:p>
          </table:table-cell>
          <table:table-cell office:value-type="float" office:value="39.3046" calcext:value-type="float">
            <text:p>39.3046</text:p>
          </table:table-cell>
          <table:table-cell office:value-type="float" office:value="1068.08" calcext:value-type="float">
            <text:p>1068.08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12" calcext:value-type="float">
            <text:p>1800.0112</text:p>
          </table:table-cell>
          <table:table-cell office:value-type="float" office:value="139843491" calcext:value-type="float">
            <text:p>139843491</text:p>
          </table:table-cell>
          <table:table-cell office:value-type="float" office:value="1560" calcext:value-type="float">
            <text:p>1560</text:p>
          </table:table-cell>
          <table:table-cell office:value-type="float" office:value="1132.83" calcext:value-type="float">
            <text:p>1132.8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03" calcext:value-type="float">
            <text:p>1800.0103</text:p>
          </table:table-cell>
          <table:table-cell table:style-name="ce13" office:value-type="float" office:value="18863933" calcext:value-type="float">
            <text:p>18863933</text:p>
          </table:table-cell>
          <table:table-cell table:style-name="ce14" office:value-type="float" office:value="1836.58" calcext:value-type="float">
            <text:p>1836.58</text:p>
          </table:table-cell>
          <table:table-cell office:value-type="float" office:value="1646" calcext:value-type="float">
            <text:p>1646</text:p>
          </table:table-cell>
          <table:table-cell office:value-type="float" office:value="11.3064" calcext:value-type="float">
            <text:p>11.3064</text:p>
          </table:table-cell>
          <table:table-cell office:value-type="float" office:value="897.05" calcext:value-type="float">
            <text:p>897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548" calcext:value-type="float">
            <text:p>0.0548</text:p>
          </table:table-cell>
          <table:table-cell table:style-name="ce17" office:value-type="float" office:value="811" calcext:value-type="float">
            <text:p>811</text:p>
          </table:table-cell>
          <table:table-cell table:style-name="ce18" office:value-type="float" office:value="897.05" calcext:value-type="float">
            <text:p>897.05</text:p>
          </table:table-cell>
          <table:table-cell office:value-type="float" office:value="1646" calcext:value-type="float">
            <text:p>1646</text:p>
          </table:table-cell>
          <table:table-cell table:style-name="ce20" office:value-type="float" office:value="18.5733" calcext:value-type="float">
            <text:p>18.5733</text:p>
          </table:table-cell>
          <table:table-cell office:value-type="float" office:value="897.05" calcext:value-type="float">
            <text:p>897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619" calcext:value-type="float">
            <text:p>0.0619</text:p>
          </table:table-cell>
          <table:table-cell table:style-name="ce22" office:value-type="float" office:value="811" calcext:value-type="float">
            <text:p>811</text:p>
          </table:table-cell>
          <table:table-cell table:style-name="ce23" office:value-type="float" office:value="897.05" calcext:value-type="float">
            <text:p>897.05</text:p>
          </table:table-cell>
          <table:table-cell office:value-type="float" office:value="11.2998" calcext:value-type="float">
            <text:p>11.2998</text:p>
          </table:table-cell>
          <table:table-cell office:value-type="float" office:value="897.05" calcext:value-type="float">
            <text:p>897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0.158" calcext:value-type="float">
            <text:p>0.158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897.05" calcext:value-type="float">
            <text:p>897.05</text:p>
          </table:table-cell>
          <table:table-cell office:value-type="float" office:value="1646" calcext:value-type="float">
            <text:p>164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4004.txt </text:p>
          </table:table-cell>
          <table:table-cell office:value-type="float" office:value="63" calcext:value-type="float">
            <text:p>63</text:p>
          </table:table-cell>
          <table:table-cell office:value-type="float" office:value="43.5626" calcext:value-type="float">
            <text:p>43.5626</text:p>
          </table:table-cell>
          <table:table-cell office:value-type="float" office:value="1414.2" calcext:value-type="float">
            <text:p>1414.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08" calcext:value-type="float">
            <text:p>1800.0108</text:p>
          </table:table-cell>
          <table:table-cell office:value-type="float" office:value="130925369" calcext:value-type="float">
            <text:p>130925369</text:p>
          </table:table-cell>
          <table:table-cell office:value-type="float" office:value="1729" calcext:value-type="float">
            <text:p>1729</text:p>
          </table:table-cell>
          <table:table-cell office:value-type="float" office:value="1558.85" calcext:value-type="float">
            <text:p>1558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25" calcext:value-type="float">
            <text:p>1800.0125</text:p>
          </table:table-cell>
          <table:table-cell table:style-name="ce13" office:value-type="float" office:value="13813073" calcext:value-type="float">
            <text:p>13813073</text:p>
          </table:table-cell>
          <table:table-cell table:style-name="ce14" office:value-type="float" office:value="2590.49" calcext:value-type="float">
            <text:p>2590.49</text:p>
          </table:table-cell>
          <table:table-cell office:value-type="float" office:value="1830" calcext:value-type="float">
            <text:p>1830</text:p>
          </table:table-cell>
          <table:table-cell office:value-type="float" office:value="11.8426" calcext:value-type="float">
            <text:p>11.8426</text:p>
          </table:table-cell>
          <table:table-cell office:value-type="float" office:value="956.03" calcext:value-type="float">
            <text:p>956.0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797" calcext:value-type="float">
            <text:p>0.0797</text:p>
          </table:table-cell>
          <table:table-cell table:style-name="ce17" office:value-type="float" office:value="1731" calcext:value-type="float">
            <text:p>1731</text:p>
          </table:table-cell>
          <table:table-cell table:style-name="ce18" office:value-type="float" office:value="956.24" calcext:value-type="float">
            <text:p>956.24</text:p>
          </table:table-cell>
          <table:table-cell office:value-type="float" office:value="1830" calcext:value-type="float">
            <text:p>1830</text:p>
          </table:table-cell>
          <table:table-cell table:style-name="ce20" office:value-type="float" office:value="23.1375" calcext:value-type="float">
            <text:p>23.1375</text:p>
          </table:table-cell>
          <table:table-cell office:value-type="float" office:value="956" calcext:value-type="float">
            <text:p>95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769" calcext:value-type="float">
            <text:p>0.0769</text:p>
          </table:table-cell>
          <table:table-cell table:style-name="ce22" office:value-type="float" office:value="1731" calcext:value-type="float">
            <text:p>1731</text:p>
          </table:table-cell>
          <table:table-cell table:style-name="ce23" office:value-type="float" office:value="956.24" calcext:value-type="float">
            <text:p>956.24</text:p>
          </table:table-cell>
          <table:table-cell office:value-type="float" office:value="11.7615" calcext:value-type="float">
            <text:p>11.7615</text:p>
          </table:table-cell>
          <table:table-cell office:value-type="float" office:value="956.01" calcext:value-type="float">
            <text:p>956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0.5899" calcext:value-type="float">
            <text:p>0.5899</text:p>
          </table:table-cell>
          <table:table-cell table:style-name="ce25" office:value-type="float" office:value="1563" calcext:value-type="float">
            <text:p>1563</text:p>
          </table:table-cell>
          <table:table-cell table:style-name="ce26" office:value-type="float" office:value="956.24" calcext:value-type="float">
            <text:p>956.24</text:p>
          </table:table-cell>
          <table:table-cell office:value-type="float" office:value="1830" calcext:value-type="float">
            <text:p>183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56458.txt </text:p>
          </table:table-cell>
          <table:table-cell office:value-type="float" office:value="63" calcext:value-type="float">
            <text:p>63</text:p>
          </table:table-cell>
          <table:table-cell office:value-type="float" office:value="47.8458" calcext:value-type="float">
            <text:p>47.8458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899" calcext:value-type="float">
            <text:p>1899</text:p>
          </table:table-cell>
          <table:table-cell office:value-type="float" office:value="2096.05" calcext:value-type="float">
            <text:p>2096.0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77" calcext:value-type="float">
            <text:p>1800.0177</text:p>
          </table:table-cell>
          <table:table-cell table:style-name="ce13" office:value-type="float" office:value="6391851" calcext:value-type="float">
            <text:p>6391851</text:p>
          </table:table-cell>
          <table:table-cell table:style-name="ce14" office:value-type="float" office:value="3175.53" calcext:value-type="float">
            <text:p>3175.53</text:p>
          </table:table-cell>
          <table:table-cell office:value-type="float" office:value="3456" calcext:value-type="float">
            <text:p>3456</text:p>
          </table:table-cell>
          <table:table-cell office:value-type="float" office:value="8.9847" calcext:value-type="float">
            <text:p>8.9847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77" calcext:value-type="float">
            <text:p>0.0877</text:p>
          </table:table-cell>
          <table:table-cell table:style-name="ce17" office:value-type="float" office:value="2505" calcext:value-type="float">
            <text:p>2505</text:p>
          </table:table-cell>
          <table:table-cell table:style-name="ce18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style-name="ce20" office:value-type="float" office:value="36.9309" calcext:value-type="float">
            <text:p>36.9309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841" calcext:value-type="float">
            <text:p>0.0841</text:p>
          </table:table-cell>
          <table:table-cell table:style-name="ce22" office:value-type="float" office:value="2632" calcext:value-type="float">
            <text:p>2632</text:p>
          </table:table-cell>
          <table:table-cell table:style-name="ce23" office:value-type="float" office:value="969" calcext:value-type="float">
            <text:p>969</text:p>
          </table:table-cell>
          <table:table-cell office:value-type="float" office:value="9.0335" calcext:value-type="float">
            <text:p>9.0335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1.4692" calcext:value-type="float">
            <text:p>1.4692</text:p>
          </table:table-cell>
          <table:table-cell table:style-name="ce25" office:value-type="float" office:value="1695" calcext:value-type="float">
            <text:p>1695</text:p>
          </table:table-cell>
          <table:table-cell table:style-name="ce26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58142.txt </text:p>
          </table:table-cell>
          <table:table-cell office:value-type="float" office:value="21" calcext:value-type="float">
            <text:p>21</text:p>
          </table:table-cell>
          <table:table-cell office:value-type="float" office:value="45.1247" calcext:value-type="float">
            <text:p>45.124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206" calcext:value-type="float">
            <text:p>0.1206</text:p>
          </table:table-cell>
          <table:table-cell office:value-type="float" office:value="10777" calcext:value-type="float">
            <text:p>10777</text:p>
          </table:table-cell>
          <table:table-cell office:value-type="float" office:value="199.79" calcext:value-type="float">
            <text:p>199.79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1715" calcext:value-type="float">
            <text:p>0.1715</text:p>
          </table:table-cell>
          <table:table-cell table:style-name="ce13" office:value-type="float" office:value="6596" calcext:value-type="float">
            <text:p>6596</text:p>
          </table:table-cell>
          <table:table-cell table:style-name="ce14" office:value-type="float" office:value="199" calcext:value-type="float">
            <text:p>199</text:p>
          </table:table-cell>
          <table:table-cell office:value-type="float" office:value="254" calcext:value-type="float">
            <text:p>254</text:p>
          </table:table-cell>
          <table:table-cell office:value-type="float" office:value="5.8367" calcext:value-type="float">
            <text:p>5.836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233" calcext:value-type="float">
            <text:p>0.0233</text:p>
          </table:table-cell>
          <table:table-cell table:style-name="ce17" office:value-type="float" office:value="251" calcext:value-type="float">
            <text:p>251</text:p>
          </table:table-cell>
          <table:table-cell table:style-name="ce18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table:style-name="ce20" office:value-type="float" office:value="6.7611" calcext:value-type="float">
            <text:p>6.7611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237" calcext:value-type="float">
            <text:p>0.0237</text:p>
          </table:table-cell>
          <table:table-cell table:style-name="ce22" office:value-type="float" office:value="251" calcext:value-type="float">
            <text:p>251</text:p>
          </table:table-cell>
          <table:table-cell table:style-name="ce23" office:value-type="float" office:value="109" calcext:value-type="float">
            <text:p>109</text:p>
          </table:table-cell>
          <table:table-cell office:value-type="float" office:value="6.0366" calcext:value-type="float">
            <text:p>6.0366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0.0215" calcext:value-type="float">
            <text:p>0.0215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8.7985" calcext:value-type="float">
            <text:p>8.7985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0.0571" calcext:value-type="float">
            <text:p>0.0571</text:p>
          </table:table-cell>
          <table:table-cell table:style-name="ce29" office:value-type="float" office:value="1" calcext:value-type="float">
            <text:p>1</text:p>
          </table:table-cell>
          <table:table-cell table:style-name="ce30" office:value-type="float" office:value="109" calcext:value-type="float">
            <text:p>109</text:p>
          </table:table-cell>
          <table:table-cell office:value-type="float" office:value="754" calcext:value-type="float">
            <text:p>754</text:p>
          </table:table-cell>
          <table:table-cell office:value-type="float" office:value="8.4967" calcext:value-type="float">
            <text:p>8.496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0.0906" calcext:value-type="float">
            <text:p>0.0906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756" calcext:value-type="float">
            <text:p>756</text:p>
          </table:table-cell>
          <table:table-cell office:value-type="float" office:value="254" calcext:value-type="float">
            <text:p>254</text:p>
          </table:table-cell>
          <table:table-cell office:value-type="float" office:value="9.0467" calcext:value-type="float">
            <text:p>9.046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754" calcext:value-type="float">
            <text:p>754</text:p>
          </table:table-cell>
          <table:table-cell office:value-type="float" office:value="254" calcext:value-type="float">
            <text:p>254</text:p>
          </table:table-cell>
          <table:table-cell office:value-type="float" office:value="9.3046" calcext:value-type="float">
            <text:p>9.3046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0.1006" calcext:value-type="float">
            <text:p>0.1006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6273.txt </text:p>
          </table:table-cell>
          <table:table-cell office:value-type="float" office:value="63" calcext:value-type="float">
            <text:p>63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1894" calcext:value-type="float">
            <text:p>189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521.3125" calcext:value-type="float">
            <text:p>2521.3125</text:p>
          </table:table-cell>
          <table:table-cell office:value-type="float" office:value="116685334" calcext:value-type="float">
            <text:p>116685334</text:p>
          </table:table-cell>
          <table:table-cell office:value-type="float" office:value="1894" calcext:value-type="float">
            <text:p>1894</text:p>
          </table:table-cell>
          <table:table-cell office:value-type="float" office:value="2364.81" calcext:value-type="float">
            <text:p>2364.8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69" calcext:value-type="float">
            <text:p>1800.0169</text:p>
          </table:table-cell>
          <table:table-cell table:style-name="ce13" office:value-type="float" office:value="5515300" calcext:value-type="float">
            <text:p>5515300</text:p>
          </table:table-cell>
          <table:table-cell table:style-name="ce14" office:value-type="float" office:value="3735.41" calcext:value-type="float">
            <text:p>3735.41</text:p>
          </table:table-cell>
          <table:table-cell office:value-type="float" office:value="3782" calcext:value-type="float">
            <text:p>3782</text:p>
          </table:table-cell>
          <table:table-cell office:value-type="float" office:value="9.9581" calcext:value-type="float">
            <text:p>9.9581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33" calcext:value-type="float">
            <text:p>0.0833</text:p>
          </table:table-cell>
          <table:table-cell table:style-name="ce17" office:value-type="float" office:value="2500" calcext:value-type="float">
            <text:p>2500</text:p>
          </table:table-cell>
          <table:table-cell table:style-name="ce18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style-name="ce20" office:value-type="float" office:value="40.2107" calcext:value-type="float">
            <text:p>40.2107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974" calcext:value-type="float">
            <text:p>0.0974</text:p>
          </table:table-cell>
          <table:table-cell table:style-name="ce22" office:value-type="float" office:value="2757" calcext:value-type="float">
            <text:p>2757</text:p>
          </table:table-cell>
          <table:table-cell table:style-name="ce23" office:value-type="float" office:value="964" calcext:value-type="float">
            <text:p>964</text:p>
          </table:table-cell>
          <table:table-cell office:value-type="float" office:value="9.8774" calcext:value-type="float">
            <text:p>9.8774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1.5503" calcext:value-type="float">
            <text:p>1.5503</text:p>
          </table:table-cell>
          <table:table-cell table:style-name="ce25" office:value-type="float" office:value="2221" calcext:value-type="float">
            <text:p>2221</text:p>
          </table:table-cell>
          <table:table-cell table:style-name="ce26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68145.txt </text:p>
          </table:table-cell>
          <table:table-cell office:value-type="float" office:value="63" calcext:value-type="float">
            <text:p>63</text:p>
          </table:table-cell>
          <table:table-cell office:value-type="float" office:value="16.4021" calcext:value-type="float">
            <text:p>16.4021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2489" calcext:value-type="float">
            <text:p>0.2489</text:p>
          </table:table-cell>
          <table:table-cell office:value-type="float" office:value="12818" calcext:value-type="float">
            <text:p>12818</text:p>
          </table:table-cell>
          <table:table-cell office:value-type="float" office:value="574.76" calcext:value-type="float">
            <text:p>574.76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7661" calcext:value-type="float">
            <text:p>0.7661</text:p>
          </table:table-cell>
          <table:table-cell table:style-name="ce13" office:value-type="float" office:value="8308" calcext:value-type="float">
            <text:p>8308</text:p>
          </table:table-cell>
          <table:table-cell table:style-name="ce14" office:value-type="float" office:value="557.5" calcext:value-type="float">
            <text:p>557.5</text:p>
          </table:table-cell>
          <table:table-cell office:value-type="float" office:value="832" calcext:value-type="float">
            <text:p>832</text:p>
          </table:table-cell>
          <table:table-cell office:value-type="float" office:value="12.5864" calcext:value-type="float">
            <text:p>12.5864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389" calcext:value-type="float">
            <text:p>0.0389</text:p>
          </table:table-cell>
          <table:table-cell table:style-name="ce17" office:value-type="float" office:value="1000" calcext:value-type="float">
            <text:p>1000</text:p>
          </table:table-cell>
          <table:table-cell table:style-name="ce18" office:value-type="float" office:value="416.53" calcext:value-type="float">
            <text:p>416.53</text:p>
          </table:table-cell>
          <table:table-cell office:value-type="float" office:value="832" calcext:value-type="float">
            <text:p>832</text:p>
          </table:table-cell>
          <table:table-cell table:style-name="ce20" office:value-type="float" office:value="15.3279" calcext:value-type="float">
            <text:p>15.3279</text:p>
          </table:table-cell>
          <table:table-cell office:value-type="float" office:value="416.01" calcext:value-type="float">
            <text:p>416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394" calcext:value-type="float">
            <text:p>0.0394</text:p>
          </table:table-cell>
          <table:table-cell table:style-name="ce22" office:value-type="float" office:value="1004" calcext:value-type="float">
            <text:p>1004</text:p>
          </table:table-cell>
          <table:table-cell table:style-name="ce23" office:value-type="float" office:value="416.53" calcext:value-type="float">
            <text:p>416.53</text:p>
          </table:table-cell>
          <table:table-cell office:value-type="float" office:value="12.5212" calcext:value-type="float">
            <text:p>12.5212</text:p>
          </table:table-cell>
          <table:table-cell office:value-type="float" office:value="416.03" calcext:value-type="float">
            <text:p>416.0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0.1261" calcext:value-type="float">
            <text:p>0.1261</text:p>
          </table:table-cell>
          <table:table-cell table:style-name="ce25" office:value-type="float" office:value="119" calcext:value-type="float">
            <text:p>119</text:p>
          </table:table-cell>
          <table:table-cell table:style-name="ce26" office:value-type="float" office:value="416.53" calcext:value-type="float">
            <text:p>416.53</text:p>
          </table:table-cell>
          <table:table-cell office:value-type="float" office:value="832" calcext:value-type="float">
            <text:p>83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70529.txt </text:p>
          </table:table-cell>
          <table:table-cell office:value-type="float" office:value="33" calcext:value-type="float">
            <text:p>33</text:p>
          </table:table-cell>
          <table:table-cell office:value-type="float" office:value="25.3444" calcext:value-type="float">
            <text:p>25.3444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3.3337" calcext:value-type="float">
            <text:p>3.3337</text:p>
          </table:table-cell>
          <table:table-cell office:value-type="float" office:value="585811" calcext:value-type="float">
            <text:p>585811</text:p>
          </table:table-cell>
          <table:table-cell office:value-type="float" office:value="202.88" calcext:value-type="float">
            <text:p>202.88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4.298" calcext:value-type="float">
            <text:p>4.298</text:p>
          </table:table-cell>
          <table:table-cell table:style-name="ce13" office:value-type="float" office:value="587134" calcext:value-type="float">
            <text:p>587134</text:p>
          </table:table-cell>
          <table:table-cell table:style-name="ce14" office:value-type="float" office:value="199.09" calcext:value-type="float">
            <text:p>199.09</text:p>
          </table:table-cell>
          <table:table-cell office:value-type="float" office:value="240" calcext:value-type="float">
            <text:p>240</text:p>
          </table:table-cell>
          <table:table-cell office:value-type="float" office:value="6.0459" calcext:value-type="float">
            <text:p>6.0459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6652" calcext:value-type="float">
            <text:p>0.6652</text:p>
          </table:table-cell>
          <table:table-cell table:style-name="ce17" office:value-type="float" office:value="75337" calcext:value-type="float">
            <text:p>75337</text:p>
          </table:table-cell>
          <table:table-cell table:style-name="ce18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table:style-name="ce20" office:value-type="float" office:value="6.5817" calcext:value-type="float">
            <text:p>6.5817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0667" calcext:value-type="float">
            <text:p>1.0667</text:p>
          </table:table-cell>
          <table:table-cell table:style-name="ce22" office:value-type="float" office:value="141376" calcext:value-type="float">
            <text:p>141376</text:p>
          </table:table-cell>
          <table:table-cell table:style-name="ce23" office:value-type="float" office:value="155.25" calcext:value-type="float">
            <text:p>155.25</text:p>
          </table:table-cell>
          <table:table-cell office:value-type="float" office:value="6.5941" calcext:value-type="float">
            <text:p>6.5941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1.2184" calcext:value-type="float">
            <text:p>1.2184</text:p>
          </table:table-cell>
          <table:table-cell table:style-name="ce25" office:value-type="float" office:value="69996" calcext:value-type="float">
            <text:p>69996</text:p>
          </table:table-cell>
          <table:table-cell table:style-name="ce26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19.9887" calcext:value-type="float">
            <text:p>19.9887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5.8908" calcext:value-type="float">
            <text:p>15.8908</text:p>
          </table:table-cell>
          <table:table-cell table:style-name="ce29" office:value-type="float" office:value="130223" calcext:value-type="float">
            <text:p>130223</text:p>
          </table:table-cell>
          <table:table-cell table:style-name="ce30" office:value-type="float" office:value="155.25" calcext:value-type="float">
            <text:p>155.25</text:p>
          </table:table-cell>
          <table:table-cell office:value-type="float" office:value="0" calcext:value-type="float">
            <text:p>0</text:p>
          </table:table-cell>
          <table:table-cell office:value-type="float" office:value="16.9859" calcext:value-type="float">
            <text:p>16.9859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9.0332" calcext:value-type="float">
            <text:p>19.0332</text:p>
          </table:table-cell>
          <table:table-cell table:style-name="ce32" office:value-type="float" office:value="228227" calcext:value-type="float">
            <text:p>228227</text:p>
          </table:table-cell>
          <table:table-cell table:style-name="ce33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0.3609" calcext:value-type="float">
            <text:p>20.3609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7.2851" calcext:value-type="float">
            <text:p>27.2851</text:p>
          </table:table-cell>
          <table:table-cell office:value-type="float" office:value="512892" calcext:value-type="float">
            <text:p>512892</text:p>
          </table:table-cell>
          <table:table-cell office:value-type="float" office:value="155.25" calcext:value-type="float">
            <text:p>155.25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0.8121" calcext:value-type="float">
            <text:p>20.8121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5.3166" calcext:value-type="float">
            <text:p>15.3166</text:p>
          </table:table-cell>
          <table:table-cell table:style-name="ce35" office:value-type="float" office:value="201034" calcext:value-type="float">
            <text:p>201034</text:p>
          </table:table-cell>
          <table:table-cell table:style-name="ce36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74199.txt </text:p>
          </table:table-cell>
          <table:table-cell office:value-type="float" office:value="62" calcext:value-type="float">
            <text:p>62</text:p>
          </table:table-cell>
          <table:table-cell office:value-type="float" office:value="47.9448" calcext:value-type="float">
            <text:p>47.9448</text:p>
          </table:table-cell>
          <table:table-cell table:number-columns-repeated="4" office:value-type="string" calcext:value-type="string">
            <text:p><text:s text:c="2"/></text:p>
          </table:table-cell>
          <table:table-cell table:number-columns-repeated="2" office:value-type="float" office:value="1843" calcext:value-type="float">
            <text:p>184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18" calcext:value-type="float">
            <text:p>1800.0118</text:p>
          </table:table-cell>
          <table:table-cell table:style-name="ce13" office:value-type="float" office:value="36575016" calcext:value-type="float">
            <text:p>36575016</text:p>
          </table:table-cell>
          <table:table-cell table:style-name="ce14" office:value-type="float" office:value="1843" calcext:value-type="float">
            <text:p>1843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16" office:value-type="string" calcext:value-type="string">
            <text:p><text:s text:c="2"/></text:p>
          </table:table-cell>
          <table:table-cell table:style-name="ce17" office:value-type="string" calcext:value-type="string">
            <text:p><text:s text:c="2"/></text:p>
          </table:table-cell>
          <table:table-cell table:style-name="ce18" office:value-type="float" office:value="943.25" calcext:value-type="float">
            <text:p>943.25</text:p>
          </table:table-cell>
          <table:table-cell office:value-type="float" office:value="848" calcext:value-type="float">
            <text:p>848</text:p>
          </table:table-cell>
          <table:table-cell table:style-name="ce20" office:value-type="float" office:value="11.769" calcext:value-type="float">
            <text:p>11.769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2232.5261" calcext:value-type="float">
            <text:p>2232.5261</text:p>
          </table:table-cell>
          <table:table-cell table:style-name="ce22" office:value-type="float" office:value="136808421" calcext:value-type="float">
            <text:p>136808421</text:p>
          </table:table-cell>
          <table:table-cell table:style-name="ce23" office:value-type="float" office:value="943.25" calcext:value-type="float">
            <text:p>943.25</text:p>
          </table:table-cell>
          <table:table-cell office:value-type="float" office:value="8.3947" calcext:value-type="float">
            <text:p>8.3947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4" office:value-type="float" office:value="1800.0116" calcext:value-type="float">
            <text:p>1800.0116</text:p>
          </table:table-cell>
          <table:table-cell table:style-name="ce25" office:value-type="float" office:value="57984520" calcext:value-type="float">
            <text:p>57984520</text:p>
          </table:table-cell>
          <table:table-cell table:style-name="ce26" office:value-type="float" office:value="943.25" calcext:value-type="float">
            <text:p>943.25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77105.txt </text:p>
          </table:table-cell>
          <table:table-cell office:value-type="float" office:value="63" calcext:value-type="float">
            <text:p>63</text:p>
          </table:table-cell>
          <table:table-cell office:value-type="float" office:value="47.8458" calcext:value-type="float">
            <text:p>47.8458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899" calcext:value-type="float">
            <text:p>1899</text:p>
          </table:table-cell>
          <table:table-cell office:value-type="float" office:value="2096.05" calcext:value-type="float">
            <text:p>2096.0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46" calcext:value-type="float">
            <text:p>1800.0146</text:p>
          </table:table-cell>
          <table:table-cell table:style-name="ce13" office:value-type="float" office:value="6377918" calcext:value-type="float">
            <text:p>6377918</text:p>
          </table:table-cell>
          <table:table-cell table:style-name="ce14" office:value-type="float" office:value="3175.53" calcext:value-type="float">
            <text:p>3175.53</text:p>
          </table:table-cell>
          <table:table-cell office:value-type="float" office:value="3456" calcext:value-type="float">
            <text:p>3456</text:p>
          </table:table-cell>
          <table:table-cell office:value-type="float" office:value="9.0702" calcext:value-type="float">
            <text:p>9.0702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38" calcext:value-type="float">
            <text:p>0.0838</text:p>
          </table:table-cell>
          <table:table-cell table:style-name="ce17" office:value-type="float" office:value="2505" calcext:value-type="float">
            <text:p>2505</text:p>
          </table:table-cell>
          <table:table-cell table:style-name="ce18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style-name="ce20" office:value-type="float" office:value="34.5448" calcext:value-type="float">
            <text:p>34.5448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856" calcext:value-type="float">
            <text:p>0.0856</text:p>
          </table:table-cell>
          <table:table-cell table:style-name="ce22" office:value-type="float" office:value="2632" calcext:value-type="float">
            <text:p>2632</text:p>
          </table:table-cell>
          <table:table-cell table:style-name="ce23" office:value-type="float" office:value="969" calcext:value-type="float">
            <text:p>969</text:p>
          </table:table-cell>
          <table:table-cell office:value-type="float" office:value="8.9358" calcext:value-type="float">
            <text:p>8.9358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1.458" calcext:value-type="float">
            <text:p>1.458</text:p>
          </table:table-cell>
          <table:table-cell table:style-name="ce25" office:value-type="float" office:value="1695" calcext:value-type="float">
            <text:p>1695</text:p>
          </table:table-cell>
          <table:table-cell table:style-name="ce26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81911.txt </text:p>
          </table:table-cell>
          <table:table-cell office:value-type="float" office:value="63" calcext:value-type="float">
            <text:p>63</text:p>
          </table:table-cell>
          <table:table-cell office:value-type="float" office:value="48.0978" calcext:value-type="float">
            <text:p>48.0978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909" calcext:value-type="float">
            <text:p>1909</text:p>
          </table:table-cell>
          <table:table-cell office:value-type="float" office:value="2122.99" calcext:value-type="float">
            <text:p>2122.9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26" calcext:value-type="float">
            <text:p>1800.0126</text:p>
          </table:table-cell>
          <table:table-cell table:style-name="ce13" office:value-type="float" office:value="12125085" calcext:value-type="float">
            <text:p>12125085</text:p>
          </table:table-cell>
          <table:table-cell table:style-name="ce14" office:value-type="float" office:value="3818" calcext:value-type="float">
            <text:p>3818</text:p>
          </table:table-cell>
          <table:table-cell office:value-type="float" office:value="2816" calcext:value-type="float">
            <text:p>2816</text:p>
          </table:table-cell>
          <table:table-cell office:value-type="float" office:value="10.4588" calcext:value-type="float">
            <text:p>10.4588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592" calcext:value-type="float">
            <text:p>0.0592</text:p>
          </table:table-cell>
          <table:table-cell table:style-name="ce17" office:value-type="float" office:value="1451" calcext:value-type="float">
            <text:p>1451</text:p>
          </table:table-cell>
          <table:table-cell table:style-name="ce18" office:value-type="float" office:value="979" calcext:value-type="float">
            <text:p>979</text:p>
          </table:table-cell>
          <table:table-cell office:value-type="float" office:value="2816" calcext:value-type="float">
            <text:p>2816</text:p>
          </table:table-cell>
          <table:table-cell table:style-name="ce20" office:value-type="float" office:value="31.8335" calcext:value-type="float">
            <text:p>31.8335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596" calcext:value-type="float">
            <text:p>0.0596</text:p>
          </table:table-cell>
          <table:table-cell table:style-name="ce22" office:value-type="float" office:value="1451" calcext:value-type="float">
            <text:p>1451</text:p>
          </table:table-cell>
          <table:table-cell table:style-name="ce23" office:value-type="float" office:value="979" calcext:value-type="float">
            <text:p>979</text:p>
          </table:table-cell>
          <table:table-cell office:value-type="float" office:value="10.4197" calcext:value-type="float">
            <text:p>10.4197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1.1808" calcext:value-type="float">
            <text:p>1.1808</text:p>
          </table:table-cell>
          <table:table-cell table:style-name="ce25" office:value-type="float" office:value="1898" calcext:value-type="float">
            <text:p>1898</text:p>
          </table:table-cell>
          <table:table-cell table:style-name="ce26" office:value-type="float" office:value="979" calcext:value-type="float">
            <text:p>979</text:p>
          </table:table-cell>
          <table:table-cell office:value-type="float" office:value="2816" calcext:value-type="float">
            <text:p>281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85962.txt </text:p>
          </table:table-cell>
          <table:table-cell office:value-type="float" office:value="64" calcext:value-type="float">
            <text:p>64</text:p>
          </table:table-cell>
          <table:table-cell office:value-type="float" office:value="43.9209" calcext:value-type="float">
            <text:p>43.9209</text:p>
          </table:table-cell>
          <table:table-cell office:value-type="float" office:value="1103.67" calcext:value-type="float">
            <text:p>1103.6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4.7152" calcext:value-type="float">
            <text:p>1834.7152</text:p>
          </table:table-cell>
          <table:table-cell office:value-type="float" office:value="152086026" calcext:value-type="float">
            <text:p>152086026</text:p>
          </table:table-cell>
          <table:table-cell office:value-type="float" office:value="1532.72" calcext:value-type="float">
            <text:p>1532.72</text:p>
          </table:table-cell>
          <table:table-cell office:value-type="float" office:value="1170.1" calcext:value-type="float">
            <text:p>1170.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54" calcext:value-type="float">
            <text:p>1800.0154</text:p>
          </table:table-cell>
          <table:table-cell table:style-name="ce13" office:value-type="float" office:value="5279021" calcext:value-type="float">
            <text:p>5279021</text:p>
          </table:table-cell>
          <table:table-cell table:style-name="ce14" office:value-type="float" office:value="1532.72" calcext:value-type="float">
            <text:p>1532.72</text:p>
          </table:table-cell>
          <table:table-cell office:value-type="float" office:value="3714" calcext:value-type="float">
            <text:p>3714</text:p>
          </table:table-cell>
          <table:table-cell office:value-type="float" office:value="10.7612" calcext:value-type="float">
            <text:p>10.7612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991" calcext:value-type="float">
            <text:p>0.0991</text:p>
          </table:table-cell>
          <table:table-cell table:style-name="ce17" office:value-type="float" office:value="2511" calcext:value-type="float">
            <text:p>2511</text:p>
          </table:table-cell>
          <table:table-cell table:style-name="ce18" office:value-type="float" office:value="929" calcext:value-type="float">
            <text:p>929</text:p>
          </table:table-cell>
          <table:table-cell office:value-type="float" office:value="3714" calcext:value-type="float">
            <text:p>3714</text:p>
          </table:table-cell>
          <table:table-cell table:style-name="ce20" office:value-type="float" office:value="44.7587" calcext:value-type="float">
            <text:p>44.7587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691" calcext:value-type="float">
            <text:p>0.0691</text:p>
          </table:table-cell>
          <table:table-cell table:style-name="ce22" office:value-type="float" office:value="1170" calcext:value-type="float">
            <text:p>1170</text:p>
          </table:table-cell>
          <table:table-cell table:style-name="ce23" office:value-type="float" office:value="929" calcext:value-type="float">
            <text:p>929</text:p>
          </table:table-cell>
          <table:table-cell office:value-type="float" office:value="10.785" calcext:value-type="float">
            <text:p>10.785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1.3413" calcext:value-type="float">
            <text:p>1.3413</text:p>
          </table:table-cell>
          <table:table-cell table:style-name="ce25" office:value-type="float" office:value="2082" calcext:value-type="float">
            <text:p>2082</text:p>
          </table:table-cell>
          <table:table-cell table:style-name="ce26" office:value-type="float" office:value="929" calcext:value-type="float">
            <text:p>929</text:p>
          </table:table-cell>
          <table:table-cell office:value-type="float" office:value="3714" calcext:value-type="float">
            <text:p>371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table:style-name="ce4" office:value-type="string" calcext:value-type="string">
            <text:p>bcc86501.txt </text:p>
          </table:table-cell>
          <table:table-cell office:value-type="float" office:value="67" calcext:value-type="float">
            <text:p>67</text:p>
          </table:table-cell>
          <table:table-cell office:value-type="float" office:value="20.6059" calcext:value-type="float">
            <text:p>20.6059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604.9" calcext:value-type="float">
            <text:p>1604.9</text:p>
          </table:table-cell>
          <table:table-cell office:value-type="float" office:value="663.16" calcext:value-type="float">
            <text:p>663.1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5.1088" calcext:value-type="float">
            <text:p>1805.1088</text:p>
          </table:table-cell>
          <table:table-cell table:style-name="ce13" office:value-type="float" office:value="133637322" calcext:value-type="float">
            <text:p>133637322</text:p>
          </table:table-cell>
          <table:table-cell table:style-name="ce14" office:value-type="float" office:value="925" calcext:value-type="float">
            <text:p>925</text:p>
          </table:table-cell>
          <table:table-cell office:value-type="float" office:value="238" calcext:value-type="float">
            <text:p>238</text:p>
          </table:table-cell>
          <table:table-cell office:value-type="float" office:value="14.0581" calcext:value-type="float">
            <text:p>14.0581</text:p>
          </table:table-cell>
          <table:table-cell office:value-type="float" office:value="494.25" calcext:value-type="float">
            <text:p>49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2114.906" calcext:value-type="float">
            <text:p>2114.906</text:p>
          </table:table-cell>
          <table:table-cell table:style-name="ce17" office:value-type="float" office:value="250014852" calcext:value-type="float">
            <text:p>250014852</text:p>
          </table:table-cell>
          <table:table-cell table:style-name="ce18" office:value-type="float" office:value="494.9" calcext:value-type="float">
            <text:p>494.9</text:p>
          </table:table-cell>
          <table:table-cell office:value-type="float" office:value="238" calcext:value-type="float">
            <text:p>238</text:p>
          </table:table-cell>
          <table:table-cell table:style-name="ce20" office:value-type="string" calcext:value-type="string">
            <text:p><text:s text:c="2"/>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21" office:value-type="string" calcext:value-type="string">
            <text:p><text:s text:c="2"/></text:p>
          </table:table-cell>
          <table:table-cell table:style-name="ce22" office:value-type="string" calcext:value-type="string">
            <text:p><text:s text:c="2"/></text:p>
          </table:table-cell>
          <table:table-cell table:style-name="ce23" office:value-type="float" office:value="494.9" calcext:value-type="float">
            <text:p>494.9</text:p>
          </table:table-cell>
          <table:table-cell office:value-type="float" office:value="14.0587" calcext:value-type="float">
            <text:p>14.0587</text:p>
          </table:table-cell>
          <table:table-cell office:value-type="float" office:value="494.25" calcext:value-type="float">
            <text:p>49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4" office:value-type="float" office:value="2080.7612" calcext:value-type="float">
            <text:p>2080.7612</text:p>
          </table:table-cell>
          <table:table-cell table:style-name="ce25" office:value-type="float" office:value="179564962" calcext:value-type="float">
            <text:p>179564962</text:p>
          </table:table-cell>
          <table:table-cell table:style-name="ce26" office:value-type="float" office:value="494.9" calcext:value-type="float">
            <text:p>494.9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86527.txt </text:p>
          </table:table-cell>
          <table:table-cell office:value-type="float" office:value="78" calcext:value-type="float">
            <text:p>78</text:p>
          </table:table-cell>
          <table:table-cell office:value-type="float" office:value="9.3688" calcext:value-type="float">
            <text:p>9.3688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725.7" calcext:value-type="float">
            <text:p>725.7</text:p>
          </table:table-cell>
          <table:table-cell office:value-type="float" office:value="347.01" calcext:value-type="float">
            <text:p>347.0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22" calcext:value-type="float">
            <text:p>1800.0122</text:p>
          </table:table-cell>
          <table:table-cell table:style-name="ce13" office:value-type="float" office:value="143786993" calcext:value-type="float">
            <text:p>143786993</text:p>
          </table:table-cell>
          <table:table-cell table:style-name="ce14" office:value-type="float" office:value="570" calcext:value-type="float">
            <text:p>570</text:p>
          </table:table-cell>
          <table:table-cell office:value-type="float" office:value="320" calcext:value-type="float">
            <text:p>320</text:p>
          </table:table-cell>
          <table:table-cell office:value-type="float" office:value="17.3302" calcext:value-type="float">
            <text:p>17.3302</text:p>
          </table:table-cell>
          <table:table-cell office:value-type="float" office:value="324.25" calcext:value-type="float">
            <text:p>32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2930.8475" calcext:value-type="float">
            <text:p>2930.8475</text:p>
          </table:table-cell>
          <table:table-cell table:style-name="ce17" office:value-type="float" office:value="167652178" calcext:value-type="float">
            <text:p>167652178</text:p>
          </table:table-cell>
          <table:table-cell table:style-name="ce18" office:value-type="float" office:value="327.37" calcext:value-type="float">
            <text:p>327.37</text:p>
          </table:table-cell>
          <table:table-cell office:value-type="float" office:value="320" calcext:value-type="float">
            <text:p>320</text:p>
          </table:table-cell>
          <table:table-cell table:style-name="ce20" office:value-type="string" calcext:value-type="string">
            <text:p><text:s text:c="2"/>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21" office:value-type="string" calcext:value-type="string">
            <text:p><text:s text:c="2"/></text:p>
          </table:table-cell>
          <table:table-cell table:style-name="ce22" office:value-type="string" calcext:value-type="string">
            <text:p><text:s text:c="2"/></text:p>
          </table:table-cell>
          <table:table-cell table:style-name="ce23" office:value-type="float" office:value="327.37" calcext:value-type="float">
            <text:p>327.37</text:p>
          </table:table-cell>
          <table:table-cell office:value-type="float" office:value="17.0625" calcext:value-type="float">
            <text:p>17.0625</text:p>
          </table:table-cell>
          <table:table-cell office:value-type="float" office:value="324.25" calcext:value-type="float">
            <text:p>32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4" office:value-type="float" office:value="1800.0061" calcext:value-type="float">
            <text:p>1800.0061</text:p>
          </table:table-cell>
          <table:table-cell table:style-name="ce25" office:value-type="float" office:value="169454448" calcext:value-type="float">
            <text:p>169454448</text:p>
          </table:table-cell>
          <table:table-cell table:style-name="ce26" office:value-type="float" office:value="327.37" calcext:value-type="float">
            <text:p>327.37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86695.txt </text:p>
          </table:table-cell>
          <table:table-cell office:value-type="float" office:value="268" calcext:value-type="float">
            <text:p>268</text:p>
          </table:table-cell>
          <table:table-cell office:value-type="float" office:value="1.2851" calcext:value-type="float">
            <text:p>1.2851</text:p>
          </table:table-cell>
          <table:table-cell office:value-type="float" office:value="702.1" calcext:value-type="float">
            <text:p>702.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55" calcext:value-type="float">
            <text:p>1800.0155</text:p>
          </table:table-cell>
          <table:table-cell office:value-type="float" office:value="102170048" calcext:value-type="float">
            <text:p>102170048</text:p>
          </table:table-cell>
          <table:table-cell office:value-type="float" office:value="777.79" calcext:value-type="float">
            <text:p>777.79</text:p>
          </table:table-cell>
          <table:table-cell office:value-type="float" office:value="704.44" calcext:value-type="float">
            <text:p>704.4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097" calcext:value-type="float">
            <text:p>1800.0097</text:p>
          </table:table-cell>
          <table:table-cell table:style-name="ce13" office:value-type="float" office:value="43352743" calcext:value-type="float">
            <text:p>43352743</text:p>
          </table:table-cell>
          <table:table-cell table:style-name="ce14" office:value-type="float" office:value="777.79" calcext:value-type="float">
            <text:p>777.79</text:p>
          </table:table-cell>
          <table:table-cell office:value-type="float" office:value="1244" calcext:value-type="float">
            <text:p>1244</text:p>
          </table:table-cell>
          <table:table-cell office:value-type="float" office:value="3679.5985" calcext:value-type="float">
            <text:p>3679.5985</text:p>
          </table:table-cell>
          <table:table-cell office:value-type="float" office:value="678.42" calcext:value-type="float">
            <text:p>678.4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48" calcext:value-type="float">
            <text:p>1800.0048</text:p>
          </table:table-cell>
          <table:table-cell table:style-name="ce17" office:value-type="float" office:value="98755918" calcext:value-type="float">
            <text:p>98755918</text:p>
          </table:table-cell>
          <table:table-cell table:style-name="ce18" office:value-type="float" office:value="690.19" calcext:value-type="float">
            <text:p>690.19</text:p>
          </table:table-cell>
          <table:table-cell office:value-type="float" office:value="1244" calcext:value-type="float">
            <text:p>1244</text:p>
          </table:table-cell>
          <table:table-cell table:style-name="ce20" office:value-type="float" office:value="3347.8592" calcext:value-type="float">
            <text:p>3347.8592</text:p>
          </table:table-cell>
          <table:table-cell office:value-type="float" office:value="678.43" calcext:value-type="float">
            <text:p>678.4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053" calcext:value-type="float">
            <text:p>1800.0053</text:p>
          </table:table-cell>
          <table:table-cell table:style-name="ce22" office:value-type="float" office:value="97588875" calcext:value-type="float">
            <text:p>97588875</text:p>
          </table:table-cell>
          <table:table-cell table:style-name="ce23" office:value-type="float" office:value="690.19" calcext:value-type="float">
            <text:p>690.19</text:p>
          </table:table-cell>
          <table:table-cell office:value-type="float" office:value="3716.6392" calcext:value-type="float">
            <text:p>3716.6392</text:p>
          </table:table-cell>
          <table:table-cell office:value-type="float" office:value="678.99" calcext:value-type="float">
            <text:p>678.9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4" office:value-type="float" office:value="1800.0076" calcext:value-type="float">
            <text:p>1800.0076</text:p>
          </table:table-cell>
          <table:table-cell table:style-name="ce25" office:value-type="float" office:value="39509443" calcext:value-type="float">
            <text:p>39509443</text:p>
          </table:table-cell>
          <table:table-cell table:style-name="ce26" office:value-type="float" office:value="690.19" calcext:value-type="float">
            <text:p>690.19</text:p>
          </table:table-cell>
          <table:table-cell office:value-type="float" office:value="1244" calcext:value-type="float">
            <text:p>124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e100_9.txt </text:p>
          </table:table-cell>
          <table:table-cell office:value-type="float" office:value="101" calcext:value-type="float">
            <text:p>101</text:p>
          </table:table-cell>
          <table:table-cell office:value-type="float" office:value="48.9854" calcext:value-type="float">
            <text:p>48.9854</text:p>
          </table:table-cell>
          <table:table-cell office:value-type="float" office:value="24548.59" calcext:value-type="float">
            <text:p>24548.5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29" calcext:value-type="float">
            <text:p>1800.0129</text:p>
          </table:table-cell>
          <table:table-cell office:value-type="float" office:value="60894008" calcext:value-type="float">
            <text:p>60894008</text:p>
          </table:table-cell>
          <table:table-cell office:value-type="float" office:value="36490.16" calcext:value-type="float">
            <text:p>36490.16</text:p>
          </table:table-cell>
          <table:table-cell office:value-type="float" office:value="26244.59" calcext:value-type="float">
            <text:p>26244.5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57" calcext:value-type="float">
            <text:p>1800.0157</text:p>
          </table:table-cell>
          <table:table-cell table:style-name="ce13" office:value-type="float" office:value="7670876" calcext:value-type="float">
            <text:p>7670876</text:p>
          </table:table-cell>
          <table:table-cell table:style-name="ce14" office:value-type="float" office:value="35838.4" calcext:value-type="float">
            <text:p>35838.4</text:p>
          </table:table-cell>
          <table:table-cell office:value-type="float" office:value="1808" calcext:value-type="float">
            <text:p>1808</text:p>
          </table:table-cell>
          <table:table-cell office:value-type="float" office:value="33.8046" calcext:value-type="float">
            <text:p>33.8046</text:p>
          </table:table-cell>
          <table:table-cell office:value-type="float" office:value="13295.09" calcext:value-type="float">
            <text:p>13295.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28.3896" calcext:value-type="float">
            <text:p>28.3896</text:p>
          </table:table-cell>
          <table:table-cell table:style-name="ce17" office:value-type="float" office:value="894839" calcext:value-type="float">
            <text:p>894839</text:p>
          </table:table-cell>
          <table:table-cell table:style-name="ce18" office:value-type="float" office:value="14725.67" calcext:value-type="float">
            <text:p>14725.67</text:p>
          </table:table-cell>
          <table:table-cell office:value-type="float" office:value="1808" calcext:value-type="float">
            <text:p>1808</text:p>
          </table:table-cell>
          <table:table-cell table:style-name="ce20" office:value-type="float" office:value="44.5671" calcext:value-type="float">
            <text:p>44.5671</text:p>
          </table:table-cell>
          <table:table-cell office:value-type="float" office:value="13294" calcext:value-type="float">
            <text:p>132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28.4679" calcext:value-type="float">
            <text:p>28.4679</text:p>
          </table:table-cell>
          <table:table-cell table:style-name="ce22" office:value-type="float" office:value="890222" calcext:value-type="float">
            <text:p>890222</text:p>
          </table:table-cell>
          <table:table-cell table:style-name="ce23" office:value-type="float" office:value="14725.67" calcext:value-type="float">
            <text:p>14725.67</text:p>
          </table:table-cell>
          <table:table-cell office:value-type="float" office:value="33.1025" calcext:value-type="float">
            <text:p>33.1025</text:p>
          </table:table-cell>
          <table:table-cell office:value-type="float" office:value="13295.27" calcext:value-type="float">
            <text:p>13295.2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196.2782" calcext:value-type="float">
            <text:p>196.2782</text:p>
          </table:table-cell>
          <table:table-cell table:style-name="ce25" office:value-type="float" office:value="854901" calcext:value-type="float">
            <text:p>854901</text:p>
          </table:table-cell>
          <table:table-cell table:style-name="ce26" office:value-type="float" office:value="14725.67" calcext:value-type="float">
            <text:p>14725.67</text:p>
          </table:table-cell>
          <table:table-cell office:value-type="float" office:value="1808" calcext:value-type="float">
            <text:p>180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e150_8_10.txt </text:p>
          </table:table-cell>
          <table:table-cell office:value-type="float" office:value="151" calcext:value-type="float">
            <text:p>151</text:p>
          </table:table-cell>
          <table:table-cell office:value-type="float" office:value="39.4369" calcext:value-type="float">
            <text:p>39.4369</text:p>
          </table:table-cell>
          <table:table-cell office:value-type="float" office:value="51819.45" calcext:value-type="float">
            <text:p>51819.4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04" calcext:value-type="float">
            <text:p>1800.0104</text:p>
          </table:table-cell>
          <table:table-cell office:value-type="float" office:value="36931893" calcext:value-type="float">
            <text:p>36931893</text:p>
          </table:table-cell>
          <table:table-cell office:value-type="float" office:value="69171.04" calcext:value-type="float">
            <text:p>69171.04</text:p>
          </table:table-cell>
          <table:table-cell office:value-type="float" office:value="54428.26" calcext:value-type="float">
            <text:p>54428.2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216" calcext:value-type="float">
            <text:p>1800.0216</text:p>
          </table:table-cell>
          <table:table-cell table:style-name="ce13" office:value-type="float" office:value="3338253" calcext:value-type="float">
            <text:p>3338253</text:p>
          </table:table-cell>
          <table:table-cell table:style-name="ce14" office:value-type="float" office:value="65846.98" calcext:value-type="float">
            <text:p>65846.98</text:p>
          </table:table-cell>
          <table:table-cell office:value-type="float" office:value="2794" calcext:value-type="float">
            <text:p>2794</text:p>
          </table:table-cell>
          <table:table-cell office:value-type="float" office:value="187.7965" calcext:value-type="float">
            <text:p>187.7965</text:p>
          </table:table-cell>
          <table:table-cell office:value-type="float" office:value="28953.1" calcext:value-type="float">
            <text:p>28953.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94" calcext:value-type="float">
            <text:p>1800.0094</text:p>
          </table:table-cell>
          <table:table-cell table:style-name="ce17" office:value-type="float" office:value="40045922" calcext:value-type="float">
            <text:p>40045922</text:p>
          </table:table-cell>
          <table:table-cell table:style-name="ce18" office:value-type="float" office:value="30686.28" calcext:value-type="float">
            <text:p>30686.28</text:p>
          </table:table-cell>
          <table:table-cell office:value-type="float" office:value="2794" calcext:value-type="float">
            <text:p>2794</text:p>
          </table:table-cell>
          <table:table-cell table:style-name="ce20" office:value-type="float" office:value="217.5645" calcext:value-type="float">
            <text:p>217.5645</text:p>
          </table:table-cell>
          <table:table-cell office:value-type="float" office:value="28963.63" calcext:value-type="float">
            <text:p>28963.6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08" calcext:value-type="float">
            <text:p>1800.0108</text:p>
          </table:table-cell>
          <table:table-cell table:style-name="ce22" office:value-type="float" office:value="39956932" calcext:value-type="float">
            <text:p>39956932</text:p>
          </table:table-cell>
          <table:table-cell table:style-name="ce23" office:value-type="float" office:value="30686.28" calcext:value-type="float">
            <text:p>30686.28</text:p>
          </table:table-cell>
          <table:table-cell office:value-type="float" office:value="190.5786" calcext:value-type="float">
            <text:p>190.5786</text:p>
          </table:table-cell>
          <table:table-cell office:value-type="float" office:value="29340.31" calcext:value-type="float">
            <text:p>29340.3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4" office:value-type="float" office:value="1800.0237" calcext:value-type="float">
            <text:p>1800.0237</text:p>
          </table:table-cell>
          <table:table-cell table:style-name="ce25" office:value-type="float" office:value="3471891" calcext:value-type="float">
            <text:p>3471891</text:p>
          </table:table-cell>
          <table:table-cell table:style-name="ce26" office:value-type="float" office:value="30686.28" calcext:value-type="float">
            <text:p>30686.28</text:p>
          </table:table-cell>
          <table:table-cell office:value-type="float" office:value="2794" calcext:value-type="float">
            <text:p>279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qp250_1.txt </text:p>
          </table:table-cell>
          <table:table-cell office:value-type="float" office:value="251" calcext:value-type="float">
            <text:p>251</text:p>
          </table:table-cell>
          <table:table-cell office:value-type="float" office:value="5.2999" calcext:value-type="float">
            <text:p>5.2999</text:p>
          </table:table-cell>
          <table:table-cell office:value-type="float" office:value="61259.46" calcext:value-type="float">
            <text:p>61259.4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15" calcext:value-type="float">
            <text:p>1800.0115</text:p>
          </table:table-cell>
          <table:table-cell office:value-type="float" office:value="30559502" calcext:value-type="float">
            <text:p>30559502</text:p>
          </table:table-cell>
          <table:table-cell office:value-type="float" office:value="71103.24" calcext:value-type="float">
            <text:p>71103.24</text:p>
          </table:table-cell>
          <table:table-cell office:value-type="float" office:value="61346.24" calcext:value-type="float">
            <text:p>61346.2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11" calcext:value-type="float">
            <text:p>1800.0111</text:p>
          </table:table-cell>
          <table:table-cell table:style-name="ce13" office:value-type="float" office:value="29596886" calcext:value-type="float">
            <text:p>29596886</text:p>
          </table:table-cell>
          <table:table-cell table:style-name="ce14" office:value-type="float" office:value="67913.81" calcext:value-type="float">
            <text:p>67913.81</text:p>
          </table:table-cell>
          <table:table-cell office:value-type="float" office:value="58" calcext:value-type="float">
            <text:p>58</text:p>
          </table:table-cell>
          <table:table-cell office:value-type="float" office:value="2427.7702" calcext:value-type="float">
            <text:p>2427.7702</text:p>
          </table:table-cell>
          <table:table-cell office:value-type="float" office:value="47256.39" calcext:value-type="float">
            <text:p>47256.3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87" calcext:value-type="float">
            <text:p>1800.0087</text:p>
          </table:table-cell>
          <table:table-cell table:style-name="ce17" office:value-type="float" office:value="28138877" calcext:value-type="float">
            <text:p>28138877</text:p>
          </table:table-cell>
          <table:table-cell table:style-name="ce18" office:value-type="float" office:value="48732.37" calcext:value-type="float">
            <text:p>48732.37</text:p>
          </table:table-cell>
          <table:table-cell office:value-type="float" office:value="58" calcext:value-type="float">
            <text:p>58</text:p>
          </table:table-cell>
          <table:table-cell table:style-name="ce20" office:value-type="float" office:value="2230.8214" calcext:value-type="float">
            <text:p>2230.8214</text:p>
          </table:table-cell>
          <table:table-cell office:value-type="float" office:value="47236.8" calcext:value-type="float">
            <text:p>47236.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18" calcext:value-type="float">
            <text:p>1800.0118</text:p>
          </table:table-cell>
          <table:table-cell table:style-name="ce22" office:value-type="float" office:value="28473581" calcext:value-type="float">
            <text:p>28473581</text:p>
          </table:table-cell>
          <table:table-cell table:style-name="ce23" office:value-type="float" office:value="48732.37" calcext:value-type="float">
            <text:p>48732.37</text:p>
          </table:table-cell>
          <table:table-cell office:value-type="float" office:value="2412.8812" calcext:value-type="float">
            <text:p>2412.8812</text:p>
          </table:table-cell>
          <table:table-cell office:value-type="float" office:value="47215.76" calcext:value-type="float">
            <text:p>47215.7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4" office:value-type="float" office:value="1800.012" calcext:value-type="float">
            <text:p>1800.012</text:p>
          </table:table-cell>
          <table:table-cell table:style-name="ce25" office:value-type="float" office:value="28637690" calcext:value-type="float">
            <text:p>28637690</text:p>
          </table:table-cell>
          <table:table-cell table:style-name="ce26" office:value-type="float" office:value="48732.37" calcext:value-type="float">
            <text:p>48732.3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05_100.txt </text:p>
          </table:table-cell>
          <table:table-cell office:value-type="float" office:value="100" calcext:value-type="float">
            <text:p>100</text:p>
          </table:table-cell>
          <table:table-cell office:value-type="float" office:value="24.75" calcext:value-type="float">
            <text:p>24.75</text:p>
          </table:table-cell>
          <table:table-cell office:value-type="float" office:value="2173.44" calcext:value-type="float">
            <text:p>2173.4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87" calcext:value-type="float">
            <text:p>1800.0087</text:p>
          </table:table-cell>
          <table:table-cell office:value-type="float" office:value="67522653" calcext:value-type="float">
            <text:p>67522653</text:p>
          </table:table-cell>
          <table:table-cell office:value-type="float" office:value="2475" calcext:value-type="float">
            <text:p>2475</text:p>
          </table:table-cell>
          <table:table-cell office:value-type="float" office:value="2251.7" calcext:value-type="float">
            <text:p>2251.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25" calcext:value-type="float">
            <text:p>1800.0125</text:p>
          </table:table-cell>
          <table:table-cell table:style-name="ce13" office:value-type="float" office:value="11945235" calcext:value-type="float">
            <text:p>11945235</text:p>
          </table:table-cell>
          <table:table-cell table:style-name="ce14" office:value-type="float" office:value="3042.45" calcext:value-type="float">
            <text:p>3042.45</text:p>
          </table:table-cell>
          <table:table-cell office:value-type="float" office:value="2394" calcext:value-type="float">
            <text:p>2394</text:p>
          </table:table-cell>
          <table:table-cell office:value-type="float" office:value="29.9242" calcext:value-type="float">
            <text:p>29.9242</text:p>
          </table:table-cell>
          <table:table-cell office:value-type="float" office:value="1435.29" calcext:value-type="float">
            <text:p>1435.2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63" calcext:value-type="float">
            <text:p>1800.0063</text:p>
          </table:table-cell>
          <table:table-cell table:style-name="ce17" office:value-type="float" office:value="63808352" calcext:value-type="float">
            <text:p>63808352</text:p>
          </table:table-cell>
          <table:table-cell table:style-name="ce18" office:value-type="float" office:value="1463.52" calcext:value-type="float">
            <text:p>1463.52</text:p>
          </table:table-cell>
          <table:table-cell office:value-type="float" office:value="2394" calcext:value-type="float">
            <text:p>2394</text:p>
          </table:table-cell>
          <table:table-cell table:style-name="ce20" office:value-type="float" office:value="53.2195" calcext:value-type="float">
            <text:p>53.2195</text:p>
          </table:table-cell>
          <table:table-cell office:value-type="float" office:value="1435.14" calcext:value-type="float">
            <text:p>1435.1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097" calcext:value-type="float">
            <text:p>1800.0097</text:p>
          </table:table-cell>
          <table:table-cell table:style-name="ce22" office:value-type="float" office:value="64121558" calcext:value-type="float">
            <text:p>64121558</text:p>
          </table:table-cell>
          <table:table-cell table:style-name="ce23" office:value-type="float" office:value="1463.52" calcext:value-type="float">
            <text:p>1463.52</text:p>
          </table:table-cell>
          <table:table-cell office:value-type="float" office:value="30.454" calcext:value-type="float">
            <text:p>30.454</text:p>
          </table:table-cell>
          <table:table-cell office:value-type="float" office:value="1440.29" calcext:value-type="float">
            <text:p>1440.2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4" office:value-type="float" office:value="1800.0138" calcext:value-type="float">
            <text:p>1800.0138</text:p>
          </table:table-cell>
          <table:table-cell table:style-name="ce25" office:value-type="float" office:value="9942226" calcext:value-type="float">
            <text:p>9942226</text:p>
          </table:table-cell>
          <table:table-cell table:style-name="ce26" office:value-type="float" office:value="1463.52" calcext:value-type="float">
            <text:p>1463.52</text:p>
          </table:table-cell>
          <table:table-cell office:value-type="float" office:value="2394" calcext:value-type="float">
            <text:p>239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ka1a_new.txt </text:p>
          </table:table-cell>
          <table:table-cell office:value-type="float" office:value="51" calcext:value-type="float">
            <text:p>51</text:p>
          </table:table-cell>
          <table:table-cell office:value-type="float" office:value="5.9977" calcext:value-type="float">
            <text:p>5.9977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15" calcext:value-type="float">
            <text:p>0.0915</text:p>
          </table:table-cell>
          <table:table-cell office:value-type="float" office:value="7268" calcext:value-type="float">
            <text:p>7268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11" calcext:value-type="float">
            <text:p>0.11</text:p>
          </table:table-cell>
          <table:table-cell table:style-name="ce13" office:value-type="float" office:value="5740" calcext:value-type="float">
            <text:p>5740</text:p>
          </table:table-cell>
          <table:table-cell table:style-name="ce14" office:value-type="float" office:value="4063.35" calcext:value-type="float">
            <text:p>4063.35</text:p>
          </table:table-cell>
          <table:table-cell office:value-type="float" office:value="80" calcext:value-type="float">
            <text:p>80</text:p>
          </table:table-cell>
          <table:table-cell office:value-type="float" office:value="10.2761" calcext:value-type="float">
            <text:p>10.2761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494" calcext:value-type="float">
            <text:p>0.0494</text:p>
          </table:table-cell>
          <table:table-cell table:style-name="ce17" office:value-type="float" office:value="2508" calcext:value-type="float">
            <text:p>2508</text:p>
          </table:table-cell>
          <table:table-cell table:style-name="ce18" office:value-type="float" office:value="3623.28" calcext:value-type="float">
            <text:p>3623.28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9.8225" calcext:value-type="float">
            <text:p>9.8225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499" calcext:value-type="float">
            <text:p>0.0499</text:p>
          </table:table-cell>
          <table:table-cell table:style-name="ce22" office:value-type="float" office:value="2511" calcext:value-type="float">
            <text:p>2511</text:p>
          </table:table-cell>
          <table:table-cell table:style-name="ce23" office:value-type="float" office:value="3623.28" calcext:value-type="float">
            <text:p>3623.28</text:p>
          </table:table-cell>
          <table:table-cell office:value-type="float" office:value="9.7634" calcext:value-type="float">
            <text:p>9.7634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0.0864" calcext:value-type="float">
            <text:p>0.0864</text:p>
          </table:table-cell>
          <table:table-cell table:style-name="ce25" office:value-type="float" office:value="1431" calcext:value-type="float">
            <text:p>1431</text:p>
          </table:table-cell>
          <table:table-cell table:style-name="ce26" office:value-type="float" office:value="3622.54" calcext:value-type="float">
            <text:p>3622.54</text:p>
          </table:table-cell>
          <table:table-cell office:value-type="float" office:value="80" calcext:value-type="float">
            <text:p>80</text:p>
          </table:table-cell>
          <table:table-cell office:value-type="float" office:value="231.0251" calcext:value-type="float">
            <text:p>231.0251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9.1726" calcext:value-type="float">
            <text:p>9.1726</text:p>
          </table:table-cell>
          <table:table-cell table:style-name="ce29" office:value-type="float" office:value="1091" calcext:value-type="float">
            <text:p>1091</text:p>
          </table:table-cell>
          <table:table-cell table:style-name="ce30" office:value-type="float" office:value="3617.09" calcext:value-type="float">
            <text:p>3617.09</text:p>
          </table:table-cell>
          <table:table-cell office:value-type="float" office:value="2846" calcext:value-type="float">
            <text:p>2846</text:p>
          </table:table-cell>
          <table:table-cell office:value-type="float" office:value="200.5439" calcext:value-type="float">
            <text:p>200.5439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5.3154" calcext:value-type="float">
            <text:p>5.3154</text:p>
          </table:table-cell>
          <table:table-cell table:style-name="ce32" office:value-type="float" office:value="796" calcext:value-type="float">
            <text:p>796</text:p>
          </table:table-cell>
          <table:table-cell table:style-name="ce33" office:value-type="float" office:value="3559.62" calcext:value-type="float">
            <text:p>3559.62</text:p>
          </table:table-cell>
          <table:table-cell office:value-type="float" office:value="80" calcext:value-type="float">
            <text:p>80</text:p>
          </table:table-cell>
          <table:table-cell office:value-type="float" office:value="3173" calcext:value-type="float">
            <text:p>3173</text:p>
          </table:table-cell>
          <table:table-cell office:value-type="float" office:value="80" calcext:value-type="float">
            <text:p>80</text:p>
          </table:table-cell>
          <table:table-cell office:value-type="float" office:value="250.8317" calcext:value-type="float">
            <text:p>250.8317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9.7366" calcext:value-type="float">
            <text:p>9.7366</text:p>
          </table:table-cell>
          <table:table-cell office:value-type="float" office:value="973" calcext:value-type="float">
            <text:p>973</text:p>
          </table:table-cell>
          <table:table-cell office:value-type="float" office:value="3446.5" calcext:value-type="float">
            <text:p>3446.5</text:p>
          </table:table-cell>
          <table:table-cell office:value-type="float" office:value="2738" calcext:value-type="float">
            <text:p>2738</text:p>
          </table:table-cell>
          <table:table-cell office:value-type="float" office:value="80" calcext:value-type="float">
            <text:p>80</text:p>
          </table:table-cell>
          <table:table-cell office:value-type="float" office:value="252.2596" calcext:value-type="float">
            <text:p>252.2596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6.8619" calcext:value-type="float">
            <text:p>6.8619</text:p>
          </table:table-cell>
          <table:table-cell table:style-name="ce35" office:value-type="float" office:value="1149" calcext:value-type="float">
            <text:p>1149</text:p>
          </table:table-cell>
          <table:table-cell table:style-name="ce36" office:value-type="float" office:value="3586.7" calcext:value-type="float">
            <text:p>3586.7</text:p>
          </table:table-cell>
          <table:table-cell office:value-type="float" office:value="80" calcext:value-type="float">
            <text:p>80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ka2a.txt </text:p>
          </table:table-cell>
          <table:table-cell office:value-type="float" office:value="61" calcext:value-type="float">
            <text:p>61</text:p>
          </table:table-cell>
          <table:table-cell office:value-type="float" office:value="5.9661" calcext:value-type="float">
            <text:p>5.9661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145" calcext:value-type="float">
            <text:p>0.1145</text:p>
          </table:table-cell>
          <table:table-cell office:value-type="float" office:value="7443" calcext:value-type="float">
            <text:p>7443</text:p>
          </table:table-cell>
          <table:table-cell office:value-type="float" office:value="6829.24" calcext:value-type="float">
            <text:p>6829.24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1739" calcext:value-type="float">
            <text:p>0.1739</text:p>
          </table:table-cell>
          <table:table-cell table:style-name="ce13" office:value-type="float" office:value="7684" calcext:value-type="float">
            <text:p>7684</text:p>
          </table:table-cell>
          <table:table-cell table:style-name="ce14" office:value-type="float" office:value="6799.41" calcext:value-type="float">
            <text:p>6799.41</text:p>
          </table:table-cell>
          <table:table-cell office:value-type="float" office:value="108" calcext:value-type="float">
            <text:p>108</text:p>
          </table:table-cell>
          <table:table-cell office:value-type="float" office:value="11.0082" calcext:value-type="float">
            <text:p>11.0082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495" calcext:value-type="float">
            <text:p>0.0495</text:p>
          </table:table-cell>
          <table:table-cell table:style-name="ce17" office:value-type="float" office:value="1431" calcext:value-type="float">
            <text:p>1431</text:p>
          </table:table-cell>
          <table:table-cell table:style-name="ce18" office:value-type="float" office:value="6204.34" calcext:value-type="float">
            <text:p>6204.34</text:p>
          </table:table-cell>
          <table:table-cell office:value-type="float" office:value="108" calcext:value-type="float">
            <text:p>108</text:p>
          </table:table-cell>
          <table:table-cell table:style-name="ce20" office:value-type="float" office:value="20.8236" calcext:value-type="float">
            <text:p>20.8236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591" calcext:value-type="float">
            <text:p>0.0591</text:p>
          </table:table-cell>
          <table:table-cell table:style-name="ce22" office:value-type="float" office:value="1579" calcext:value-type="float">
            <text:p>1579</text:p>
          </table:table-cell>
          <table:table-cell table:style-name="ce23" office:value-type="float" office:value="6204.34" calcext:value-type="float">
            <text:p>6204.34</text:p>
          </table:table-cell>
          <table:table-cell office:value-type="float" office:value="10.9483" calcext:value-type="float">
            <text:p>10.9483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0.0639" calcext:value-type="float">
            <text:p>0.0639</text:p>
          </table:table-cell>
          <table:table-cell table:style-name="ce25" office:value-type="float" office:value="1266" calcext:value-type="float">
            <text:p>1266</text:p>
          </table:table-cell>
          <table:table-cell table:style-name="ce26" office:value-type="float" office:value="6204.34" calcext:value-type="float">
            <text:p>6204.34</text:p>
          </table:table-cell>
          <table:table-cell office:value-type="float" office:value="108" calcext:value-type="float">
            <text:p>108</text:p>
          </table:table-cell>
          <table:table-cell office:value-type="float" office:value="602.8014" calcext:value-type="float">
            <text:p>602.8014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2.2742" calcext:value-type="float">
            <text:p>12.2742</text:p>
          </table:table-cell>
          <table:table-cell table:style-name="ce29" office:value-type="float" office:value="395" calcext:value-type="float">
            <text:p>395</text:p>
          </table:table-cell>
          <table:table-cell table:style-name="ce30" office:value-type="float" office:value="6199.29" calcext:value-type="float">
            <text:p>6199.29</text:p>
          </table:table-cell>
          <table:table-cell office:value-type="float" office:value="3312" calcext:value-type="float">
            <text:p>3312</text:p>
          </table:table-cell>
          <table:table-cell office:value-type="float" office:value="533.5097" calcext:value-type="float">
            <text:p>533.5097</text:p>
          </table:table-cell>
          <table:table-cell office:value-type="float" office:value="6063.07" calcext:value-type="float">
            <text:p>6063.0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2.9343" calcext:value-type="float">
            <text:p>12.9343</text:p>
          </table:table-cell>
          <table:table-cell table:style-name="ce32" office:value-type="float" office:value="699" calcext:value-type="float">
            <text:p>699</text:p>
          </table:table-cell>
          <table:table-cell table:style-name="ce33" office:value-type="float" office:value="6149.9" calcext:value-type="float">
            <text:p>6149.9</text:p>
          </table:table-cell>
          <table:table-cell office:value-type="float" office:value="108" calcext:value-type="float">
            <text:p>108</text:p>
          </table:table-cell>
          <table:table-cell office:value-type="float" office:value="3983" calcext:value-type="float">
            <text:p>3983</text:p>
          </table:table-cell>
          <table:table-cell office:value-type="float" office:value="108" calcext:value-type="float">
            <text:p>108</text:p>
          </table:table-cell>
          <table:table-cell office:value-type="float" office:value="683.3575" calcext:value-type="float">
            <text:p>683.3575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2.2704" calcext:value-type="float">
            <text:p>12.2704</text:p>
          </table:table-cell>
          <table:table-cell office:value-type="float" office:value="678" calcext:value-type="float">
            <text:p>678</text:p>
          </table:table-cell>
          <table:table-cell office:value-type="float" office:value="6197.43" calcext:value-type="float">
            <text:p>6197.43</text:p>
          </table:table-cell>
          <table:table-cell office:value-type="float" office:value="3437" calcext:value-type="float">
            <text:p>3437</text:p>
          </table:table-cell>
          <table:table-cell office:value-type="float" office:value="108" calcext:value-type="float">
            <text:p>108</text:p>
          </table:table-cell>
          <table:table-cell office:value-type="float" office:value="669.2748" calcext:value-type="float">
            <text:p>669.2748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0.0077" calcext:value-type="float">
            <text:p>10.0077</text:p>
          </table:table-cell>
          <table:table-cell table:style-name="ce35" office:value-type="float" office:value="579" calcext:value-type="float">
            <text:p>579</text:p>
          </table:table-cell>
          <table:table-cell table:style-name="ce36" office:value-type="float" office:value="6140.01" calcext:value-type="float">
            <text:p>6140.01</text:p>
          </table:table-cell>
          <table:table-cell office:value-type="float" office:value="108" calcext:value-type="float">
            <text:p>108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ka4a.txt </text:p>
          </table:table-cell>
          <table:table-cell office:value-type="float" office:value="81" calcext:value-type="float">
            <text:p>81</text:p>
          </table:table-cell>
          <table:table-cell office:value-type="float" office:value="5.8528" calcext:value-type="float">
            <text:p>5.8528</text:p>
          </table:table-cell>
          <table:table-cell office:value-type="float" office:value="8598.01" calcext:value-type="float">
            <text:p>8598.0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8.8585" calcext:value-type="float">
            <text:p>8.8585</text:p>
          </table:table-cell>
          <table:table-cell office:value-type="float" office:value="695075" calcext:value-type="float">
            <text:p>695075</text:p>
          </table:table-cell>
          <table:table-cell office:value-type="float" office:value="10278.74" calcext:value-type="float">
            <text:p>10278.74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6.83" calcext:value-type="float">
            <text:p>16.83</text:p>
          </table:table-cell>
          <table:table-cell table:style-name="ce13" office:value-type="float" office:value="1240305" calcext:value-type="float">
            <text:p>1240305</text:p>
          </table:table-cell>
          <table:table-cell table:style-name="ce14" office:value-type="float" office:value="10195.04" calcext:value-type="float">
            <text:p>10195.04</text:p>
          </table:table-cell>
          <table:table-cell office:value-type="float" office:value="132" calcext:value-type="float">
            <text:p>132</text:p>
          </table:table-cell>
          <table:table-cell office:value-type="float" office:value="21.9968" calcext:value-type="float">
            <text:p>21.9968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1386" calcext:value-type="float">
            <text:p>0.1386</text:p>
          </table:table-cell>
          <table:table-cell table:style-name="ce17" office:value-type="float" office:value="6115" calcext:value-type="float">
            <text:p>6115</text:p>
          </table:table-cell>
          <table:table-cell table:style-name="ce18" office:value-type="float" office:value="8935.08" calcext:value-type="float">
            <text:p>8935.08</text:p>
          </table:table-cell>
          <table:table-cell office:value-type="float" office:value="132" calcext:value-type="float">
            <text:p>132</text:p>
          </table:table-cell>
          <table:table-cell table:style-name="ce20" office:value-type="float" office:value="21.385" calcext:value-type="float">
            <text:p>21.385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1481" calcext:value-type="float">
            <text:p>0.1481</text:p>
          </table:table-cell>
          <table:table-cell table:style-name="ce22" office:value-type="float" office:value="7181" calcext:value-type="float">
            <text:p>7181</text:p>
          </table:table-cell>
          <table:table-cell table:style-name="ce23" office:value-type="float" office:value="8935.08" calcext:value-type="float">
            <text:p>8935.08</text:p>
          </table:table-cell>
          <table:table-cell office:value-type="float" office:value="21.7133" calcext:value-type="float">
            <text:p>21.7133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0.1823" calcext:value-type="float">
            <text:p>0.1823</text:p>
          </table:table-cell>
          <table:table-cell table:style-name="ce25" office:value-type="float" office:value="6155" calcext:value-type="float">
            <text:p>6155</text:p>
          </table:table-cell>
          <table:table-cell table:style-name="ce26" office:value-type="float" office:value="8935.08" calcext:value-type="float">
            <text:p>8935.08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revlex11_25.txt </text:p>
          </table:table-cell>
          <table:table-cell office:value-type="float" office:value="68" calcext:value-type="float">
            <text:p>68</text:p>
          </table:table-cell>
          <table:table-cell office:value-type="float" office:value="49.2647" calcext:value-type="float">
            <text:p>49.2647</text:p>
          </table:table-cell>
          <table:table-cell office:value-type="float" office:value="823087.11" calcext:value-type="float">
            <text:p>823087.1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485.0008" calcext:value-type="float">
            <text:p>2485.0008</text:p>
          </table:table-cell>
          <table:table-cell office:value-type="float" office:value="123459919" calcext:value-type="float">
            <text:p>123459919</text:p>
          </table:table-cell>
          <table:table-cell office:value-type="float" office:value="999759.12" calcext:value-type="float">
            <text:p>999759.12</text:p>
          </table:table-cell>
          <table:table-cell office:value-type="float" office:value="830701.53" calcext:value-type="float">
            <text:p>830701.5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223" calcext:value-type="float">
            <text:p>1800.0223</text:p>
          </table:table-cell>
          <table:table-cell table:style-name="ce13" office:value-type="float" office:value="19767972" calcext:value-type="float">
            <text:p>19767972</text:p>
          </table:table-cell>
          <table:table-cell table:style-name="ce14" office:value-type="float" office:value="900476.58" calcext:value-type="float">
            <text:p>900476.58</text:p>
          </table:table-cell>
          <table:table-cell office:value-type="float" office:value="3688" calcext:value-type="float">
            <text:p>3688</text:p>
          </table:table-cell>
          <table:table-cell office:value-type="float" office:value="15.0895" calcext:value-type="float">
            <text:p>15.0895</text:p>
          </table:table-cell>
          <table:table-cell office:value-type="float" office:value="784888.27" calcext:value-type="float">
            <text:p>784888.2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625" calcext:value-type="float">
            <text:p>0.0625</text:p>
          </table:table-cell>
          <table:table-cell table:style-name="ce17" office:value-type="float" office:value="749" calcext:value-type="float">
            <text:p>749</text:p>
          </table:table-cell>
          <table:table-cell table:style-name="ce18" office:value-type="float" office:value="784888.45" calcext:value-type="float">
            <text:p>784888.45</text:p>
          </table:table-cell>
          <table:table-cell office:value-type="float" office:value="3688" calcext:value-type="float">
            <text:p>3688</text:p>
          </table:table-cell>
          <table:table-cell table:style-name="ce20" office:value-type="float" office:value="48.1329" calcext:value-type="float">
            <text:p>48.1329</text:p>
          </table:table-cell>
          <table:table-cell office:value-type="float" office:value="784887.96" calcext:value-type="float">
            <text:p>784887.9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664" calcext:value-type="float">
            <text:p>0.0664</text:p>
          </table:table-cell>
          <table:table-cell table:style-name="ce22" office:value-type="float" office:value="825" calcext:value-type="float">
            <text:p>825</text:p>
          </table:table-cell>
          <table:table-cell table:style-name="ce23" office:value-type="float" office:value="784888.39" calcext:value-type="float">
            <text:p>784888.39</text:p>
          </table:table-cell>
          <table:table-cell office:value-type="float" office:value="14.9633" calcext:value-type="float">
            <text:p>14.9633</text:p>
          </table:table-cell>
          <table:table-cell office:value-type="float" office:value="784888.45" calcext:value-type="float">
            <text:p>784888.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0.3821" calcext:value-type="float">
            <text:p>0.3821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784888.45" calcext:value-type="float">
            <text:p>784888.45</text:p>
          </table:table-cell>
          <table:table-cell office:value-type="float" office:value="3688" calcext:value-type="float">
            <text:p>368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Live_Instance.txt </text:p>
          </table:table-cell>
          <table:table-cell office:value-type="float" office:value="150" calcext:value-type="float">
            <text:p>150</text:p>
          </table:table-cell>
          <table:table-cell office:value-type="float" office:value="2.4178" calcext:value-type="float">
            <text:p>2.4178</text:p>
          </table:table-cell>
          <table:table-cell office:value-type="float" office:value="469.75" calcext:value-type="float">
            <text:p>469.7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95" calcext:value-type="float">
            <text:p>1800.0095</text:p>
          </table:table-cell>
          <table:table-cell office:value-type="float" office:value="85648315" calcext:value-type="float">
            <text:p>85648315</text:p>
          </table:table-cell>
          <table:table-cell office:value-type="float" office:value="544" calcext:value-type="float">
            <text:p>544</text:p>
          </table:table-cell>
          <table:table-cell office:value-type="float" office:value="474.05" calcext:value-type="float">
            <text:p>474.0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66" calcext:value-type="float">
            <text:p>1800.0166</text:p>
          </table:table-cell>
          <table:table-cell table:style-name="ce13" office:value-type="float" office:value="48888312" calcext:value-type="float">
            <text:p>48888312</text:p>
          </table:table-cell>
          <table:table-cell table:style-name="ce14" office:value-type="float" office:value="544" calcext:value-type="float">
            <text:p>544</text:p>
          </table:table-cell>
          <table:table-cell office:value-type="float" office:value="800" calcext:value-type="float">
            <text:p>800</text:p>
          </table:table-cell>
          <table:table-cell office:value-type="float" office:value="139.0737" calcext:value-type="float">
            <text:p>139.0737</text:p>
          </table:table-cell>
          <table:table-cell office:value-type="float" office:value="425" calcext:value-type="float">
            <text:p>4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63" calcext:value-type="float">
            <text:p>1800.0063</text:p>
          </table:table-cell>
          <table:table-cell table:style-name="ce17" office:value-type="float" office:value="81037429" calcext:value-type="float">
            <text:p>81037429</text:p>
          </table:table-cell>
          <table:table-cell table:style-name="ce18" office:value-type="float" office:value="438.04" calcext:value-type="float">
            <text:p>438.04</text:p>
          </table:table-cell>
          <table:table-cell office:value-type="float" office:value="800" calcext:value-type="float">
            <text:p>800</text:p>
          </table:table-cell>
          <table:table-cell table:style-name="ce20" office:value-type="float" office:value="148.4775" calcext:value-type="float">
            <text:p>148.4775</text:p>
          </table:table-cell>
          <table:table-cell office:value-type="float" office:value="425.04" calcext:value-type="float">
            <text:p>425.0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056" calcext:value-type="float">
            <text:p>1800.0056</text:p>
          </table:table-cell>
          <table:table-cell table:style-name="ce22" office:value-type="float" office:value="81344096" calcext:value-type="float">
            <text:p>81344096</text:p>
          </table:table-cell>
          <table:table-cell table:style-name="ce23" office:value-type="float" office:value="438.04" calcext:value-type="float">
            <text:p>438.04</text:p>
          </table:table-cell>
          <table:table-cell office:value-type="float" office:value="138.1474" calcext:value-type="float">
            <text:p>138.1474</text:p>
          </table:table-cell>
          <table:table-cell office:value-type="float" office:value="425.61" calcext:value-type="float">
            <text:p>425.6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4" office:value-type="float" office:value="1800.0064" calcext:value-type="float">
            <text:p>1800.0064</text:p>
          </table:table-cell>
          <table:table-cell table:style-name="ce25" office:value-type="float" office:value="46559006" calcext:value-type="float">
            <text:p>46559006</text:p>
          </table:table-cell>
          <table:table-cell table:style-name="ce26" office:value-type="float" office:value="438.04" calcext:value-type="float">
            <text:p>438.04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est_per_antonio.txt </text:p>
          </table:table-cell>
          <table:table-cell office:value-type="float" office:value="161" calcext:value-type="float">
            <text:p>161</text:p>
          </table:table-cell>
          <table:table-cell office:value-type="float" office:value="49.6894" calcext:value-type="float">
            <text:p>49.6894</text:p>
          </table:table-cell>
          <table:table-cell table:style-name="ce7" office:value-type="float" office:value="76139441.56" calcext:value-type="float">
            <text:p>7.61E+0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9" calcext:value-type="float">
            <text:p>1800.009</text:p>
          </table:table-cell>
          <table:table-cell office:value-type="float" office:value="32322401" calcext:value-type="float">
            <text:p>32322401</text:p>
          </table:table-cell>
          <table:table-cell table:style-name="ce10" office:value-type="float" office:value="81980880.71" calcext:value-type="float">
            <text:p>8.20E+07</text:p>
          </table:table-cell>
          <table:table-cell table:style-name="ce7" office:value-type="float" office:value="78412332.82" calcext:value-type="float">
            <text:p>7.84E+0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1789" calcext:value-type="float">
            <text:p>1800.1789</text:p>
          </table:table-cell>
          <table:table-cell table:style-name="ce13" office:value-type="float" office:value="176215" calcext:value-type="float">
            <text:p>176215</text:p>
          </table:table-cell>
          <table:table-cell table:style-name="ce15" office:value-type="float" office:value="81980880.71" calcext:value-type="float">
            <text:p>8.20E+07</text:p>
          </table:table-cell>
          <table:table-cell office:value-type="float" office:value="25920" calcext:value-type="float">
            <text:p>25920</text:p>
          </table:table-cell>
          <table:table-cell office:value-type="float" office:value="255.6889" calcext:value-type="float">
            <text:p>255.6889</text:p>
          </table:table-cell>
          <table:table-cell table:style-name="ce7" office:value-type="float" office:value="61676613.6" calcext:value-type="float">
            <text:p>6.17E+0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6484" calcext:value-type="float">
            <text:p>0.6484</text:p>
          </table:table-cell>
          <table:table-cell table:style-name="ce17" office:value-type="float" office:value="4128" calcext:value-type="float">
            <text:p>4128</text:p>
          </table:table-cell>
          <table:table-cell table:style-name="ce19" office:value-type="float" office:value="61676614.35" calcext:value-type="float">
            <text:p>6.17E+07</text:p>
          </table:table-cell>
          <table:table-cell office:value-type="string" calcext:value-type="string">
            <text:p><text:s text:c="2"/></text:p>
          </table:table-cell>
          <table:table-cell table:style-name="ce20" office:value-type="string" calcext:value-type="string">
            <text:p><text:s text:c="2"/>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21" office:value-type="string" calcext:value-type="string">
            <text:p><text:s text:c="2"/></text:p>
          </table:table-cell>
          <table:table-cell table:style-name="ce22" office:value-type="string" calcext:value-type="string">
            <text:p><text:s text:c="2"/></text:p>
          </table:table-cell>
          <table:table-cell table:style-name="ce23" office:value-type="string" calcext:value-type="string">
            <text:p><text:s text:c="2"/></text:p>
          </table:table-cell>
          <table:table-cell office:value-type="float" office:value="256.4341" calcext:value-type="float">
            <text:p>256.4341</text:p>
          </table:table-cell>
          <table:table-cell table:style-name="ce7" office:value-type="float" office:value="61676612.19" calcext:value-type="float">
            <text:p>6.17E+0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71.7064" calcext:value-type="float">
            <text:p>71.7064</text:p>
          </table:table-cell>
          <table:table-cell table:style-name="ce25" office:value-type="float" office:value="3628" calcext:value-type="float">
            <text:p>3628</text:p>
          </table:table-cell>
          <table:table-cell table:style-name="ce27" office:value-type="float" office:value="61676614.35" calcext:value-type="float">
            <text:p>6.17E+07</text:p>
          </table:table-cell>
          <table:table-cell office:value-type="float" office:value="25920" calcext:value-type="float">
            <text:p>2592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Zhibin_Deng.txt </text:p>
          </table:table-cell>
          <table:table-cell office:value-type="float" office:value="90" calcext:value-type="float">
            <text:p>90</text:p>
          </table:table-cell>
          <table:table-cell office:value-type="float" office:value="19.5802" calcext:value-type="float">
            <text:p>19.5802</text:p>
          </table:table-cell>
          <table:table-cell office:value-type="float" office:value="7138.19" calcext:value-type="float">
            <text:p>7138.1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2573" calcext:value-type="float">
            <text:p>1800.2573</text:p>
          </table:table-cell>
          <table:table-cell office:value-type="float" office:value="120457941" calcext:value-type="float">
            <text:p>120457941</text:p>
          </table:table-cell>
          <table:table-cell office:value-type="float" office:value="10443.48" calcext:value-type="float">
            <text:p>10443.48</text:p>
          </table:table-cell>
          <table:table-cell office:value-type="float" office:value="7292.85" calcext:value-type="float">
            <text:p>7292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33" calcext:value-type="float">
            <text:p>1800.0133</text:p>
          </table:table-cell>
          <table:table-cell table:style-name="ce13" office:value-type="float" office:value="56094477" calcext:value-type="float">
            <text:p>56094477</text:p>
          </table:table-cell>
          <table:table-cell table:style-name="ce14" office:value-type="float" office:value="10300.66" calcext:value-type="float">
            <text:p>10300.66</text:p>
          </table:table-cell>
          <table:table-cell office:value-type="float" office:value="702" calcext:value-type="float">
            <text:p>702</text:p>
          </table:table-cell>
          <table:table-cell office:value-type="float" office:value="21.8397" calcext:value-type="float">
            <text:p>21.8397</text:p>
          </table:table-cell>
          <table:table-cell office:value-type="float" office:value="4923" calcext:value-type="float">
            <text:p>492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84.6702" calcext:value-type="float">
            <text:p>84.6702</text:p>
          </table:table-cell>
          <table:table-cell table:style-name="ce17" office:value-type="float" office:value="5488324" calcext:value-type="float">
            <text:p>5488324</text:p>
          </table:table-cell>
          <table:table-cell table:style-name="ce18" office:value-type="float" office:value="5742.98" calcext:value-type="float">
            <text:p>5742.98</text:p>
          </table:table-cell>
          <table:table-cell office:value-type="float" office:value="702" calcext:value-type="float">
            <text:p>702</text:p>
          </table:table-cell>
          <table:table-cell table:style-name="ce20" office:value-type="float" office:value="22.0954" calcext:value-type="float">
            <text:p>22.0954</text:p>
          </table:table-cell>
          <table:table-cell office:value-type="float" office:value="4923" calcext:value-type="float">
            <text:p>492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76.5496" calcext:value-type="float">
            <text:p>76.5496</text:p>
          </table:table-cell>
          <table:table-cell table:style-name="ce22" office:value-type="float" office:value="4972619" calcext:value-type="float">
            <text:p>4972619</text:p>
          </table:table-cell>
          <table:table-cell table:style-name="ce23" office:value-type="float" office:value="5742.98" calcext:value-type="float">
            <text:p>5742.98</text:p>
          </table:table-cell>
          <table:table-cell office:value-type="float" office:value="21.6095" calcext:value-type="float">
            <text:p>21.6095</text:p>
          </table:table-cell>
          <table:table-cell office:value-type="float" office:value="4923.02" calcext:value-type="float">
            <text:p>4923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163.4164" calcext:value-type="float">
            <text:p>163.4164</text:p>
          </table:table-cell>
          <table:table-cell table:style-name="ce25" office:value-type="float" office:value="4938737" calcext:value-type="float">
            <text:p>4938737</text:p>
          </table:table-cell>
          <table:table-cell table:style-name="ce26" office:value-type="float" office:value="5742.98" calcext:value-type="float">
            <text:p>5742.98</text:p>
          </table:table-cell>
          <table:table-cell office:value-type="float" office:value="702" calcext:value-type="float">
            <text:p>70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raph_100_05_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85" calcext:value-type="float">
            <text:p>397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72" calcext:value-type="float">
            <text:p>1800.0172</text:p>
          </table:table-cell>
          <table:table-cell office:value-type="float" office:value="166127914" calcext:value-type="float">
            <text:p>166127914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48.2127" calcext:value-type="float">
            <text:p>1448.2127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4393" calcext:value-type="float">
            <text:p>33.4393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6.2123" calcext:value-type="float">
            <text:p>46.2123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28.6447" calcext:value-type="float">
            <text:p>28.6447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47.6429" calcext:value-type="float">
            <text:p>47.6429</text:p>
          </table:table-cell>
          <table:table-cell table:style-name="ce22" office:value-type="float" office:value="4593066" calcext:value-type="float">
            <text:p>4593066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3.1448" calcext:value-type="float">
            <text:p>33.1448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30.7737" calcext:value-type="float">
            <text:p>30.7737</text:p>
          </table:table-cell>
          <table:table-cell table:style-name="ce25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ax_CUT_2020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84" calcext:value-type="float">
            <text:p>397.8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12" calcext:value-type="float">
            <text:p>1800.0112</text:p>
          </table:table-cell>
          <table:table-cell office:value-type="float" office:value="166544532" calcext:value-type="float">
            <text:p>166544532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57.2249" calcext:value-type="float">
            <text:p>1457.2249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4726" calcext:value-type="float">
            <text:p>33.4726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6.8352" calcext:value-type="float">
            <text:p>46.8352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29.4679" calcext:value-type="float">
            <text:p>29.4679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46.6961" calcext:value-type="float">
            <text:p>46.6961</text:p>
          </table:table-cell>
          <table:table-cell table:style-name="ce22" office:value-type="float" office:value="4593066" calcext:value-type="float">
            <text:p>4593066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4.3366" calcext:value-type="float">
            <text:p>34.3366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30.929" calcext:value-type="float">
            <text:p>30.929</text:p>
          </table:table-cell>
          <table:table-cell table:style-name="ce25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ax_cut_2021_06_03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84" calcext:value-type="float">
            <text:p>397.8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69" calcext:value-type="float">
            <text:p>1800.0069</text:p>
          </table:table-cell>
          <table:table-cell office:value-type="float" office:value="166340063" calcext:value-type="float">
            <text:p>166340063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54.7009" calcext:value-type="float">
            <text:p>1454.7009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9791" calcext:value-type="float">
            <text:p>33.9791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7.4592" calcext:value-type="float">
            <text:p>47.4592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28.799" calcext:value-type="float">
            <text:p>28.799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48.0398" calcext:value-type="float">
            <text:p>48.0398</text:p>
          </table:table-cell>
          <table:table-cell table:style-name="ce22" office:value-type="float" office:value="4593066" calcext:value-type="float">
            <text:p>4593066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4.3798" calcext:value-type="float">
            <text:p>34.3798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31.3118" calcext:value-type="float">
            <text:p>31.3118</text:p>
          </table:table-cell>
          <table:table-cell table:style-name="ce25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ax_cut_2021_06_03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91" calcext:value-type="float">
            <text:p>397.9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79" calcext:value-type="float">
            <text:p>1800.0079</text:p>
          </table:table-cell>
          <table:table-cell office:value-type="float" office:value="163691475" calcext:value-type="float">
            <text:p>163691475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42.3062" calcext:value-type="float">
            <text:p>1442.3062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2846" calcext:value-type="float">
            <text:p>33.2846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6.3929" calcext:value-type="float">
            <text:p>46.3929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28.4213" calcext:value-type="float">
            <text:p>28.4213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46.6386" calcext:value-type="float">
            <text:p>46.6386</text:p>
          </table:table-cell>
          <table:table-cell table:style-name="ce22" office:value-type="float" office:value="4593066" calcext:value-type="float">
            <text:p>4593066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3.1948" calcext:value-type="float">
            <text:p>33.1948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30.4646" calcext:value-type="float">
            <text:p>30.4646</text:p>
          </table:table-cell>
          <table:table-cell table:style-name="ce25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est_17_7_2020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85" calcext:value-type="float">
            <text:p>397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48" calcext:value-type="float">
            <text:p>1800.0048</text:p>
          </table:table-cell>
          <table:table-cell office:value-type="float" office:value="166084536" calcext:value-type="float">
            <text:p>166084536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61.5387" calcext:value-type="float">
            <text:p>1461.5387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1106" calcext:value-type="float">
            <text:p>33.1106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6.769" calcext:value-type="float">
            <text:p>46.769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28.1616" calcext:value-type="float">
            <text:p>28.1616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47.5117" calcext:value-type="float">
            <text:p>47.5117</text:p>
          </table:table-cell>
          <table:table-cell table:style-name="ce22" office:value-type="float" office:value="4593066" calcext:value-type="float">
            <text:p>4593066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3.3253" calcext:value-type="float">
            <text:p>33.3253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30.5986" calcext:value-type="float">
            <text:p>30.5986</text:p>
          </table:table-cell>
          <table:table-cell table:style-name="ce25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e100_2.txt </text:p>
          </table:table-cell>
          <table:table-cell office:value-type="float" office:value="101" calcext:value-type="float">
            <text:p>101</text:p>
          </table:table-cell>
          <table:table-cell office:value-type="float" office:value="98.1472" calcext:value-type="float">
            <text:p>98.1472</text:p>
          </table:table-cell>
          <table:table-cell office:value-type="float" office:value="13670.86" calcext:value-type="float">
            <text:p>13670.8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37" calcext:value-type="float">
            <text:p>1800.0137</text:p>
          </table:table-cell>
          <table:table-cell office:value-type="float" office:value="57775130" calcext:value-type="float">
            <text:p>57775130</text:p>
          </table:table-cell>
          <table:table-cell office:value-type="float" office:value="19715.92" calcext:value-type="float">
            <text:p>19715.92</text:p>
          </table:table-cell>
          <table:table-cell office:value-type="float" office:value="14505.21" calcext:value-type="float">
            <text:p>14505.2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" calcext:value-type="float">
            <text:p>1800.01</text:p>
          </table:table-cell>
          <table:table-cell table:style-name="ce13" office:value-type="float" office:value="7549218" calcext:value-type="float">
            <text:p>7549218</text:p>
          </table:table-cell>
          <table:table-cell table:style-name="ce14" office:value-type="float" office:value="19472.66" calcext:value-type="float">
            <text:p>19472.66</text:p>
          </table:table-cell>
          <table:table-cell office:value-type="float" office:value="1754" calcext:value-type="float">
            <text:p>1754</text:p>
          </table:table-cell>
          <table:table-cell office:value-type="float" office:value="33.1469" calcext:value-type="float">
            <text:p>33.1469</text:p>
          </table:table-cell>
          <table:table-cell office:value-type="float" office:value="8645" calcext:value-type="float">
            <text:p>86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5.5833" calcext:value-type="float">
            <text:p>5.5833</text:p>
          </table:table-cell>
          <table:table-cell table:style-name="ce17" office:value-type="float" office:value="147651" calcext:value-type="float">
            <text:p>147651</text:p>
          </table:table-cell>
          <table:table-cell table:style-name="ce18" office:value-type="float" office:value="9184.85" calcext:value-type="float">
            <text:p>9184.85</text:p>
          </table:table-cell>
          <table:table-cell office:value-type="float" office:value="1754" calcext:value-type="float">
            <text:p>1754</text:p>
          </table:table-cell>
          <table:table-cell table:style-name="ce20" office:value-type="float" office:value="43.8541" calcext:value-type="float">
            <text:p>43.8541</text:p>
          </table:table-cell>
          <table:table-cell office:value-type="float" office:value="8645" calcext:value-type="float">
            <text:p>86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6.0828" calcext:value-type="float">
            <text:p>6.0828</text:p>
          </table:table-cell>
          <table:table-cell table:style-name="ce22" office:value-type="float" office:value="167919" calcext:value-type="float">
            <text:p>167919</text:p>
          </table:table-cell>
          <table:table-cell table:style-name="ce23" office:value-type="float" office:value="9184.85" calcext:value-type="float">
            <text:p>9184.85</text:p>
          </table:table-cell>
          <table:table-cell office:value-type="float" office:value="33.4133" calcext:value-type="float">
            <text:p>33.4133</text:p>
          </table:table-cell>
          <table:table-cell office:value-type="float" office:value="8645" calcext:value-type="float">
            <text:p>86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36.5568" calcext:value-type="float">
            <text:p>36.5568</text:p>
          </table:table-cell>
          <table:table-cell table:style-name="ce25" office:value-type="float" office:value="155299" calcext:value-type="float">
            <text:p>155299</text:p>
          </table:table-cell>
          <table:table-cell table:style-name="ce26" office:value-type="float" office:value="9184.85" calcext:value-type="float">
            <text:p>9184.85</text:p>
          </table:table-cell>
          <table:table-cell office:value-type="float" office:value="1754" calcext:value-type="float">
            <text:p>175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e100_3.txt </text:p>
          </table:table-cell>
          <table:table-cell office:value-type="float" office:value="101" calcext:value-type="float">
            <text:p>101</text:p>
          </table:table-cell>
          <table:table-cell office:value-type="float" office:value="98.0296" calcext:value-type="float">
            <text:p>98.0296</text:p>
          </table:table-cell>
          <table:table-cell office:value-type="float" office:value="13737.37" calcext:value-type="float">
            <text:p>13737.3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72" calcext:value-type="float">
            <text:p>1800.0072</text:p>
          </table:table-cell>
          <table:table-cell office:value-type="float" office:value="58435497" calcext:value-type="float">
            <text:p>58435497</text:p>
          </table:table-cell>
          <table:table-cell office:value-type="float" office:value="19786.69" calcext:value-type="float">
            <text:p>19786.69</text:p>
          </table:table-cell>
          <table:table-cell office:value-type="float" office:value="14515.61" calcext:value-type="float">
            <text:p>14515.6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78" calcext:value-type="float">
            <text:p>1800.0178</text:p>
          </table:table-cell>
          <table:table-cell table:style-name="ce13" office:value-type="float" office:value="8347903" calcext:value-type="float">
            <text:p>8347903</text:p>
          </table:table-cell>
          <table:table-cell table:style-name="ce14" office:value-type="float" office:value="19491.29" calcext:value-type="float">
            <text:p>19491.29</text:p>
          </table:table-cell>
          <table:table-cell office:value-type="float" office:value="1608" calcext:value-type="float">
            <text:p>1608</text:p>
          </table:table-cell>
          <table:table-cell office:value-type="float" office:value="36.7321" calcext:value-type="float">
            <text:p>36.7321</text:p>
          </table:table-cell>
          <table:table-cell office:value-type="float" office:value="8782.5" calcext:value-type="float">
            <text:p>8782.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.1609" calcext:value-type="float">
            <text:p>4.1609</text:p>
          </table:table-cell>
          <table:table-cell table:style-name="ce17" office:value-type="float" office:value="110621" calcext:value-type="float">
            <text:p>110621</text:p>
          </table:table-cell>
          <table:table-cell table:style-name="ce18" office:value-type="float" office:value="9364.26" calcext:value-type="float">
            <text:p>9364.26</text:p>
          </table:table-cell>
          <table:table-cell office:value-type="float" office:value="1608" calcext:value-type="float">
            <text:p>1608</text:p>
          </table:table-cell>
          <table:table-cell table:style-name="ce20" office:value-type="float" office:value="44.1477" calcext:value-type="float">
            <text:p>44.1477</text:p>
          </table:table-cell>
          <table:table-cell office:value-type="float" office:value="8782.5" calcext:value-type="float">
            <text:p>8782.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4.5563" calcext:value-type="float">
            <text:p>4.5563</text:p>
          </table:table-cell>
          <table:table-cell table:style-name="ce22" office:value-type="float" office:value="111105" calcext:value-type="float">
            <text:p>111105</text:p>
          </table:table-cell>
          <table:table-cell table:style-name="ce23" office:value-type="float" office:value="9364.26" calcext:value-type="float">
            <text:p>9364.26</text:p>
          </table:table-cell>
          <table:table-cell office:value-type="float" office:value="36.8376" calcext:value-type="float">
            <text:p>36.8376</text:p>
          </table:table-cell>
          <table:table-cell office:value-type="float" office:value="8782.5" calcext:value-type="float">
            <text:p>8782.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4" office:value-type="float" office:value="24.6389" calcext:value-type="float">
            <text:p>24.6389</text:p>
          </table:table-cell>
          <table:table-cell table:style-name="ce25" office:value-type="float" office:value="107505" calcext:value-type="float">
            <text:p>107505</text:p>
          </table:table-cell>
          <table:table-cell table:style-name="ce26" office:value-type="float" office:value="9364.26" calcext:value-type="float">
            <text:p>9364.26</text:p>
          </table:table-cell>
          <table:table-cell office:value-type="float" office:value="1608" calcext:value-type="float">
            <text:p>160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K6:Sheet1.K49">
            <calcext:condition calcext:apply-style-name="Good" calcext:value="&lt;[.F6:.F49]" calcext:base-cell-address="Sheet1.K6"/>
          </calcext:conditional-format>
          <calcext:conditional-format calcext:target-range-address="Sheet1.L6:Sheet1.L49">
            <calcext:condition calcext:apply-style-name="Neutral" calcext:value="&lt;[.G6:.G49]" calcext:base-cell-address="Sheet1.L6"/>
          </calcext:conditional-format>
          <calcext:conditional-format calcext:target-range-address="Sheet1.M6:Sheet1.M49">
            <calcext:condition calcext:apply-style-name="Accent 2" calcext:value="&lt;[.H6:.H49]" calcext:base-cell-address="Sheet1.M6"/>
          </calcext:conditional-format>
          <calcext:conditional-format calcext:target-range-address="Sheet1.R6:Sheet1.R49">
            <calcext:condition calcext:apply-style-name="Good" calcext:value="&lt;[.F6:.F49]" calcext:base-cell-address="Sheet1.R6"/>
          </calcext:conditional-format>
          <calcext:conditional-format calcext:target-range-address="Sheet1.S6:Sheet1.S49">
            <calcext:condition calcext:apply-style-name="Neutral" calcext:value="&lt;[.G6:.G49]" calcext:base-cell-address="Sheet1.S6"/>
          </calcext:conditional-format>
          <calcext:conditional-format calcext:target-range-address="Sheet1.T6:Sheet1.T49">
            <calcext:condition calcext:apply-style-name="Accent 2" calcext:value="&lt;[.H6:.H49]" calcext:base-cell-address="Sheet1.T6"/>
          </calcext:conditional-format>
          <calcext:conditional-format calcext:target-range-address="Sheet1.V6:Sheet1.V49">
            <calcext:condition calcext:apply-style-name="Bad" calcext:value="&lt;[.O6:.O49]" calcext:base-cell-address="Sheet1.V6"/>
          </calcext:conditional-format>
          <calcext:conditional-format calcext:target-range-address="Sheet1.Y6:Sheet1.Y49">
            <calcext:condition calcext:apply-style-name="Good" calcext:value="&lt;[.R6:.R49]" calcext:base-cell-address="Sheet1.Y6"/>
          </calcext:conditional-format>
          <calcext:conditional-format calcext:target-range-address="Sheet1.Z6:Sheet1.Z49">
            <calcext:condition calcext:apply-style-name="Neutral" calcext:value="&lt;[.S6:.S49]" calcext:base-cell-address="Sheet1.Z6"/>
          </calcext:conditional-format>
          <calcext:conditional-format calcext:target-range-address="Sheet1.AA6:Sheet1.AA49">
            <calcext:condition calcext:apply-style-name="Accent 2" calcext:value="&lt;[.T6:.T49]" calcext:base-cell-address="Sheet1.AA6"/>
          </calcext:conditional-format>
          <calcext:conditional-format calcext:target-range-address="Sheet1.AE6:Sheet1.AE49">
            <calcext:condition calcext:apply-style-name="Good" calcext:value="&lt;[.R6:.R49]" calcext:base-cell-address="Sheet1.AE6"/>
          </calcext:conditional-format>
          <calcext:conditional-format calcext:target-range-address="Sheet1.AF6:Sheet1.AF49">
            <calcext:condition calcext:apply-style-name="Neutral" calcext:value="&lt;[.S6:.S49]" calcext:base-cell-address="Sheet1.AF6"/>
          </calcext:conditional-format>
          <calcext:conditional-format calcext:target-range-address="Sheet1.AG6:Sheet1.AG49">
            <calcext:condition calcext:apply-style-name="Accent 2" calcext:value="&lt;[.T6:.T49]" calcext:base-cell-address="Sheet1.AG6"/>
          </calcext:conditional-format>
          <calcext:conditional-format calcext:target-range-address="Sheet1.AL6:Sheet1.AL49">
            <calcext:condition calcext:apply-style-name="Good" calcext:value="&lt;[.R6:.R49]" calcext:base-cell-address="Sheet1.AL6"/>
          </calcext:conditional-format>
          <calcext:conditional-format calcext:target-range-address="Sheet1.AM6:Sheet1.AM49">
            <calcext:condition calcext:apply-style-name="Neutral" calcext:value="&lt;[.S6:.S49]" calcext:base-cell-address="Sheet1.AM6"/>
          </calcext:conditional-format>
          <calcext:conditional-format calcext:target-range-address="Sheet1.AN6:Sheet1.AN49">
            <calcext:condition calcext:apply-style-name="Accent 2" calcext:value="&lt;[.T6:.T49]" calcext:base-cell-address="Sheet1.AN6"/>
          </calcext:conditional-format>
          <calcext:conditional-format calcext:target-range-address="Sheet1.AS6:Sheet1.AS49">
            <calcext:condition calcext:apply-style-name="Good" calcext:value="&lt;[.AE6:.AE49]" calcext:base-cell-address="Sheet1.AS6"/>
          </calcext:conditional-format>
          <calcext:conditional-format calcext:target-range-address="Sheet1.AT6:Sheet1.AT49">
            <calcext:condition calcext:apply-style-name="Neutral" calcext:value="&lt;[.AF6:.AF49]" calcext:base-cell-address="Sheet1.AT6"/>
          </calcext:conditional-format>
          <calcext:conditional-format calcext:target-range-address="Sheet1.AU6:Sheet1.AU49">
            <calcext:condition calcext:apply-style-name="Accent 2" calcext:value="&lt;[.AG6:.AG49]" calcext:base-cell-address="Sheet1.AU6"/>
          </calcext:conditional-format>
          <calcext:conditional-format calcext:target-range-address="Sheet1.BJ6:Sheet1.BJ49">
            <calcext:condition calcext:apply-style-name="Good" calcext:value="&lt;[.AS6:.AS49]" calcext:base-cell-address="Sheet1.BJ6"/>
          </calcext:conditional-format>
          <calcext:conditional-format calcext:target-range-address="Sheet1.BK6:Sheet1.BK49">
            <calcext:condition calcext:apply-style-name="Neutral" calcext:value="&lt;[.AT6:.AT49]" calcext:base-cell-address="Sheet1.BK6"/>
          </calcext:conditional-format>
          <calcext:conditional-format calcext:target-range-address="Sheet1.BL6:Sheet1.BL49">
            <calcext:condition calcext:apply-style-name="Accent 2" calcext:value="&lt;[.AU6:.AU49]" calcext:base-cell-address="Sheet1.BL6"/>
          </calcext:conditional-format>
        </calcext:conditional-formats>
      </table:table>
      <table:table table:name="Sheet2" table:style-name="ta1">
        <table:table-column table:style-name="co1" table:number-columns-repeated="3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ce45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963" table:default-cell-style-name="Default"/>
        <table:table-row table:style-name="ro1">
          <table:table-cell office:value-type="string" calcext:value-type="string">
            <text:p>Cple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7"/>
          <table:table-cell table:style-name="ce11" office:value-type="string" calcext:value-type="string" table:number-columns-spanned="7" table:number-rows-spanned="1">
            <text:p>compare to QCR+QP</text:p>
          </table:table-cell>
          <table:covered-table-cell table:number-columns-repeated="6"/>
          <table:table-cell table:number-columns-repeated="990"/>
        </table:table-row>
        <table:table-row table:style-name="ro1">
          <table:table-cell table:style-name="ce2" table:number-columns-repeated="3"/>
          <table:table-cell table:style-name="ce5" office:value-type="string" calcext:value-type="string" table:number-columns-spanned="5" table:number-rows-spanned="1">
            <text:p>QP</text:p>
          </table:table-cell>
          <table:covered-table-cell table:number-columns-repeated="3" table:style-name="ce8"/>
          <table:covered-table-cell table:style-name="ce2"/>
          <table:table-cell table:style-name="ce5" office:value-type="string" calcext:value-type="string" table:number-columns-spanned="6" table:number-rows-spanned="1">
            <text:p>QP + Dom</text:p>
          </table:table-cell>
          <table:covered-table-cell table:number-columns-repeated="4" table:style-name="ce8"/>
          <table:covered-table-cell table:style-name="ce2"/>
          <table:table-cell table:style-name="ce5" office:value-type="string" calcext:value-type="string" table:number-columns-spanned="6" table:number-rows-spanned="1">
            <text:p>QCR + QP</text:p>
          </table:table-cell>
          <table:covered-table-cell table:number-columns-repeated="4" table:style-name="ce8"/>
          <table:covered-table-cell table:style-name="ce2"/>
          <table:table-cell table:style-name="ce5" office:value-type="string" calcext:value-type="string" table:number-columns-spanned="7" table:number-rows-spanned="1">
            <text:p>Dom + QCR + QP +</text:p>
          </table:table-cell>
          <table:covered-table-cell table:number-columns-repeated="5" table:style-name="ce8"/>
          <table:covered-table-cell table:style-name="ce2"/>
          <table:table-cell table:style-name="ce5" office:value-type="string" calcext:value-type="string" table:number-columns-spanned="7" table:number-rows-spanned="1">
            <text:p>QCR + QP + Dom</text:p>
          </table:table-cell>
          <table:covered-table-cell table:number-columns-repeated="5" table:style-name="ce8"/>
          <table:covered-table-cell table:style-name="ce2"/>
          <table:table-cell table:style-name="ce5" office:value-type="string" calcext:value-type="string" table:number-columns-spanned="7" table:number-rows-spanned="1">
            <text:p>QCR2 + QP</text:p>
          </table:table-cell>
          <table:covered-table-cell table:number-columns-repeated="4" table:style-name="ce8"/>
          <table:covered-table-cell table:style-name="ce2"/>
          <table:covered-table-cell/>
          <table:table-cell table:style-name="ce46" office:value-type="string" calcext:value-type="string" table:number-columns-spanned="6" table:number-rows-spanned="1">
            <text:p>QCR2 + QP + Dom</text:p>
          </table:table-cell>
          <table:covered-table-cell table:number-columns-repeated="4" table:style-name="ce8"/>
          <table:covered-table-cell table:style-name="ce2"/>
          <table:table-cell table:style-name="ce46" office:value-type="string" calcext:value-type="string" table:number-columns-spanned="7" table:number-rows-spanned="1">
            <text:p>Dom + QCR2 + QP</text:p>
          </table:table-cell>
          <table:covered-table-cell table:number-columns-repeated="5" table:style-name="ce8"/>
          <table:covered-table-cell table:style-name="ce2"/>
          <table:table-cell table:style-name="ce46" office:value-type="string" calcext:value-type="string" table:number-columns-spanned="7" table:number-rows-spanned="1">
            <text:p>Dom + QCR2 + QP + Dom</text:p>
          </table:table-cell>
          <table:covered-table-cell table:number-columns-repeated="5" table:style-name="ce8"/>
          <table:covered-table-cell table:style-name="ce2"/>
          <table:table-cell table:style-name="ce8" table:number-columns-repeated="963"/>
        </table:table-row>
        <table:table-row table:style-name="ro1">
          <table:table-cell table:style-name="ce3" office:value-type="string" calcext:value-type="string">
            <text:p>inst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ensity%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table:number-columns-repeated="963"/>
        </table:table-row>
        <table:table-row table:style-name="ro1">
          <table:table-cell office:value-type="string" calcext:value-type="string">
            <text:p>21_2_2019_b.txt </text:p>
          </table:table-cell>
          <table:table-cell office:value-type="float" office:value="60" calcext:value-type="float">
            <text:p>60</text:p>
          </table:table-cell>
          <table:table-cell office:value-type="float" office:value="2.0833" calcext:value-type="float">
            <text:p>2.083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16" calcext:value-type="float">
            <text:p>0.0916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7" office:value-type="float" office:value="0.1072" calcext:value-type="float">
            <text:p>0.1072</text:p>
          </table:table-cell>
          <table:table-cell table:style-name="ce38"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8.5606" calcext:value-type="float">
            <text:p>8.5606</text:p>
          </table:table-cell>
          <table:table-cell office:value-type="float" office:value="70.01" calcext:value-type="float">
            <text:p>70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083" calcext:value-type="float">
            <text:p>0.083</text:p>
          </table:table-cell>
          <table:table-cell table:style-name="ce40" office:value-type="float" office:value="774" calcext:value-type="float">
            <text:p>774</text:p>
          </table:table-cell>
          <table:table-cell table:style-name="ce41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9.9768" calcext:value-type="float">
            <text:p>9.976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03" calcext:value-type="float">
            <text:p>0.103</text:p>
          </table:table-cell>
          <table:table-cell office:value-type="float" office:value="778" calcext:value-type="float">
            <text:p>778</text:p>
          </table:table-cell>
          <table:table-cell office:value-type="float" office:value="70.69" calcext:value-type="float">
            <text:p>70.69</text:p>
          </table:table-cell>
          <table:table-cell office:value-type="float" office:value="8.8707" calcext:value-type="float">
            <text:p>8.8707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1043" calcext:value-type="float">
            <text:p>0.1043</text:p>
          </table:table-cell>
          <table:table-cell table:style-name="ce43" office:value-type="float" office:value="481" calcext:value-type="float">
            <text:p>481</text:p>
          </table:table-cell>
          <table:table-cell table:style-name="ce44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407.828" calcext:value-type="float">
            <text:p>407.82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0503" calcext:value-type="float">
            <text:p>2.0503</text:p>
          </table:table-cell>
          <table:table-cell office:value-type="float" office:value="69" calcext:value-type="float">
            <text:p>69</text:p>
          </table:table-cell>
          <table:table-cell office:value-type="float" office:value="76.54" calcext:value-type="float">
            <text:p>76.54</text:p>
          </table:table-cell>
          <table:table-cell office:value-type="float" office:value="459.8573" calcext:value-type="float">
            <text:p>459.857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2669" calcext:value-type="float">
            <text:p>2.2669</text:p>
          </table:table-cell>
          <table:table-cell office:value-type="float" office:value="18" calcext:value-type="float">
            <text:p>18</text:p>
          </table:table-cell>
          <table:table-cell office:value-type="float" office:value="76.54" calcext:value-type="float">
            <text:p>76.5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83.8212" calcext:value-type="float">
            <text:p>483.8212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8061" calcext:value-type="float">
            <text:p>1.8061</text:p>
          </table:table-cell>
          <table:table-cell office:value-type="float" office:value="27" calcext:value-type="float">
            <text:p>27</text:p>
          </table:table-cell>
          <table:table-cell office:value-type="float" office:value="76.54" calcext:value-type="float">
            <text:p>76.54</text:p>
          </table:table-cell>
          <table:table-cell office:value-type="float" office:value="120" calcext:value-type="float">
            <text:p>120</text:p>
          </table:table-cell>
          <table:table-cell office:value-type="float" office:value="412.0678" calcext:value-type="float">
            <text:p>412.067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5556" calcext:value-type="float">
            <text:p>2.5556</text:p>
          </table:table-cell>
          <table:table-cell office:value-type="float" office:value="48" calcext:value-type="float">
            <text:p>48</text:p>
          </table:table-cell>
          <table:table-cell office:value-type="float" office:value="76.54" calcext:value-type="float">
            <text:p>76.54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21_2_2019.txt </text:p>
          </table:table-cell>
          <table:table-cell office:value-type="float" office:value="60" calcext:value-type="float">
            <text:p>60</text:p>
          </table:table-cell>
          <table:table-cell office:value-type="float" office:value="2.0833" calcext:value-type="float">
            <text:p>2.083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51" calcext:value-type="float">
            <text:p>0.0951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7" office:value-type="float" office:value="0.0966" calcext:value-type="float">
            <text:p>0.0966</text:p>
          </table:table-cell>
          <table:table-cell table:style-name="ce38"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8.9035" calcext:value-type="float">
            <text:p>8.9035</text:p>
          </table:table-cell>
          <table:table-cell office:value-type="float" office:value="70.01" calcext:value-type="float">
            <text:p>70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0897" calcext:value-type="float">
            <text:p>0.0897</text:p>
          </table:table-cell>
          <table:table-cell table:style-name="ce40" office:value-type="float" office:value="774" calcext:value-type="float">
            <text:p>774</text:p>
          </table:table-cell>
          <table:table-cell table:style-name="ce41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9.8924" calcext:value-type="float">
            <text:p>9.8924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4" calcext:value-type="float">
            <text:p>0.094</text:p>
          </table:table-cell>
          <table:table-cell office:value-type="float" office:value="778" calcext:value-type="float">
            <text:p>778</text:p>
          </table:table-cell>
          <table:table-cell office:value-type="float" office:value="70.69" calcext:value-type="float">
            <text:p>70.69</text:p>
          </table:table-cell>
          <table:table-cell office:value-type="float" office:value="9.0191" calcext:value-type="float">
            <text:p>9.0191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098" calcext:value-type="float">
            <text:p>0.098</text:p>
          </table:table-cell>
          <table:table-cell table:style-name="ce43" office:value-type="float" office:value="481" calcext:value-type="float">
            <text:p>481</text:p>
          </table:table-cell>
          <table:table-cell table:style-name="ce44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405.9076" calcext:value-type="float">
            <text:p>405.9076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0525" calcext:value-type="float">
            <text:p>2.0525</text:p>
          </table:table-cell>
          <table:table-cell office:value-type="float" office:value="69" calcext:value-type="float">
            <text:p>69</text:p>
          </table:table-cell>
          <table:table-cell office:value-type="float" office:value="76.54" calcext:value-type="float">
            <text:p>76.54</text:p>
          </table:table-cell>
          <table:table-cell office:value-type="float" office:value="460.3277" calcext:value-type="float">
            <text:p>460.3277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9066" calcext:value-type="float">
            <text:p>1.9066</text:p>
          </table:table-cell>
          <table:table-cell office:value-type="float" office:value="18" calcext:value-type="float">
            <text:p>18</text:p>
          </table:table-cell>
          <table:table-cell office:value-type="float" office:value="76.54" calcext:value-type="float">
            <text:p>76.5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4.7115" calcext:value-type="float">
            <text:p>504.7115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7942" calcext:value-type="float">
            <text:p>1.7942</text:p>
          </table:table-cell>
          <table:table-cell office:value-type="float" office:value="27" calcext:value-type="float">
            <text:p>27</text:p>
          </table:table-cell>
          <table:table-cell office:value-type="float" office:value="76.54" calcext:value-type="float">
            <text:p>76.54</text:p>
          </table:table-cell>
          <table:table-cell office:value-type="float" office:value="120" calcext:value-type="float">
            <text:p>120</text:p>
          </table:table-cell>
          <table:table-cell office:value-type="float" office:value="406.6384" calcext:value-type="float">
            <text:p>406.6384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6047" calcext:value-type="float">
            <text:p>2.6047</text:p>
          </table:table-cell>
          <table:table-cell office:value-type="float" office:value="48" calcext:value-type="float">
            <text:p>48</text:p>
          </table:table-cell>
          <table:table-cell office:value-type="float" office:value="76.54" calcext:value-type="float">
            <text:p>76.54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ax Cut gka1a.txt </text:p>
          </table:table-cell>
          <table:table-cell office:value-type="float" office:value="50" calcext:value-type="float">
            <text:p>50</text:p>
          </table:table-cell>
          <table:table-cell office:value-type="float" office:value="6.24" calcext:value-type="float">
            <text:p>6.24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337" calcext:value-type="float">
            <text:p>0.1337</text:p>
          </table:table-cell>
          <table:table-cell office:value-type="float" office:value="45" calcext:value-type="float">
            <text:p>45</text:p>
          </table:table-cell>
          <table:table-cell office:value-type="float" office:value="2461" calcext:value-type="float">
            <text:p>2461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7" office:value-type="float" office:value="0.1045" calcext:value-type="float">
            <text:p>0.1045</text:p>
          </table:table-cell>
          <table:table-cell table:style-name="ce38" office:value-type="float" office:value="52" calcext:value-type="float">
            <text:p>52</text:p>
          </table:table-cell>
          <table:table-cell office:value-type="float" office:value="2461" calcext:value-type="float">
            <text:p>2461</text:p>
          </table:table-cell>
          <table:table-cell office:value-type="float" office:value="82" calcext:value-type="float">
            <text:p>82</text:p>
          </table:table-cell>
          <table:table-cell office:value-type="float" office:value="9.0743" calcext:value-type="float">
            <text:p>9.0743</text:p>
          </table:table-cell>
          <table:table-cell office:value-type="float" office:value="1762.05" calcext:value-type="float">
            <text:p>1762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0847" calcext:value-type="float">
            <text:p>0.0847</text:p>
          </table:table-cell>
          <table:table-cell table:style-name="ce40" office:value-type="float" office:value="2210" calcext:value-type="float">
            <text:p>2210</text:p>
          </table:table-cell>
          <table:table-cell table:style-name="ce41" office:value-type="float" office:value="1890.36" calcext:value-type="float">
            <text:p>1890.36</text:p>
          </table:table-cell>
          <table:table-cell office:value-type="float" office:value="82" calcext:value-type="float">
            <text:p>82</text:p>
          </table:table-cell>
          <table:table-cell office:value-type="float" office:value="9.3347" calcext:value-type="float">
            <text:p>9.3347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39" calcext:value-type="float">
            <text:p>0.0939</text:p>
          </table:table-cell>
          <table:table-cell office:value-type="float" office:value="2233" calcext:value-type="float">
            <text:p>2233</text:p>
          </table:table-cell>
          <table:table-cell office:value-type="float" office:value="1890.36" calcext:value-type="float">
            <text:p>1890.36</text:p>
          </table:table-cell>
          <table:table-cell office:value-type="float" office:value="8.9746" calcext:value-type="float">
            <text:p>8.9746</text:p>
          </table:table-cell>
          <table:table-cell office:value-type="float" office:value="1762.17" calcext:value-type="float">
            <text:p>1762.1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1449" calcext:value-type="float">
            <text:p>0.1449</text:p>
          </table:table-cell>
          <table:table-cell table:style-name="ce43" office:value-type="float" office:value="1657" calcext:value-type="float">
            <text:p>1657</text:p>
          </table:table-cell>
          <table:table-cell table:style-name="ce44" office:value-type="float" office:value="1890.36" calcext:value-type="float">
            <text:p>1890.36</text:p>
          </table:table-cell>
          <table:table-cell office:value-type="float" office:value="82" calcext:value-type="float">
            <text:p>82</text:p>
          </table:table-cell>
          <table:table-cell office:value-type="float" office:value="174.8083" calcext:value-type="float">
            <text:p>174.8083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4438" calcext:value-type="float">
            <text:p>2.4438</text:p>
          </table:table-cell>
          <table:table-cell office:value-type="float" office:value="39" calcext:value-type="float">
            <text:p>39</text:p>
          </table:table-cell>
          <table:table-cell office:value-type="float" office:value="2461" calcext:value-type="float">
            <text:p>2461</text:p>
          </table:table-cell>
          <table:table-cell office:value-type="float" office:value="206.7183" calcext:value-type="float">
            <text:p>206.7183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3.0892" calcext:value-type="float">
            <text:p>3.0892</text:p>
          </table:table-cell>
          <table:table-cell office:value-type="float" office:value="59" calcext:value-type="float">
            <text:p>59</text:p>
          </table:table-cell>
          <table:table-cell office:value-type="float" office:value="2461" calcext:value-type="float">
            <text:p>246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207.9723" calcext:value-type="float">
            <text:p>207.9723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3.2127" calcext:value-type="float">
            <text:p>3.2127</text:p>
          </table:table-cell>
          <table:table-cell office:value-type="float" office:value="49" calcext:value-type="float">
            <text:p>49</text:p>
          </table:table-cell>
          <table:table-cell office:value-type="float" office:value="2461" calcext:value-type="float">
            <text:p>2461</text:p>
          </table:table-cell>
          <table:table-cell office:value-type="float" office:value="82" calcext:value-type="float">
            <text:p>82</text:p>
          </table:table-cell>
          <table:table-cell office:value-type="float" office:value="166.8959" calcext:value-type="float">
            <text:p>166.8959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2851" calcext:value-type="float">
            <text:p>2.2851</text:p>
          </table:table-cell>
          <table:table-cell office:value-type="float" office:value="59" calcext:value-type="float">
            <text:p>59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2174.txt </text:p>
          </table:table-cell>
          <table:table-cell office:value-type="float" office:value="63" calcext:value-type="float">
            <text:p>63</text:p>
          </table:table-cell>
          <table:table-cell office:value-type="float" office:value="22.449" calcext:value-type="float">
            <text:p>22.449</text:p>
          </table:table-cell>
          <table:table-cell office:value-type="float" office:value="538" calcext:value-type="float">
            <text:p>538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59.5631" calcext:value-type="float">
            <text:p>259.5631</text:p>
          </table:table-cell>
          <table:table-cell office:value-type="float" office:value="5018769" calcext:value-type="float">
            <text:p>5018769</text:p>
          </table:table-cell>
          <table:table-cell office:value-type="float" office:value="891" calcext:value-type="float">
            <text:p>891</text:p>
          </table:table-cell>
          <table:table-cell office:value-type="float" office:value="538" calcext:value-type="float">
            <text:p>53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7" office:value-type="float" office:value="608.8115" calcext:value-type="float">
            <text:p>608.8115</text:p>
          </table:table-cell>
          <table:table-cell table:style-name="ce38" office:value-type="float" office:value="5307427" calcext:value-type="float">
            <text:p>5307427</text:p>
          </table:table-cell>
          <table:table-cell office:value-type="float" office:value="891" calcext:value-type="float">
            <text:p>891</text:p>
          </table:table-cell>
          <table:table-cell office:value-type="float" office:value="972" calcext:value-type="float">
            <text:p>972</text:p>
          </table:table-cell>
          <table:table-cell office:value-type="float" office:value="12.3869" calcext:value-type="float">
            <text:p>12.3869</text:p>
          </table:table-cell>
          <table:table-cell office:value-type="float" office:value="538.05" calcext:value-type="float">
            <text:p>538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1369" calcext:value-type="float">
            <text:p>0.1369</text:p>
          </table:table-cell>
          <table:table-cell table:style-name="ce40" office:value-type="float" office:value="1267" calcext:value-type="float">
            <text:p>1267</text:p>
          </table:table-cell>
          <table:table-cell table:style-name="ce41" office:value-type="float" office:value="539.96" calcext:value-type="float">
            <text:p>539.96</text:p>
          </table:table-cell>
          <table:table-cell office:value-type="float" office:value="972" calcext:value-type="float">
            <text:p>972</text:p>
          </table:table-cell>
          <table:table-cell office:value-type="float" office:value="13.7121" calcext:value-type="float">
            <text:p>13.7121</text:p>
          </table:table-cell>
          <table:table-cell office:value-type="float" office:value="538.05" calcext:value-type="float">
            <text:p>538.0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34" calcext:value-type="float">
            <text:p>0.134</text:p>
          </table:table-cell>
          <table:table-cell office:value-type="float" office:value="1250" calcext:value-type="float">
            <text:p>1250</text:p>
          </table:table-cell>
          <table:table-cell office:value-type="float" office:value="539.96" calcext:value-type="float">
            <text:p>539.96</text:p>
          </table:table-cell>
          <table:table-cell office:value-type="float" office:value="12.9606" calcext:value-type="float">
            <text:p>12.9606</text:p>
          </table:table-cell>
          <table:table-cell office:value-type="float" office:value="538.05" calcext:value-type="float">
            <text:p>538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5206" calcext:value-type="float">
            <text:p>0.5206</text:p>
          </table:table-cell>
          <table:table-cell table:style-name="ce43" office:value-type="float" office:value="1085" calcext:value-type="float">
            <text:p>1085</text:p>
          </table:table-cell>
          <table:table-cell table:style-name="ce44" office:value-type="float" office:value="539.96" calcext:value-type="float">
            <text:p>539.96</text:p>
          </table:table-cell>
          <table:table-cell office:value-type="float" office:value="972" calcext:value-type="float">
            <text:p>972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3285.txt </text:p>
          </table:table-cell>
          <table:table-cell office:value-type="float" office:value="63" calcext:value-type="float">
            <text:p>63</text:p>
          </table:table-cell>
          <table:table-cell office:value-type="float" office:value="24.6662" calcext:value-type="float">
            <text:p>24.6662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05.317" calcext:value-type="float">
            <text:p>205.317</text:p>
          </table:table-cell>
          <table:table-cell office:value-type="float" office:value="3620344" calcext:value-type="float">
            <text:p>3620344</text:p>
          </table:table-cell>
          <table:table-cell office:value-type="float" office:value="979" calcext:value-type="float">
            <text:p>979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7" office:value-type="float" office:value="484.327" calcext:value-type="float">
            <text:p>484.327</text:p>
          </table:table-cell>
          <table:table-cell table:style-name="ce38" office:value-type="float" office:value="3634462" calcext:value-type="float">
            <text:p>3634462</text:p>
          </table:table-cell>
          <table:table-cell office:value-type="float" office:value="979" calcext:value-type="float">
            <text:p>979</text:p>
          </table:table-cell>
          <table:table-cell office:value-type="float" office:value="1156" calcext:value-type="float">
            <text:p>1156</text:p>
          </table:table-cell>
          <table:table-cell office:value-type="float" office:value="12.7178" calcext:value-type="float">
            <text:p>12.7178</text:p>
          </table:table-cell>
          <table:table-cell office:value-type="float" office:value="602.05" calcext:value-type="float">
            <text:p>602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1" calcext:value-type="float">
            <text:p>0.1</text:p>
          </table:table-cell>
          <table:table-cell table:style-name="ce40" office:value-type="float" office:value="784" calcext:value-type="float">
            <text:p>784</text:p>
          </table:table-cell>
          <table:table-cell table:style-name="ce41" office:value-type="float" office:value="602.26" calcext:value-type="float">
            <text:p>602.26</text:p>
          </table:table-cell>
          <table:table-cell office:value-type="float" office:value="1156" calcext:value-type="float">
            <text:p>1156</text:p>
          </table:table-cell>
          <table:table-cell office:value-type="float" office:value="14.4854" calcext:value-type="float">
            <text:p>14.4854</text:p>
          </table:table-cell>
          <table:table-cell office:value-type="float" office:value="602.06" calcext:value-type="float">
            <text:p>602.06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38" calcext:value-type="float">
            <text:p>0.138</text:p>
          </table:table-cell>
          <table:table-cell office:value-type="float" office:value="749" calcext:value-type="float">
            <text:p>749</text:p>
          </table:table-cell>
          <table:table-cell office:value-type="float" office:value="602.26" calcext:value-type="float">
            <text:p>602.26</text:p>
          </table:table-cell>
          <table:table-cell office:value-type="float" office:value="13.4254" calcext:value-type="float">
            <text:p>13.4254</text:p>
          </table:table-cell>
          <table:table-cell office:value-type="float" office:value="602.01" calcext:value-type="float">
            <text:p>602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4848" calcext:value-type="float">
            <text:p>0.4848</text:p>
          </table:table-cell>
          <table:table-cell table:style-name="ce43" office:value-type="float" office:value="784" calcext:value-type="float">
            <text:p>784</text:p>
          </table:table-cell>
          <table:table-cell table:style-name="ce44" office:value-type="float" office:value="602.26" calcext:value-type="float">
            <text:p>602.26</text:p>
          </table:table-cell>
          <table:table-cell office:value-type="float" office:value="1156" calcext:value-type="float">
            <text:p>1156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5386.txt </text:p>
          </table:table-cell>
          <table:table-cell office:value-type="float" office:value="63" calcext:value-type="float">
            <text:p>63</text:p>
          </table:table-cell>
          <table:table-cell office:value-type="float" office:value="39.6573" calcext:value-type="float">
            <text:p>39.6573</text:p>
          </table:table-cell>
          <table:table-cell office:value-type="float" office:value="917.56" calcext:value-type="float">
            <text:p>917.5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6.3203" calcext:value-type="float">
            <text:p>1816.3203</text:p>
          </table:table-cell>
          <table:table-cell office:value-type="float" office:value="44570403" calcext:value-type="float">
            <text:p>44570403</text:p>
          </table:table-cell>
          <table:table-cell office:value-type="float" office:value="982.75" calcext:value-type="float">
            <text:p>982.75</text:p>
          </table:table-cell>
          <table:table-cell office:value-type="float" office:value="923.42" calcext:value-type="float">
            <text:p>923.4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24.3549" calcext:value-type="float">
            <text:p>1824.3549</text:p>
          </table:table-cell>
          <table:table-cell table:style-name="ce38" office:value-type="float" office:value="10888792" calcext:value-type="float">
            <text:p>10888792</text:p>
          </table:table-cell>
          <table:table-cell office:value-type="float" office:value="982.75" calcext:value-type="float">
            <text:p>982.75</text:p>
          </table:table-cell>
          <table:table-cell office:value-type="float" office:value="1950" calcext:value-type="float">
            <text:p>1950</text:p>
          </table:table-cell>
          <table:table-cell office:value-type="float" office:value="11.4099" calcext:value-type="float">
            <text:p>11.4099</text:p>
          </table:table-cell>
          <table:table-cell office:value-type="float" office:value="900" calcext:value-type="float">
            <text:p>9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1104" calcext:value-type="float">
            <text:p>0.1104</text:p>
          </table:table-cell>
          <table:table-cell table:style-name="ce40" office:value-type="float" office:value="684" calcext:value-type="float">
            <text:p>684</text:p>
          </table:table-cell>
          <table:table-cell table:style-name="ce41" office:value-type="float" office:value="900.05" calcext:value-type="float">
            <text:p>900.05</text:p>
          </table:table-cell>
          <table:table-cell office:value-type="float" office:value="1950" calcext:value-type="float">
            <text:p>1950</text:p>
          </table:table-cell>
          <table:table-cell office:value-type="float" office:value="22.1344" calcext:value-type="float">
            <text:p>22.1344</text:p>
          </table:table-cell>
          <table:table-cell office:value-type="float" office:value="900" calcext:value-type="float">
            <text:p>90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888" calcext:value-type="float">
            <text:p>0.0888</text:p>
          </table:table-cell>
          <table:table-cell office:value-type="float" office:value="710" calcext:value-type="float">
            <text:p>710</text:p>
          </table:table-cell>
          <table:table-cell office:value-type="float" office:value="900.05" calcext:value-type="float">
            <text:p>900.05</text:p>
          </table:table-cell>
          <table:table-cell office:value-type="float" office:value="12.1184" calcext:value-type="float">
            <text:p>12.1184</text:p>
          </table:table-cell>
          <table:table-cell office:value-type="float" office:value="900.01" calcext:value-type="float">
            <text:p>900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7088" calcext:value-type="float">
            <text:p>0.7088</text:p>
          </table:table-cell>
          <table:table-cell table:style-name="ce43" office:value-type="float" office:value="348" calcext:value-type="float">
            <text:p>348</text:p>
          </table:table-cell>
          <table:table-cell table:style-name="ce44" office:value-type="float" office:value="900.05" calcext:value-type="float">
            <text:p>900.05</text:p>
          </table:table-cell>
          <table:table-cell office:value-type="float" office:value="1950" calcext:value-type="float">
            <text:p>1950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615.txt </text:p>
          </table:table-cell>
          <table:table-cell office:value-type="float" office:value="41" calcext:value-type="float">
            <text:p>41</text:p>
          </table:table-cell>
          <table:table-cell office:value-type="float" office:value="20.9399" calcext:value-type="float">
            <text:p>20.9399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36.6293" calcext:value-type="float">
            <text:p>36.6293</text:p>
          </table:table-cell>
          <table:table-cell office:value-type="float" office:value="1402109" calcext:value-type="float">
            <text:p>1402109</text:p>
          </table:table-cell>
          <table:table-cell office:value-type="float" office:value="352" calcext:value-type="float">
            <text:p>352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7" office:value-type="float" office:value="58.4193" calcext:value-type="float">
            <text:p>58.4193</text:p>
          </table:table-cell>
          <table:table-cell table:style-name="ce38" office:value-type="float" office:value="1341977" calcext:value-type="float">
            <text:p>1341977</text:p>
          </table:table-cell>
          <table:table-cell office:value-type="float" office:value="352" calcext:value-type="float">
            <text:p>352</text:p>
          </table:table-cell>
          <table:table-cell office:value-type="float" office:value="444" calcext:value-type="float">
            <text:p>444</text:p>
          </table:table-cell>
          <table:table-cell office:value-type="float" office:value="8.1857" calcext:value-type="float">
            <text:p>8.1857</text:p>
          </table:table-cell>
          <table:table-cell office:value-type="float" office:value="199.02" calcext:value-type="float">
            <text:p>199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0916" calcext:value-type="float">
            <text:p>0.0916</text:p>
          </table:table-cell>
          <table:table-cell table:style-name="ce40" office:value-type="float" office:value="2057" calcext:value-type="float">
            <text:p>2057</text:p>
          </table:table-cell>
          <table:table-cell table:style-name="ce41" office:value-type="float" office:value="199.41" calcext:value-type="float">
            <text:p>199.41</text:p>
          </table:table-cell>
          <table:table-cell office:value-type="float" office:value="444" calcext:value-type="float">
            <text:p>444</text:p>
          </table:table-cell>
          <table:table-cell office:value-type="float" office:value="8.593" calcext:value-type="float">
            <text:p>8.593</text:p>
          </table:table-cell>
          <table:table-cell office:value-type="float" office:value="199.02" calcext:value-type="float">
            <text:p>199.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09" calcext:value-type="float">
            <text:p>0.0909</text:p>
          </table:table-cell>
          <table:table-cell office:value-type="float" office:value="2149" calcext:value-type="float">
            <text:p>2149</text:p>
          </table:table-cell>
          <table:table-cell office:value-type="float" office:value="199.41" calcext:value-type="float">
            <text:p>199.41</text:p>
          </table:table-cell>
          <table:table-cell office:value-type="float" office:value="7.9448" calcext:value-type="float">
            <text:p>7.9448</text:p>
          </table:table-cell>
          <table:table-cell office:value-type="float" office:value="199.02" calcext:value-type="float">
            <text:p>199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2016" calcext:value-type="float">
            <text:p>0.2016</text:p>
          </table:table-cell>
          <table:table-cell table:style-name="ce43" office:value-type="float" office:value="1496" calcext:value-type="float">
            <text:p>1496</text:p>
          </table:table-cell>
          <table:table-cell table:style-name="ce44" office:value-type="float" office:value="199.41" calcext:value-type="float">
            <text:p>199.41</text:p>
          </table:table-cell>
          <table:table-cell office:value-type="float" office:value="444" calcext:value-type="float">
            <text:p>444</text:p>
          </table:table-cell>
          <table:table-cell office:value-type="float" office:value="66.8306" calcext:value-type="float">
            <text:p>66.8306</text:p>
          </table:table-cell>
          <table:table-cell office:value-type="float" office:value="199.02" calcext:value-type="float">
            <text:p>199.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749.1816" calcext:value-type="float">
            <text:p>1749.1816</text:p>
          </table:table-cell>
          <table:table-cell office:value-type="float" office:value="2961784" calcext:value-type="float">
            <text:p>2961784</text:p>
          </table:table-cell>
          <table:table-cell office:value-type="float" office:value="359.26" calcext:value-type="float">
            <text:p>359.26</text:p>
          </table:table-cell>
          <table:table-cell office:value-type="float" office:value="80.9793" calcext:value-type="float">
            <text:p>80.9793</text:p>
          </table:table-cell>
          <table:table-cell office:value-type="float" office:value="201.75" calcext:value-type="float">
            <text:p>201.7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744" calcext:value-type="float">
            <text:p>1800.0744</text:p>
          </table:table-cell>
          <table:table-cell office:value-type="float" office:value="2259661" calcext:value-type="float">
            <text:p>2259661</text:p>
          </table:table-cell>
          <table:table-cell office:value-type="float" office:value="359.26" calcext:value-type="float">
            <text:p>359.26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88.3419" calcext:value-type="float">
            <text:p>88.3419</text:p>
          </table:table-cell>
          <table:table-cell office:value-type="float" office:value="199.01" calcext:value-type="float">
            <text:p>199.0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746.0136" calcext:value-type="float">
            <text:p>1746.0136</text:p>
          </table:table-cell>
          <table:table-cell office:value-type="float" office:value="2732837" calcext:value-type="float">
            <text:p>2732837</text:p>
          </table:table-cell>
          <table:table-cell office:value-type="float" office:value="359.26" calcext:value-type="float">
            <text:p>359.26</text:p>
          </table:table-cell>
          <table:table-cell office:value-type="float" office:value="444" calcext:value-type="float">
            <text:p>444</text:p>
          </table:table-cell>
          <table:table-cell office:value-type="float" office:value="76.9412" calcext:value-type="float">
            <text:p>76.9412</text:p>
          </table:table-cell>
          <table:table-cell office:value-type="float" office:value="199.85" calcext:value-type="float">
            <text:p>199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2869" calcext:value-type="float">
            <text:p>1800.2869</text:p>
          </table:table-cell>
          <table:table-cell office:value-type="float" office:value="6903652" calcext:value-type="float">
            <text:p>6903652</text:p>
          </table:table-cell>
          <table:table-cell office:value-type="float" office:value="359.26" calcext:value-type="float">
            <text:p>359.26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6601.txt </text:p>
          </table:table-cell>
          <table:table-cell office:value-type="float" office:value="160" calcext:value-type="float">
            <text:p>160</text:p>
          </table:table-cell>
          <table:table-cell office:value-type="float" office:value="9.4727" calcext:value-type="float">
            <text:p>9.4727</text:p>
          </table:table-cell>
          <table:table-cell office:value-type="float" office:value="2181" calcext:value-type="float">
            <text:p>218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313.6159" calcext:value-type="float">
            <text:p>1313.6159</text:p>
          </table:table-cell>
          <table:table-cell office:value-type="float" office:value="21317103" calcext:value-type="float">
            <text:p>21317103</text:p>
          </table:table-cell>
          <table:table-cell office:value-type="float" office:value="2425" calcext:value-type="float">
            <text:p>2425</text:p>
          </table:table-cell>
          <table:table-cell office:value-type="float" office:value="2188.5" calcext:value-type="float">
            <text:p>2188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03.958" calcext:value-type="float">
            <text:p>1803.958</text:p>
          </table:table-cell>
          <table:table-cell table:style-name="ce38" office:value-type="float" office:value="7652962" calcext:value-type="float">
            <text:p>7652962</text:p>
          </table:table-cell>
          <table:table-cell office:value-type="float" office:value="2425" calcext:value-type="float">
            <text:p>2425</text:p>
          </table:table-cell>
          <table:table-cell office:value-type="float" office:value="2488" calcext:value-type="float">
            <text:p>2488</text:p>
          </table:table-cell>
          <table:table-cell office:value-type="float" office:value="228.369" calcext:value-type="float">
            <text:p>228.369</text:p>
          </table:table-cell>
          <table:table-cell office:value-type="float" office:value="2181.22" calcext:value-type="float">
            <text:p>2181.2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10.264" calcext:value-type="float">
            <text:p>10.264</text:p>
          </table:table-cell>
          <table:table-cell table:style-name="ce40" office:value-type="float" office:value="886821" calcext:value-type="float">
            <text:p>886821</text:p>
          </table:table-cell>
          <table:table-cell table:style-name="ce41" office:value-type="float" office:value="2181.3" calcext:value-type="float">
            <text:p>2181.3</text:p>
          </table:table-cell>
          <table:table-cell office:value-type="float" office:value="2488" calcext:value-type="float">
            <text:p>2488</text:p>
          </table:table-cell>
          <table:table-cell office:value-type="float" office:value="293.191" calcext:value-type="float">
            <text:p>293.191</text:p>
          </table:table-cell>
          <table:table-cell office:value-type="float" office:value="2181.22" calcext:value-type="float">
            <text:p>2181.2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0.8569" calcext:value-type="float">
            <text:p>10.8569</text:p>
          </table:table-cell>
          <table:table-cell office:value-type="float" office:value="886710" calcext:value-type="float">
            <text:p>886710</text:p>
          </table:table-cell>
          <table:table-cell office:value-type="float" office:value="2181.3" calcext:value-type="float">
            <text:p>2181.3</text:p>
          </table:table-cell>
          <table:table-cell office:value-type="float" office:value="283.9149" calcext:value-type="float">
            <text:p>283.9149</text:p>
          </table:table-cell>
          <table:table-cell office:value-type="float" office:value="2181.21" calcext:value-type="float">
            <text:p>2181.2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99.5355" calcext:value-type="float">
            <text:p>99.5355</text:p>
          </table:table-cell>
          <table:table-cell table:style-name="ce43" office:value-type="float" office:value="233878" calcext:value-type="float">
            <text:p>233878</text:p>
          </table:table-cell>
          <table:table-cell table:style-name="ce44" office:value-type="float" office:value="2181.3" calcext:value-type="float">
            <text:p>2181.3</text:p>
          </table:table-cell>
          <table:table-cell office:value-type="float" office:value="2488" calcext:value-type="float">
            <text:p>2488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7292.txt </text:p>
          </table:table-cell>
          <table:table-cell office:value-type="float" office:value="64" calcext:value-type="float">
            <text:p>64</text:p>
          </table:table-cell>
          <table:table-cell office:value-type="float" office:value="46.4111" calcext:value-type="float">
            <text:p>46.4111</text:p>
          </table:table-cell>
          <table:table-cell office:value-type="float" office:value="1045.97" calcext:value-type="float">
            <text:p>1045.9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1.9462" calcext:value-type="float">
            <text:p>1841.9462</text:p>
          </table:table-cell>
          <table:table-cell office:value-type="float" office:value="26559209" calcext:value-type="float">
            <text:p>26559209</text:p>
          </table:table-cell>
          <table:table-cell office:value-type="float" office:value="1079.49" calcext:value-type="float">
            <text:p>1079.49</text:p>
          </table:table-cell>
          <table:table-cell office:value-type="float" office:value="1048.79" calcext:value-type="float">
            <text:p>1048.7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04.673" calcext:value-type="float">
            <text:p>1804.673</text:p>
          </table:table-cell>
          <table:table-cell table:style-name="ce38" office:value-type="float" office:value="5397671" calcext:value-type="float">
            <text:p>5397671</text:p>
          </table:table-cell>
          <table:table-cell office:value-type="float" office:value="1079.49" calcext:value-type="float">
            <text:p>1079.49</text:p>
          </table:table-cell>
          <table:table-cell office:value-type="float" office:value="3528" calcext:value-type="float">
            <text:p>3528</text:p>
          </table:table-cell>
          <table:table-cell office:value-type="float" office:value="10.5735" calcext:value-type="float">
            <text:p>10.5735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1633" calcext:value-type="float">
            <text:p>0.1633</text:p>
          </table:table-cell>
          <table:table-cell table:style-name="ce40" office:value-type="float" office:value="1793" calcext:value-type="float">
            <text:p>1793</text:p>
          </table:table-cell>
          <table:table-cell table:style-name="ce41" office:value-type="float" office:value="972" calcext:value-type="float">
            <text:p>972</text:p>
          </table:table-cell>
          <table:table-cell office:value-type="float" office:value="3528" calcext:value-type="float">
            <text:p>3528</text:p>
          </table:table-cell>
          <table:table-cell office:value-type="float" office:value="38.3569" calcext:value-type="float">
            <text:p>38.3569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124" calcext:value-type="float">
            <text:p>0.1124</text:p>
          </table:table-cell>
          <table:table-cell office:value-type="float" office:value="1765" calcext:value-type="float">
            <text:p>1765</text:p>
          </table:table-cell>
          <table:table-cell office:value-type="float" office:value="972" calcext:value-type="float">
            <text:p>972</text:p>
          </table:table-cell>
          <table:table-cell office:value-type="float" office:value="10.8646" calcext:value-type="float">
            <text:p>10.8646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1714" calcext:value-type="float">
            <text:p>1.1714</text:p>
          </table:table-cell>
          <table:table-cell table:style-name="ce43" office:value-type="float" office:value="1359" calcext:value-type="float">
            <text:p>1359</text:p>
          </table:table-cell>
          <table:table-cell table:style-name="ce44" office:value-type="float" office:value="972" calcext:value-type="float">
            <text:p>972</text:p>
          </table:table-cell>
          <table:table-cell office:value-type="float" office:value="3528" calcext:value-type="float">
            <text:p>3528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21069.txt </text:p>
          </table:table-cell>
          <table:table-cell office:value-type="float" office:value="63" calcext:value-type="float">
            <text:p>63</text:p>
          </table:table-cell>
          <table:table-cell office:value-type="float" office:value="44.898" calcext:value-type="float">
            <text:p>44.898</text:p>
          </table:table-cell>
          <table:table-cell office:value-type="float" office:value="1016.12" calcext:value-type="float">
            <text:p>1016.1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57.4001" calcext:value-type="float">
            <text:p>1857.4001</text:p>
          </table:table-cell>
          <table:table-cell office:value-type="float" office:value="28561697" calcext:value-type="float">
            <text:p>28561697</text:p>
          </table:table-cell>
          <table:table-cell office:value-type="float" office:value="1064.07" calcext:value-type="float">
            <text:p>1064.07</text:p>
          </table:table-cell>
          <table:table-cell office:value-type="float" office:value="1016.5" calcext:value-type="float">
            <text:p>1016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56.8084" calcext:value-type="float">
            <text:p>1856.8084</text:p>
          </table:table-cell>
          <table:table-cell table:style-name="ce38" office:value-type="float" office:value="12632794" calcext:value-type="float">
            <text:p>12632794</text:p>
          </table:table-cell>
          <table:table-cell office:value-type="float" office:value="1064.07" calcext:value-type="float">
            <text:p>1064.07</text:p>
          </table:table-cell>
          <table:table-cell office:value-type="float" office:value="1406" calcext:value-type="float">
            <text:p>1406</text:p>
          </table:table-cell>
          <table:table-cell office:value-type="float" office:value="13.3041" calcext:value-type="float">
            <text:p>13.3041</text:p>
          </table:table-cell>
          <table:table-cell office:value-type="float" office:value="977.09" calcext:value-type="float">
            <text:p>977.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1437" calcext:value-type="float">
            <text:p>0.1437</text:p>
          </table:table-cell>
          <table:table-cell table:style-name="ce40" office:value-type="float" office:value="1419" calcext:value-type="float">
            <text:p>1419</text:p>
          </table:table-cell>
          <table:table-cell table:style-name="ce41" office:value-type="float" office:value="977.32" calcext:value-type="float">
            <text:p>977.32</text:p>
          </table:table-cell>
          <table:table-cell office:value-type="float" office:value="1406" calcext:value-type="float">
            <text:p>1406</text:p>
          </table:table-cell>
          <table:table-cell office:value-type="float" office:value="20.7233" calcext:value-type="float">
            <text:p>20.7233</text:p>
          </table:table-cell>
          <table:table-cell office:value-type="float" office:value="977.1" calcext:value-type="float">
            <text:p>977.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223" calcext:value-type="float">
            <text:p>0.1223</text:p>
          </table:table-cell>
          <table:table-cell office:value-type="float" office:value="2221" calcext:value-type="float">
            <text:p>2221</text:p>
          </table:table-cell>
          <table:table-cell office:value-type="float" office:value="977.32" calcext:value-type="float">
            <text:p>977.32</text:p>
          </table:table-cell>
          <table:table-cell office:value-type="float" office:value="13.8826" calcext:value-type="float">
            <text:p>13.8826</text:p>
          </table:table-cell>
          <table:table-cell office:value-type="float" office:value="977.1" calcext:value-type="float">
            <text:p>977.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8201" calcext:value-type="float">
            <text:p>0.8201</text:p>
          </table:table-cell>
          <table:table-cell table:style-name="ce43" office:value-type="float" office:value="1390" calcext:value-type="float">
            <text:p>1390</text:p>
          </table:table-cell>
          <table:table-cell table:style-name="ce44" office:value-type="float" office:value="977.32" calcext:value-type="float">
            <text:p>977.32</text:p>
          </table:table-cell>
          <table:table-cell office:value-type="float" office:value="1406" calcext:value-type="float">
            <text:p>1406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23697.txt </text:p>
          </table:table-cell>
          <table:table-cell office:value-type="float" office:value="59" calcext:value-type="float">
            <text:p>59</text:p>
          </table:table-cell>
          <table:table-cell office:value-type="float" office:value="48.2333" calcext:value-type="float">
            <text:p>48.2333</text:p>
          </table:table-cell>
          <table:table-cell office:value-type="float" office:value="904.99" calcext:value-type="float">
            <text:p>904.9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8.7197" calcext:value-type="float">
            <text:p>1848.7197</text:p>
          </table:table-cell>
          <table:table-cell office:value-type="float" office:value="26920192" calcext:value-type="float">
            <text:p>26920192</text:p>
          </table:table-cell>
          <table:table-cell office:value-type="float" office:value="928.75" calcext:value-type="float">
            <text:p>928.75</text:p>
          </table:table-cell>
          <table:table-cell office:value-type="float" office:value="905.79" calcext:value-type="float">
            <text:p>905.7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07.146" calcext:value-type="float">
            <text:p>1807.146</text:p>
          </table:table-cell>
          <table:table-cell table:style-name="ce38" office:value-type="float" office:value="9230197" calcext:value-type="float">
            <text:p>9230197</text:p>
          </table:table-cell>
          <table:table-cell office:value-type="float" office:value="928.75" calcext:value-type="float">
            <text:p>928.75</text:p>
          </table:table-cell>
          <table:table-cell office:value-type="float" office:value="1920" calcext:value-type="float">
            <text:p>1920</text:p>
          </table:table-cell>
          <table:table-cell office:value-type="float" office:value="9.4125" calcext:value-type="float">
            <text:p>9.4125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1143" calcext:value-type="float">
            <text:p>0.1143</text:p>
          </table:table-cell>
          <table:table-cell table:style-name="ce40" office:value-type="float" office:value="1472" calcext:value-type="float">
            <text:p>1472</text:p>
          </table:table-cell>
          <table:table-cell table:style-name="ce41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office:value-type="float" office:value="18.2517" calcext:value-type="float">
            <text:p>18.2517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098" calcext:value-type="float">
            <text:p>0.1098</text:p>
          </table:table-cell>
          <table:table-cell office:value-type="float" office:value="1445" calcext:value-type="float">
            <text:p>1445</text:p>
          </table:table-cell>
          <table:table-cell office:value-type="float" office:value="867" calcext:value-type="float">
            <text:p>867</text:p>
          </table:table-cell>
          <table:table-cell office:value-type="float" office:value="9.824" calcext:value-type="float">
            <text:p>9.824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6062" calcext:value-type="float">
            <text:p>0.6062</text:p>
          </table:table-cell>
          <table:table-cell table:style-name="ce43" office:value-type="float" office:value="1114" calcext:value-type="float">
            <text:p>1114</text:p>
          </table:table-cell>
          <table:table-cell table:style-name="ce44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office:value-type="float" office:value="262.7129" calcext:value-type="float">
            <text:p>262.7129</text:p>
          </table:table-cell>
          <table:table-cell office:value-type="float" office:value="1345.96" calcext:value-type="float">
            <text:p>1345.9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2.6216" calcext:value-type="float">
            <text:p>1802.6216</text:p>
          </table:table-cell>
          <table:table-cell office:value-type="float" office:value="1562543" calcext:value-type="float">
            <text:p>1562543</text:p>
          </table:table-cell>
          <table:table-cell office:value-type="float" office:value="1690.37" calcext:value-type="float">
            <text:p>1690.37</text:p>
          </table:table-cell>
          <table:table-cell office:value-type="float" office:value="299.0062" calcext:value-type="float">
            <text:p>299.0062</text:p>
          </table:table-cell>
          <table:table-cell office:value-type="float" office:value="1345.76" calcext:value-type="float">
            <text:p>1345.7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3.2531" calcext:value-type="float">
            <text:p>1803.2531</text:p>
          </table:table-cell>
          <table:table-cell office:value-type="float" office:value="1190743" calcext:value-type="float">
            <text:p>1190743</text:p>
          </table:table-cell>
          <table:table-cell office:value-type="float" office:value="1690.37" calcext:value-type="float">
            <text:p>1690.37</text:p>
          </table:table-cell>
          <table:table-cell office:value-type="float" office:value="1920" calcext:value-type="float">
            <text:p>1920</text:p>
          </table:table-cell>
          <table:table-cell table:number-columns-repeated="14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24601.txt </text:p>
          </table:table-cell>
          <table:table-cell office:value-type="float" office:value="63" calcext:value-type="float">
            <text:p>63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1013.02" calcext:value-type="float">
            <text:p>1013.0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0.017" calcext:value-type="float">
            <text:p>1840.017</text:p>
          </table:table-cell>
          <table:table-cell office:value-type="float" office:value="27777472" calcext:value-type="float">
            <text:p>27777472</text:p>
          </table:table-cell>
          <table:table-cell office:value-type="float" office:value="1034.36" calcext:value-type="float">
            <text:p>1034.36</text:p>
          </table:table-cell>
          <table:table-cell office:value-type="float" office:value="1014.85" calcext:value-type="float">
            <text:p>1014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04.2535" calcext:value-type="float">
            <text:p>1804.2535</text:p>
          </table:table-cell>
          <table:table-cell table:style-name="ce38" office:value-type="float" office:value="5042882" calcext:value-type="float">
            <text:p>5042882</text:p>
          </table:table-cell>
          <table:table-cell office:value-type="float" office:value="1034.36" calcext:value-type="float">
            <text:p>1034.36</text:p>
          </table:table-cell>
          <table:table-cell office:value-type="float" office:value="3782" calcext:value-type="float">
            <text:p>3782</text:p>
          </table:table-cell>
          <table:table-cell office:value-type="float" office:value="9.8254" calcext:value-type="float">
            <text:p>9.8254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1178" calcext:value-type="float">
            <text:p>0.1178</text:p>
          </table:table-cell>
          <table:table-cell table:style-name="ce40" office:value-type="float" office:value="1779" calcext:value-type="float">
            <text:p>1779</text:p>
          </table:table-cell>
          <table:table-cell table:style-name="ce41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office:value-type="float" office:value="37.9879" calcext:value-type="float">
            <text:p>37.9879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37" calcext:value-type="float">
            <text:p>0.137</text:p>
          </table:table-cell>
          <table:table-cell office:value-type="float" office:value="1778" calcext:value-type="float">
            <text:p>1778</text:p>
          </table:table-cell>
          <table:table-cell office:value-type="float" office:value="964" calcext:value-type="float">
            <text:p>964</text:p>
          </table:table-cell>
          <table:table-cell office:value-type="float" office:value="10.6161" calcext:value-type="float">
            <text:p>10.6161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2777" calcext:value-type="float">
            <text:p>1.2777</text:p>
          </table:table-cell>
          <table:table-cell table:style-name="ce43" office:value-type="float" office:value="1558" calcext:value-type="float">
            <text:p>1558</text:p>
          </table:table-cell>
          <table:table-cell table:style-name="ce44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37781.txt </text:p>
          </table:table-cell>
          <table:table-cell office:value-type="float" office:value="63" calcext:value-type="float">
            <text:p>63</text:p>
          </table:table-cell>
          <table:table-cell office:value-type="float" office:value="39.3046" calcext:value-type="float">
            <text:p>39.3046</text:p>
          </table:table-cell>
          <table:table-cell office:value-type="float" office:value="923.14" calcext:value-type="float">
            <text:p>923.1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6.041" calcext:value-type="float">
            <text:p>1836.041</text:p>
          </table:table-cell>
          <table:table-cell office:value-type="float" office:value="36474017" calcext:value-type="float">
            <text:p>36474017</text:p>
          </table:table-cell>
          <table:table-cell office:value-type="float" office:value="990.94" calcext:value-type="float">
            <text:p>990.94</text:p>
          </table:table-cell>
          <table:table-cell office:value-type="float" office:value="925.85" calcext:value-type="float">
            <text:p>925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21.0012" calcext:value-type="float">
            <text:p>1821.0012</text:p>
          </table:table-cell>
          <table:table-cell table:style-name="ce38" office:value-type="float" office:value="11977809" calcext:value-type="float">
            <text:p>11977809</text:p>
          </table:table-cell>
          <table:table-cell office:value-type="float" office:value="990.94" calcext:value-type="float">
            <text:p>990.94</text:p>
          </table:table-cell>
          <table:table-cell office:value-type="float" office:value="1646" calcext:value-type="float">
            <text:p>1646</text:p>
          </table:table-cell>
          <table:table-cell office:value-type="float" office:value="11.5324" calcext:value-type="float">
            <text:p>11.5324</text:p>
          </table:table-cell>
          <table:table-cell office:value-type="float" office:value="897.05" calcext:value-type="float">
            <text:p>897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0868" calcext:value-type="float">
            <text:p>0.0868</text:p>
          </table:table-cell>
          <table:table-cell table:style-name="ce40" office:value-type="float" office:value="641" calcext:value-type="float">
            <text:p>641</text:p>
          </table:table-cell>
          <table:table-cell table:style-name="ce41" office:value-type="float" office:value="897.05" calcext:value-type="float">
            <text:p>897.05</text:p>
          </table:table-cell>
          <table:table-cell office:value-type="float" office:value="1646" calcext:value-type="float">
            <text:p>1646</text:p>
          </table:table-cell>
          <table:table-cell office:value-type="float" office:value="18.6623" calcext:value-type="float">
            <text:p>18.6623</text:p>
          </table:table-cell>
          <table:table-cell office:value-type="float" office:value="897.05" calcext:value-type="float">
            <text:p>897.0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076" calcext:value-type="float">
            <text:p>0.1076</text:p>
          </table:table-cell>
          <table:table-cell office:value-type="float" office:value="635" calcext:value-type="float">
            <text:p>635</text:p>
          </table:table-cell>
          <table:table-cell office:value-type="float" office:value="897.05" calcext:value-type="float">
            <text:p>897.05</text:p>
          </table:table-cell>
          <table:table-cell office:value-type="float" office:value="11.6686" calcext:value-type="float">
            <text:p>11.6686</text:p>
          </table:table-cell>
          <table:table-cell office:value-type="float" office:value="897.04" calcext:value-type="float">
            <text:p>897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7875" calcext:value-type="float">
            <text:p>0.7875</text:p>
          </table:table-cell>
          <table:table-cell table:style-name="ce43" office:value-type="float" office:value="505" calcext:value-type="float">
            <text:p>505</text:p>
          </table:table-cell>
          <table:table-cell table:style-name="ce44" office:value-type="float" office:value="897.05" calcext:value-type="float">
            <text:p>897.05</text:p>
          </table:table-cell>
          <table:table-cell office:value-type="float" office:value="1646" calcext:value-type="float">
            <text:p>1646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4004.txt </text:p>
          </table:table-cell>
          <table:table-cell office:value-type="float" office:value="63" calcext:value-type="float">
            <text:p>63</text:p>
          </table:table-cell>
          <table:table-cell office:value-type="float" office:value="43.5626" calcext:value-type="float">
            <text:p>43.5626</text:p>
          </table:table-cell>
          <table:table-cell office:value-type="float" office:value="994.46" calcext:value-type="float">
            <text:p>994.4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4.8555" calcext:value-type="float">
            <text:p>1844.8555</text:p>
          </table:table-cell>
          <table:table-cell office:value-type="float" office:value="29047910" calcext:value-type="float">
            <text:p>29047910</text:p>
          </table:table-cell>
          <table:table-cell office:value-type="float" office:value="1045.28" calcext:value-type="float">
            <text:p>1045.28</text:p>
          </table:table-cell>
          <table:table-cell office:value-type="float" office:value="995.4" calcext:value-type="float">
            <text:p>995.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13.8324" calcext:value-type="float">
            <text:p>1813.8324</text:p>
          </table:table-cell>
          <table:table-cell table:style-name="ce38" office:value-type="float" office:value="10614313" calcext:value-type="float">
            <text:p>10614313</text:p>
          </table:table-cell>
          <table:table-cell office:value-type="float" office:value="1045.28" calcext:value-type="float">
            <text:p>1045.28</text:p>
          </table:table-cell>
          <table:table-cell office:value-type="float" office:value="1830" calcext:value-type="float">
            <text:p>1830</text:p>
          </table:table-cell>
          <table:table-cell office:value-type="float" office:value="12.0357" calcext:value-type="float">
            <text:p>12.0357</text:p>
          </table:table-cell>
          <table:table-cell office:value-type="float" office:value="956.09" calcext:value-type="float">
            <text:p>956.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1229" calcext:value-type="float">
            <text:p>0.1229</text:p>
          </table:table-cell>
          <table:table-cell table:style-name="ce40" office:value-type="float" office:value="2408" calcext:value-type="float">
            <text:p>2408</text:p>
          </table:table-cell>
          <table:table-cell table:style-name="ce41" office:value-type="float" office:value="956.24" calcext:value-type="float">
            <text:p>956.24</text:p>
          </table:table-cell>
          <table:table-cell office:value-type="float" office:value="1830" calcext:value-type="float">
            <text:p>1830</text:p>
          </table:table-cell>
          <table:table-cell office:value-type="float" office:value="22.8578" calcext:value-type="float">
            <text:p>22.8578</text:p>
          </table:table-cell>
          <table:table-cell office:value-type="float" office:value="956.09" calcext:value-type="float">
            <text:p>956.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213" calcext:value-type="float">
            <text:p>0.1213</text:p>
          </table:table-cell>
          <table:table-cell office:value-type="float" office:value="2425" calcext:value-type="float">
            <text:p>2425</text:p>
          </table:table-cell>
          <table:table-cell office:value-type="float" office:value="956.24" calcext:value-type="float">
            <text:p>956.24</text:p>
          </table:table-cell>
          <table:table-cell office:value-type="float" office:value="12.4248" calcext:value-type="float">
            <text:p>12.4248</text:p>
          </table:table-cell>
          <table:table-cell office:value-type="float" office:value="956.09" calcext:value-type="float">
            <text:p>956.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2387" calcext:value-type="float">
            <text:p>1.2387</text:p>
          </table:table-cell>
          <table:table-cell table:style-name="ce43" office:value-type="float" office:value="1493" calcext:value-type="float">
            <text:p>1493</text:p>
          </table:table-cell>
          <table:table-cell table:style-name="ce44" office:value-type="float" office:value="956.24" calcext:value-type="float">
            <text:p>956.24</text:p>
          </table:table-cell>
          <table:table-cell office:value-type="float" office:value="1830" calcext:value-type="float">
            <text:p>1830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56458.txt </text:p>
          </table:table-cell>
          <table:table-cell office:value-type="float" office:value="63" calcext:value-type="float">
            <text:p>63</text:p>
          </table:table-cell>
          <table:table-cell office:value-type="float" office:value="47.8458" calcext:value-type="float">
            <text:p>47.8458</text:p>
          </table:table-cell>
          <table:table-cell office:value-type="float" office:value="1027.21" calcext:value-type="float">
            <text:p>1027.2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9.5264" calcext:value-type="float">
            <text:p>1839.5264</text:p>
          </table:table-cell>
          <table:table-cell office:value-type="float" office:value="27056972" calcext:value-type="float">
            <text:p>27056972</text:p>
          </table:table-cell>
          <table:table-cell office:value-type="float" office:value="1053.81" calcext:value-type="float">
            <text:p>1053.81</text:p>
          </table:table-cell>
          <table:table-cell office:value-type="float" office:value="1029.47" calcext:value-type="float">
            <text:p>1029.4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05.399" calcext:value-type="float">
            <text:p>1805.399</text:p>
          </table:table-cell>
          <table:table-cell table:style-name="ce38" office:value-type="float" office:value="5466292" calcext:value-type="float">
            <text:p>5466292</text:p>
          </table:table-cell>
          <table:table-cell office:value-type="float" office:value="1053.81" calcext:value-type="float">
            <text:p>1053.81</text:p>
          </table:table-cell>
          <table:table-cell office:value-type="float" office:value="3456" calcext:value-type="float">
            <text:p>3456</text:p>
          </table:table-cell>
          <table:table-cell office:value-type="float" office:value="8.9111" calcext:value-type="float">
            <text:p>8.9111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1121" calcext:value-type="float">
            <text:p>0.1121</text:p>
          </table:table-cell>
          <table:table-cell table:style-name="ce40" office:value-type="float" office:value="1640" calcext:value-type="float">
            <text:p>1640</text:p>
          </table:table-cell>
          <table:table-cell table:style-name="ce41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office:value-type="float" office:value="34.7721" calcext:value-type="float">
            <text:p>34.7721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133" calcext:value-type="float">
            <text:p>0.1133</text:p>
          </table:table-cell>
          <table:table-cell office:value-type="float" office:value="1653" calcext:value-type="float">
            <text:p>1653</text:p>
          </table:table-cell>
          <table:table-cell office:value-type="float" office:value="969" calcext:value-type="float">
            <text:p>969</text:p>
          </table:table-cell>
          <table:table-cell office:value-type="float" office:value="9.4387" calcext:value-type="float">
            <text:p>9.4387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0995" calcext:value-type="float">
            <text:p>1.0995</text:p>
          </table:table-cell>
          <table:table-cell table:style-name="ce43" office:value-type="float" office:value="1453" calcext:value-type="float">
            <text:p>1453</text:p>
          </table:table-cell>
          <table:table-cell table:style-name="ce44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58142.txt </text:p>
          </table:table-cell>
          <table:table-cell office:value-type="float" office:value="21" calcext:value-type="float">
            <text:p>21</text:p>
          </table:table-cell>
          <table:table-cell office:value-type="float" office:value="45.1247" calcext:value-type="float">
            <text:p>45.124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0762" calcext:value-type="float">
            <text:p>1.0762</text:p>
          </table:table-cell>
          <table:table-cell office:value-type="float" office:value="39894" calcext:value-type="float">
            <text:p>39894</text:p>
          </table:table-cell>
          <table:table-cell office:value-type="float" office:value="118.75" calcext:value-type="float">
            <text:p>118.75</text:p>
          </table:table-cell>
          <table:table-cell office:value-type="float" office:value="109.01" calcext:value-type="float">
            <text:p>109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7" office:value-type="float" office:value="2.0628" calcext:value-type="float">
            <text:p>2.0628</text:p>
          </table:table-cell>
          <table:table-cell table:style-name="ce38" office:value-type="float" office:value="38931" calcext:value-type="float">
            <text:p>38931</text:p>
          </table:table-cell>
          <table:table-cell office:value-type="float" office:value="118.75" calcext:value-type="float">
            <text:p>118.75</text:p>
          </table:table-cell>
          <table:table-cell office:value-type="float" office:value="254" calcext:value-type="float">
            <text:p>254</text:p>
          </table:table-cell>
          <table:table-cell office:value-type="float" office:value="5.8585" calcext:value-type="float">
            <text:p>5.8585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0759" calcext:value-type="float">
            <text:p>0.0759</text:p>
          </table:table-cell>
          <table:table-cell table:style-name="ce40" office:value-type="float" office:value="323" calcext:value-type="float">
            <text:p>323</text:p>
          </table:table-cell>
          <table:table-cell table:style-name="ce41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6.1133" calcext:value-type="float">
            <text:p>6.1133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2233" calcext:value-type="float">
            <text:p>0.2233</text:p>
          </table:table-cell>
          <table:table-cell office:value-type="float" office:value="286" calcext:value-type="float">
            <text:p>286</text:p>
          </table:table-cell>
          <table:table-cell office:value-type="float" office:value="109" calcext:value-type="float">
            <text:p>109</text:p>
          </table:table-cell>
          <table:table-cell office:value-type="float" office:value="5.6734" calcext:value-type="float">
            <text:p>5.6734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1661" calcext:value-type="float">
            <text:p>0.1661</text:p>
          </table:table-cell>
          <table:table-cell table:style-name="ce43" office:value-type="float" office:value="342" calcext:value-type="float">
            <text:p>342</text:p>
          </table:table-cell>
          <table:table-cell table:style-name="ce44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8.2807" calcext:value-type="float">
            <text:p>8.280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4.2821" calcext:value-type="float">
            <text:p>4.2821</text:p>
          </table:table-cell>
          <table:table-cell office:value-type="float" office:value="57429" calcext:value-type="float">
            <text:p>57429</text:p>
          </table:table-cell>
          <table:table-cell office:value-type="float" office:value="202.07" calcext:value-type="float">
            <text:p>202.07</text:p>
          </table:table-cell>
          <table:table-cell office:value-type="float" office:value="8.9131" calcext:value-type="float">
            <text:p>8.9131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.1653" calcext:value-type="float">
            <text:p>5.1653</text:p>
          </table:table-cell>
          <table:table-cell office:value-type="float" office:value="56675" calcext:value-type="float">
            <text:p>56675</text:p>
          </table:table-cell>
          <table:table-cell office:value-type="float" office:value="202.07" calcext:value-type="float">
            <text:p>202.07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8.877" calcext:value-type="float">
            <text:p>8.87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4.822" calcext:value-type="float">
            <text:p>4.822</text:p>
          </table:table-cell>
          <table:table-cell office:value-type="float" office:value="57149" calcext:value-type="float">
            <text:p>57149</text:p>
          </table:table-cell>
          <table:table-cell office:value-type="float" office:value="202.07" calcext:value-type="float">
            <text:p>202.07</text:p>
          </table:table-cell>
          <table:table-cell office:value-type="float" office:value="254" calcext:value-type="float">
            <text:p>254</text:p>
          </table:table-cell>
          <table:table-cell office:value-type="float" office:value="8.7747" calcext:value-type="float">
            <text:p>8.774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6.5146" calcext:value-type="float">
            <text:p>6.5146</text:p>
          </table:table-cell>
          <table:table-cell office:value-type="float" office:value="68762" calcext:value-type="float">
            <text:p>68762</text:p>
          </table:table-cell>
          <table:table-cell office:value-type="float" office:value="202.07" calcext:value-type="float">
            <text:p>202.07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6273.txt </text:p>
          </table:table-cell>
          <table:table-cell office:value-type="float" office:value="63" calcext:value-type="float">
            <text:p>63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1012.99" calcext:value-type="float">
            <text:p>1012.9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1.6718" calcext:value-type="float">
            <text:p>1841.6718</text:p>
          </table:table-cell>
          <table:table-cell office:value-type="float" office:value="27836553" calcext:value-type="float">
            <text:p>27836553</text:p>
          </table:table-cell>
          <table:table-cell office:value-type="float" office:value="1034.36" calcext:value-type="float">
            <text:p>1034.36</text:p>
          </table:table-cell>
          <table:table-cell office:value-type="float" office:value="1014.85" calcext:value-type="float">
            <text:p>1014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04.3589" calcext:value-type="float">
            <text:p>1804.3589</text:p>
          </table:table-cell>
          <table:table-cell table:style-name="ce38" office:value-type="float" office:value="5001580" calcext:value-type="float">
            <text:p>5001580</text:p>
          </table:table-cell>
          <table:table-cell office:value-type="float" office:value="1034.36" calcext:value-type="float">
            <text:p>1034.36</text:p>
          </table:table-cell>
          <table:table-cell office:value-type="float" office:value="3782" calcext:value-type="float">
            <text:p>3782</text:p>
          </table:table-cell>
          <table:table-cell office:value-type="float" office:value="10.1068" calcext:value-type="float">
            <text:p>10.1068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1104" calcext:value-type="float">
            <text:p>0.1104</text:p>
          </table:table-cell>
          <table:table-cell table:style-name="ce40" office:value-type="float" office:value="1771" calcext:value-type="float">
            <text:p>1771</text:p>
          </table:table-cell>
          <table:table-cell table:style-name="ce41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office:value-type="float" office:value="37.0347" calcext:value-type="float">
            <text:p>37.0347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135" calcext:value-type="float">
            <text:p>0.1135</text:p>
          </table:table-cell>
          <table:table-cell office:value-type="float" office:value="1772" calcext:value-type="float">
            <text:p>1772</text:p>
          </table:table-cell>
          <table:table-cell office:value-type="float" office:value="964" calcext:value-type="float">
            <text:p>964</text:p>
          </table:table-cell>
          <table:table-cell office:value-type="float" office:value="10.0526" calcext:value-type="float">
            <text:p>10.0526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224" calcext:value-type="float">
            <text:p>1.224</text:p>
          </table:table-cell>
          <table:table-cell table:style-name="ce43" office:value-type="float" office:value="1718" calcext:value-type="float">
            <text:p>1718</text:p>
          </table:table-cell>
          <table:table-cell table:style-name="ce44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68145.txt </text:p>
          </table:table-cell>
          <table:table-cell office:value-type="float" office:value="63" calcext:value-type="float">
            <text:p>63</text:p>
          </table:table-cell>
          <table:table-cell office:value-type="float" office:value="16.4021" calcext:value-type="float">
            <text:p>16.4021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.5943" calcext:value-type="float">
            <text:p>5.5943</text:p>
          </table:table-cell>
          <table:table-cell office:value-type="float" office:value="98708" calcext:value-type="float">
            <text:p>98708</text:p>
          </table:table-cell>
          <table:table-cell office:value-type="float" office:value="651" calcext:value-type="float">
            <text:p>651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7" office:value-type="float" office:value="10.6117" calcext:value-type="float">
            <text:p>10.6117</text:p>
          </table:table-cell>
          <table:table-cell table:style-name="ce38" office:value-type="float" office:value="95025" calcext:value-type="float">
            <text:p>95025</text:p>
          </table:table-cell>
          <table:table-cell office:value-type="float" office:value="651" calcext:value-type="float">
            <text:p>651</text:p>
          </table:table-cell>
          <table:table-cell office:value-type="float" office:value="832" calcext:value-type="float">
            <text:p>832</text:p>
          </table:table-cell>
          <table:table-cell office:value-type="float" office:value="13.128" calcext:value-type="float">
            <text:p>13.128</text:p>
          </table:table-cell>
          <table:table-cell office:value-type="float" office:value="416.03" calcext:value-type="float">
            <text:p>416.0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0889" calcext:value-type="float">
            <text:p>0.0889</text:p>
          </table:table-cell>
          <table:table-cell table:style-name="ce40" office:value-type="float" office:value="798" calcext:value-type="float">
            <text:p>798</text:p>
          </table:table-cell>
          <table:table-cell table:style-name="ce41" office:value-type="float" office:value="416.53" calcext:value-type="float">
            <text:p>416.53</text:p>
          </table:table-cell>
          <table:table-cell office:value-type="float" office:value="832" calcext:value-type="float">
            <text:p>832</text:p>
          </table:table-cell>
          <table:table-cell office:value-type="float" office:value="15.0192" calcext:value-type="float">
            <text:p>15.0192</text:p>
          </table:table-cell>
          <table:table-cell office:value-type="float" office:value="416.04" calcext:value-type="float">
            <text:p>416.0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75" calcext:value-type="float">
            <text:p>0.0975</text:p>
          </table:table-cell>
          <table:table-cell office:value-type="float" office:value="836" calcext:value-type="float">
            <text:p>836</text:p>
          </table:table-cell>
          <table:table-cell office:value-type="float" office:value="416.53" calcext:value-type="float">
            <text:p>416.53</text:p>
          </table:table-cell>
          <table:table-cell office:value-type="float" office:value="12.8543" calcext:value-type="float">
            <text:p>12.8543</text:p>
          </table:table-cell>
          <table:table-cell office:value-type="float" office:value="416.04" calcext:value-type="float">
            <text:p>416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4068" calcext:value-type="float">
            <text:p>0.4068</text:p>
          </table:table-cell>
          <table:table-cell table:style-name="ce43" office:value-type="float" office:value="798" calcext:value-type="float">
            <text:p>798</text:p>
          </table:table-cell>
          <table:table-cell table:style-name="ce44" office:value-type="float" office:value="416.53" calcext:value-type="float">
            <text:p>416.53</text:p>
          </table:table-cell>
          <table:table-cell office:value-type="float" office:value="832" calcext:value-type="float">
            <text:p>832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70529.txt </text:p>
          </table:table-cell>
          <table:table-cell office:value-type="float" office:value="33" calcext:value-type="float">
            <text:p>33</text:p>
          </table:table-cell>
          <table:table-cell office:value-type="float" office:value="25.3444" calcext:value-type="float">
            <text:p>25.3444</text:p>
          </table:table-cell>
          <table:table-cell office:value-type="float" office:value="155.02" calcext:value-type="float">
            <text:p>155.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82.3196" calcext:value-type="float">
            <text:p>82.3196</text:p>
          </table:table-cell>
          <table:table-cell office:value-type="float" office:value="4984217" calcext:value-type="float">
            <text:p>4984217</text:p>
          </table:table-cell>
          <table:table-cell office:value-type="float" office:value="169.29" calcext:value-type="float">
            <text:p>169.29</text:p>
          </table:table-cell>
          <table:table-cell office:value-type="float" office:value="155.02" calcext:value-type="float">
            <text:p>155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7" office:value-type="float" office:value="106.9812" calcext:value-type="float">
            <text:p>106.9812</text:p>
          </table:table-cell>
          <table:table-cell table:style-name="ce38" office:value-type="float" office:value="4930124" calcext:value-type="float">
            <text:p>4930124</text:p>
          </table:table-cell>
          <table:table-cell office:value-type="float" office:value="169.29" calcext:value-type="float">
            <text:p>169.29</text:p>
          </table:table-cell>
          <table:table-cell office:value-type="float" office:value="240" calcext:value-type="float">
            <text:p>240</text:p>
          </table:table-cell>
          <table:table-cell office:value-type="float" office:value="5.9044" calcext:value-type="float">
            <text:p>5.9044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4.6112" calcext:value-type="float">
            <text:p>4.6112</text:p>
          </table:table-cell>
          <table:table-cell table:style-name="ce40" office:value-type="float" office:value="454812" calcext:value-type="float">
            <text:p>454812</text:p>
          </table:table-cell>
          <table:table-cell table:style-name="ce41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6.5966" calcext:value-type="float">
            <text:p>6.5966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4.5398" calcext:value-type="float">
            <text:p>4.5398</text:p>
          </table:table-cell>
          <table:table-cell office:value-type="float" office:value="458835" calcext:value-type="float">
            <text:p>458835</text:p>
          </table:table-cell>
          <table:table-cell office:value-type="float" office:value="155.25" calcext:value-type="float">
            <text:p>155.25</text:p>
          </table:table-cell>
          <table:table-cell office:value-type="float" office:value="6.2027" calcext:value-type="float">
            <text:p>6.2027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.7062" calcext:value-type="float">
            <text:p>7.7062</text:p>
          </table:table-cell>
          <table:table-cell table:style-name="ce43" office:value-type="float" office:value="392437" calcext:value-type="float">
            <text:p>392437</text:p>
          </table:table-cell>
          <table:table-cell table:style-name="ce44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16.7291" calcext:value-type="float">
            <text:p>16.7291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795.3757" calcext:value-type="float">
            <text:p>1795.3757</text:p>
          </table:table-cell>
          <table:table-cell office:value-type="float" office:value="6473036" calcext:value-type="float">
            <text:p>6473036</text:p>
          </table:table-cell>
          <table:table-cell office:value-type="float" office:value="282.38" calcext:value-type="float">
            <text:p>282.38</text:p>
          </table:table-cell>
          <table:table-cell office:value-type="float" office:value="19.3964" calcext:value-type="float">
            <text:p>19.3964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790.549" calcext:value-type="float">
            <text:p>790.549</text:p>
          </table:table-cell>
          <table:table-cell office:value-type="float" office:value="6301587" calcext:value-type="float">
            <text:p>6301587</text:p>
          </table:table-cell>
          <table:table-cell office:value-type="float" office:value="282.38" calcext:value-type="float">
            <text:p>282.38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4.1323" calcext:value-type="float">
            <text:p>24.1323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842.6742" calcext:value-type="float">
            <text:p>842.6742</text:p>
          </table:table-cell>
          <table:table-cell office:value-type="float" office:value="6347046" calcext:value-type="float">
            <text:p>6347046</text:p>
          </table:table-cell>
          <table:table-cell office:value-type="float" office:value="282.38" calcext:value-type="float">
            <text:p>282.38</text:p>
          </table:table-cell>
          <table:table-cell office:value-type="float" office:value="240" calcext:value-type="float">
            <text:p>240</text:p>
          </table:table-cell>
          <table:table-cell office:value-type="float" office:value="20.1039" calcext:value-type="float">
            <text:p>20.1039</text:p>
          </table:table-cell>
          <table:table-cell office:value-type="float" office:value="158" calcext:value-type="float">
            <text:p>158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3677" calcext:value-type="float">
            <text:p>1800.3677</text:p>
          </table:table-cell>
          <table:table-cell office:value-type="float" office:value="6099402" calcext:value-type="float">
            <text:p>6099402</text:p>
          </table:table-cell>
          <table:table-cell office:value-type="float" office:value="282.38" calcext:value-type="float">
            <text:p>282.38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74199.txt </text:p>
          </table:table-cell>
          <table:table-cell office:value-type="float" office:value="62" calcext:value-type="float">
            <text:p>62</text:p>
          </table:table-cell>
          <table:table-cell office:value-type="float" office:value="47.9448" calcext:value-type="float">
            <text:p>47.9448</text:p>
          </table:table-cell>
          <table:table-cell office:value-type="float" office:value="998.69" calcext:value-type="float">
            <text:p>998.6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0.9953" calcext:value-type="float">
            <text:p>1840.9953</text:p>
          </table:table-cell>
          <table:table-cell office:value-type="float" office:value="27639580" calcext:value-type="float">
            <text:p>27639580</text:p>
          </table:table-cell>
          <table:table-cell office:value-type="float" office:value="1025.62" calcext:value-type="float">
            <text:p>1025.62</text:p>
          </table:table-cell>
          <table:table-cell office:value-type="float" office:value="998.57" calcext:value-type="float">
            <text:p>998.5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13.1609" calcext:value-type="float">
            <text:p>1813.1609</text:p>
          </table:table-cell>
          <table:table-cell table:style-name="ce38" office:value-type="float" office:value="15578711" calcext:value-type="float">
            <text:p>15578711</text:p>
          </table:table-cell>
          <table:table-cell office:value-type="float" office:value="1025.62" calcext:value-type="float">
            <text:p>1025.62</text:p>
          </table:table-cell>
          <table:table-cell office:value-type="float" office:value="848" calcext:value-type="float">
            <text:p>848</text:p>
          </table:table-cell>
          <table:table-cell office:value-type="float" office:value="8.3731" calcext:value-type="float">
            <text:p>8.3731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9" office:value-type="float" office:value="1854.6995" calcext:value-type="float">
            <text:p>1854.6995</text:p>
          </table:table-cell>
          <table:table-cell table:style-name="ce40" office:value-type="float" office:value="32905552" calcext:value-type="float">
            <text:p>32905552</text:p>
          </table:table-cell>
          <table:table-cell table:style-name="ce41" office:value-type="float" office:value="943.25" calcext:value-type="float">
            <text:p>943.25</text:p>
          </table:table-cell>
          <table:table-cell office:value-type="float" office:value="848" calcext:value-type="float">
            <text:p>848</text:p>
          </table:table-cell>
          <table:table-cell office:value-type="float" office:value="11.4464" calcext:value-type="float">
            <text:p>11.4464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54.3905" calcext:value-type="float">
            <text:p>1854.3905</text:p>
          </table:table-cell>
          <table:table-cell office:value-type="float" office:value="32350494" calcext:value-type="float">
            <text:p>32350494</text:p>
          </table:table-cell>
          <table:table-cell office:value-type="float" office:value="943.25" calcext:value-type="float">
            <text:p>943.25</text:p>
          </table:table-cell>
          <table:table-cell office:value-type="float" office:value="8.7779" calcext:value-type="float">
            <text:p>8.7779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09.6295" calcext:value-type="float">
            <text:p>1809.6295</text:p>
          </table:table-cell>
          <table:table-cell table:style-name="ce43" office:value-type="float" office:value="22786950" calcext:value-type="float">
            <text:p>22786950</text:p>
          </table:table-cell>
          <table:table-cell table:style-name="ce44" office:value-type="float" office:value="943.25" calcext:value-type="float">
            <text:p>943.25</text:p>
          </table:table-cell>
          <table:table-cell office:value-type="float" office:value="848" calcext:value-type="float">
            <text:p>848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77105.txt </text:p>
          </table:table-cell>
          <table:table-cell office:value-type="float" office:value="63" calcext:value-type="float">
            <text:p>63</text:p>
          </table:table-cell>
          <table:table-cell office:value-type="float" office:value="47.8458" calcext:value-type="float">
            <text:p>47.8458</text:p>
          </table:table-cell>
          <table:table-cell office:value-type="float" office:value="1027.21" calcext:value-type="float">
            <text:p>1027.2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9.3983" calcext:value-type="float">
            <text:p>1839.3983</text:p>
          </table:table-cell>
          <table:table-cell office:value-type="float" office:value="27635333" calcext:value-type="float">
            <text:p>27635333</text:p>
          </table:table-cell>
          <table:table-cell office:value-type="float" office:value="1053.81" calcext:value-type="float">
            <text:p>1053.81</text:p>
          </table:table-cell>
          <table:table-cell office:value-type="float" office:value="1029.47" calcext:value-type="float">
            <text:p>1029.4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04.9557" calcext:value-type="float">
            <text:p>1804.9557</text:p>
          </table:table-cell>
          <table:table-cell table:style-name="ce38" office:value-type="float" office:value="5526631" calcext:value-type="float">
            <text:p>5526631</text:p>
          </table:table-cell>
          <table:table-cell office:value-type="float" office:value="1053.81" calcext:value-type="float">
            <text:p>1053.81</text:p>
          </table:table-cell>
          <table:table-cell office:value-type="float" office:value="3456" calcext:value-type="float">
            <text:p>3456</text:p>
          </table:table-cell>
          <table:table-cell office:value-type="float" office:value="8.9306" calcext:value-type="float">
            <text:p>8.9306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1127" calcext:value-type="float">
            <text:p>0.1127</text:p>
          </table:table-cell>
          <table:table-cell table:style-name="ce40" office:value-type="float" office:value="1640" calcext:value-type="float">
            <text:p>1640</text:p>
          </table:table-cell>
          <table:table-cell table:style-name="ce41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office:value-type="float" office:value="35.7867" calcext:value-type="float">
            <text:p>35.7867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751" calcext:value-type="float">
            <text:p>0.0751</text:p>
          </table:table-cell>
          <table:table-cell office:value-type="float" office:value="1653" calcext:value-type="float">
            <text:p>1653</text:p>
          </table:table-cell>
          <table:table-cell office:value-type="float" office:value="969" calcext:value-type="float">
            <text:p>969</text:p>
          </table:table-cell>
          <table:table-cell office:value-type="float" office:value="9.8595" calcext:value-type="float">
            <text:p>9.8595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1091" calcext:value-type="float">
            <text:p>1.1091</text:p>
          </table:table-cell>
          <table:table-cell table:style-name="ce43" office:value-type="float" office:value="1453" calcext:value-type="float">
            <text:p>1453</text:p>
          </table:table-cell>
          <table:table-cell table:style-name="ce44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1911.txt </text:p>
          </table:table-cell>
          <table:table-cell office:value-type="float" office:value="63" calcext:value-type="float">
            <text:p>63</text:p>
          </table:table-cell>
          <table:table-cell office:value-type="float" office:value="48.0978" calcext:value-type="float">
            <text:p>48.0978</text:p>
          </table:table-cell>
          <table:table-cell office:value-type="float" office:value="1032.96" calcext:value-type="float">
            <text:p>1032.9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0.7448" calcext:value-type="float">
            <text:p>1840.7448</text:p>
          </table:table-cell>
          <table:table-cell office:value-type="float" office:value="27590454" calcext:value-type="float">
            <text:p>27590454</text:p>
          </table:table-cell>
          <table:table-cell office:value-type="float" office:value="1059.53" calcext:value-type="float">
            <text:p>1059.53</text:p>
          </table:table-cell>
          <table:table-cell office:value-type="float" office:value="1034.57" calcext:value-type="float">
            <text:p>1034.5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05.8202" calcext:value-type="float">
            <text:p>1805.8202</text:p>
          </table:table-cell>
          <table:table-cell table:style-name="ce38" office:value-type="float" office:value="6891140" calcext:value-type="float">
            <text:p>6891140</text:p>
          </table:table-cell>
          <table:table-cell office:value-type="float" office:value="1059.53" calcext:value-type="float">
            <text:p>1059.53</text:p>
          </table:table-cell>
          <table:table-cell office:value-type="float" office:value="2816" calcext:value-type="float">
            <text:p>2816</text:p>
          </table:table-cell>
          <table:table-cell office:value-type="float" office:value="10.3746" calcext:value-type="float">
            <text:p>10.3746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1165" calcext:value-type="float">
            <text:p>0.1165</text:p>
          </table:table-cell>
          <table:table-cell table:style-name="ce40" office:value-type="float" office:value="1694" calcext:value-type="float">
            <text:p>1694</text:p>
          </table:table-cell>
          <table:table-cell table:style-name="ce41" office:value-type="float" office:value="979" calcext:value-type="float">
            <text:p>979</text:p>
          </table:table-cell>
          <table:table-cell office:value-type="float" office:value="2816" calcext:value-type="float">
            <text:p>2816</text:p>
          </table:table-cell>
          <table:table-cell office:value-type="float" office:value="30.3457" calcext:value-type="float">
            <text:p>30.3457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321" calcext:value-type="float">
            <text:p>0.1321</text:p>
          </table:table-cell>
          <table:table-cell office:value-type="float" office:value="1378" calcext:value-type="float">
            <text:p>1378</text:p>
          </table:table-cell>
          <table:table-cell office:value-type="float" office:value="979" calcext:value-type="float">
            <text:p>979</text:p>
          </table:table-cell>
          <table:table-cell office:value-type="float" office:value="11.0702" calcext:value-type="float">
            <text:p>11.0702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932" calcext:value-type="float">
            <text:p>0.932</text:p>
          </table:table-cell>
          <table:table-cell table:style-name="ce43" office:value-type="float" office:value="1464" calcext:value-type="float">
            <text:p>1464</text:p>
          </table:table-cell>
          <table:table-cell table:style-name="ce44" office:value-type="float" office:value="979" calcext:value-type="float">
            <text:p>979</text:p>
          </table:table-cell>
          <table:table-cell office:value-type="float" office:value="2816" calcext:value-type="float">
            <text:p>2816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5962.txt </text:p>
          </table:table-cell>
          <table:table-cell office:value-type="float" office:value="64" calcext:value-type="float">
            <text:p>64</text:p>
          </table:table-cell>
          <table:table-cell office:value-type="float" office:value="43.9209" calcext:value-type="float">
            <text:p>43.9209</text:p>
          </table:table-cell>
          <table:table-cell office:value-type="float" office:value="1043.31" calcext:value-type="float">
            <text:p>1043.3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3.3302" calcext:value-type="float">
            <text:p>1843.3302</text:p>
          </table:table-cell>
          <table:table-cell office:value-type="float" office:value="26537185" calcext:value-type="float">
            <text:p>26537185</text:p>
          </table:table-cell>
          <table:table-cell office:value-type="float" office:value="1098.7" calcext:value-type="float">
            <text:p>1098.7</text:p>
          </table:table-cell>
          <table:table-cell office:value-type="float" office:value="1378" calcext:value-type="float">
            <text:p>137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05.0472" calcext:value-type="float">
            <text:p>1805.0472</text:p>
          </table:table-cell>
          <table:table-cell table:style-name="ce38" office:value-type="float" office:value="3825925" calcext:value-type="float">
            <text:p>3825925</text:p>
          </table:table-cell>
          <table:table-cell office:value-type="float" office:value="1799" calcext:value-type="float">
            <text:p>1799</text:p>
          </table:table-cell>
          <table:table-cell office:value-type="float" office:value="3714" calcext:value-type="float">
            <text:p>3714</text:p>
          </table:table-cell>
          <table:table-cell office:value-type="float" office:value="10.7701" calcext:value-type="float">
            <text:p>10.7701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0946" calcext:value-type="float">
            <text:p>0.0946</text:p>
          </table:table-cell>
          <table:table-cell table:style-name="ce40" office:value-type="float" office:value="1668" calcext:value-type="float">
            <text:p>1668</text:p>
          </table:table-cell>
          <table:table-cell table:style-name="ce41" office:value-type="float" office:value="929" calcext:value-type="float">
            <text:p>929</text:p>
          </table:table-cell>
          <table:table-cell office:value-type="float" office:value="3714" calcext:value-type="float">
            <text:p>3714</text:p>
          </table:table-cell>
          <table:table-cell office:value-type="float" office:value="42.2039" calcext:value-type="float">
            <text:p>42.2039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214" calcext:value-type="float">
            <text:p>0.1214</text:p>
          </table:table-cell>
          <table:table-cell office:value-type="float" office:value="1550" calcext:value-type="float">
            <text:p>1550</text:p>
          </table:table-cell>
          <table:table-cell office:value-type="float" office:value="929" calcext:value-type="float">
            <text:p>929</text:p>
          </table:table-cell>
          <table:table-cell office:value-type="float" office:value="11.0507" calcext:value-type="float">
            <text:p>11.0507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1327" calcext:value-type="float">
            <text:p>1.1327</text:p>
          </table:table-cell>
          <table:table-cell table:style-name="ce43" office:value-type="float" office:value="739" calcext:value-type="float">
            <text:p>739</text:p>
          </table:table-cell>
          <table:table-cell table:style-name="ce44" office:value-type="float" office:value="929" calcext:value-type="float">
            <text:p>929</text:p>
          </table:table-cell>
          <table:table-cell office:value-type="float" office:value="3714" calcext:value-type="float">
            <text:p>3714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6501.txt </text:p>
          </table:table-cell>
          <table:table-cell office:value-type="float" office:value="67" calcext:value-type="float">
            <text:p>67</text:p>
          </table:table-cell>
          <table:table-cell office:value-type="float" office:value="20.6059" calcext:value-type="float">
            <text:p>20.6059</text:p>
          </table:table-cell>
          <table:table-cell office:value-type="float" office:value="652.5" calcext:value-type="float">
            <text:p>652.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7.3851" calcext:value-type="float">
            <text:p>1817.3851</text:p>
          </table:table-cell>
          <table:table-cell office:value-type="float" office:value="11851777" calcext:value-type="float">
            <text:p>11851777</text:p>
          </table:table-cell>
          <table:table-cell office:value-type="float" office:value="925" calcext:value-type="float">
            <text:p>925</text:p>
          </table:table-cell>
          <table:table-cell office:value-type="float" office:value="650.5" calcext:value-type="float">
            <text:p>650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17.935" calcext:value-type="float">
            <text:p>1817.935</text:p>
          </table:table-cell>
          <table:table-cell table:style-name="ce38" office:value-type="float" office:value="11881504" calcext:value-type="float">
            <text:p>11881504</text:p>
          </table:table-cell>
          <table:table-cell office:value-type="float" office:value="925" calcext:value-type="float">
            <text:p>925</text:p>
          </table:table-cell>
          <table:table-cell office:value-type="float" office:value="238" calcext:value-type="float">
            <text:p>238</text:p>
          </table:table-cell>
          <table:table-cell office:value-type="float" office:value="14.1682" calcext:value-type="float">
            <text:p>14.1682</text:p>
          </table:table-cell>
          <table:table-cell office:value-type="float" office:value="494.27" calcext:value-type="float">
            <text:p>494.2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9" office:value-type="float" office:value="1891.0189" calcext:value-type="float">
            <text:p>1891.0189</text:p>
          </table:table-cell>
          <table:table-cell table:style-name="ce40" office:value-type="float" office:value="34460965" calcext:value-type="float">
            <text:p>34460965</text:p>
          </table:table-cell>
          <table:table-cell table:style-name="ce41" office:value-type="float" office:value="494.9" calcext:value-type="float">
            <text:p>494.9</text:p>
          </table:table-cell>
          <table:table-cell office:value-type="float" office:value="238" calcext:value-type="float">
            <text:p>238</text:p>
          </table:table-cell>
          <table:table-cell office:value-type="float" office:value="12.7259" calcext:value-type="float">
            <text:p>12.7259</text:p>
          </table:table-cell>
          <table:table-cell office:value-type="float" office:value="494.27" calcext:value-type="float">
            <text:p>494.2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84.303" calcext:value-type="float">
            <text:p>1884.303</text:p>
          </table:table-cell>
          <table:table-cell office:value-type="float" office:value="32108076" calcext:value-type="float">
            <text:p>32108076</text:p>
          </table:table-cell>
          <table:table-cell office:value-type="float" office:value="494.9" calcext:value-type="float">
            <text:p>494.9</text:p>
          </table:table-cell>
          <table:table-cell office:value-type="float" office:value="14.8603" calcext:value-type="float">
            <text:p>14.8603</text:p>
          </table:table-cell>
          <table:table-cell office:value-type="float" office:value="494.27" calcext:value-type="float">
            <text:p>494.2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32.0212" calcext:value-type="float">
            <text:p>1832.0212</text:p>
          </table:table-cell>
          <table:table-cell table:style-name="ce43" office:value-type="float" office:value="25664709" calcext:value-type="float">
            <text:p>25664709</text:p>
          </table:table-cell>
          <table:table-cell table:style-name="ce44" office:value-type="float" office:value="494.9" calcext:value-type="float">
            <text:p>494.9</text:p>
          </table:table-cell>
          <table:table-cell office:value-type="float" office:value="238" calcext:value-type="float">
            <text:p>238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6527.txt </text:p>
          </table:table-cell>
          <table:table-cell office:value-type="float" office:value="78" calcext:value-type="float">
            <text:p>78</text:p>
          </table:table-cell>
          <table:table-cell office:value-type="float" office:value="9.3688" calcext:value-type="float">
            <text:p>9.3688</text:p>
          </table:table-cell>
          <table:table-cell office:value-type="float" office:value="381" calcext:value-type="float">
            <text:p>38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27.8758" calcext:value-type="float">
            <text:p>1827.8758</text:p>
          </table:table-cell>
          <table:table-cell office:value-type="float" office:value="16362369" calcext:value-type="float">
            <text:p>16362369</text:p>
          </table:table-cell>
          <table:table-cell office:value-type="float" office:value="570" calcext:value-type="float">
            <text:p>570</text:p>
          </table:table-cell>
          <table:table-cell office:value-type="float" office:value="378" calcext:value-type="float">
            <text:p>37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19.6309" calcext:value-type="float">
            <text:p>1819.6309</text:p>
          </table:table-cell>
          <table:table-cell table:style-name="ce38" office:value-type="float" office:value="16958876" calcext:value-type="float">
            <text:p>16958876</text:p>
          </table:table-cell>
          <table:table-cell office:value-type="float" office:value="570" calcext:value-type="float">
            <text:p>570</text:p>
          </table:table-cell>
          <table:table-cell office:value-type="float" office:value="320" calcext:value-type="float">
            <text:p>320</text:p>
          </table:table-cell>
          <table:table-cell office:value-type="float" office:value="16.9581" calcext:value-type="float">
            <text:p>16.9581</text:p>
          </table:table-cell>
          <table:table-cell office:value-type="float" office:value="324.5" calcext:value-type="float">
            <text:p>32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9" office:value-type="float" office:value="1900.0416" calcext:value-type="float">
            <text:p>1900.0416</text:p>
          </table:table-cell>
          <table:table-cell table:style-name="ce40" office:value-type="float" office:value="37227488" calcext:value-type="float">
            <text:p>37227488</text:p>
          </table:table-cell>
          <table:table-cell table:style-name="ce41" office:value-type="float" office:value="327.37" calcext:value-type="float">
            <text:p>327.37</text:p>
          </table:table-cell>
          <table:table-cell office:value-type="float" office:value="320" calcext:value-type="float">
            <text:p>320</text:p>
          </table:table-cell>
          <table:table-cell office:value-type="float" office:value="17.0849" calcext:value-type="float">
            <text:p>17.0849</text:p>
          </table:table-cell>
          <table:table-cell office:value-type="float" office:value="324.5" calcext:value-type="float">
            <text:p>324.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80.1428" calcext:value-type="float">
            <text:p>1880.1428</text:p>
          </table:table-cell>
          <table:table-cell office:value-type="float" office:value="34855530" calcext:value-type="float">
            <text:p>34855530</text:p>
          </table:table-cell>
          <table:table-cell office:value-type="float" office:value="327.37" calcext:value-type="float">
            <text:p>327.37</text:p>
          </table:table-cell>
          <table:table-cell office:value-type="float" office:value="19.0442" calcext:value-type="float">
            <text:p>19.0442</text:p>
          </table:table-cell>
          <table:table-cell office:value-type="float" office:value="324.5" calcext:value-type="float">
            <text:p>32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17.6391" calcext:value-type="float">
            <text:p>1817.6391</text:p>
          </table:table-cell>
          <table:table-cell table:style-name="ce43" office:value-type="float" office:value="28157579" calcext:value-type="float">
            <text:p>28157579</text:p>
          </table:table-cell>
          <table:table-cell table:style-name="ce44" office:value-type="float" office:value="327.37" calcext:value-type="float">
            <text:p>327.37</text:p>
          </table:table-cell>
          <table:table-cell office:value-type="float" office:value="320" calcext:value-type="float">
            <text:p>320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6695.txt </text:p>
          </table:table-cell>
          <table:table-cell office:value-type="float" office:value="268" calcext:value-type="float">
            <text:p>268</text:p>
          </table:table-cell>
          <table:table-cell office:value-type="float" office:value="1.2851" calcext:value-type="float">
            <text:p>1.2851</text:p>
          </table:table-cell>
          <table:table-cell office:value-type="float" office:value="671" calcext:value-type="float">
            <text:p>67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532.6785" calcext:value-type="float">
            <text:p>1532.6785</text:p>
          </table:table-cell>
          <table:table-cell office:value-type="float" office:value="32732801" calcext:value-type="float">
            <text:p>32732801</text:p>
          </table:table-cell>
          <table:table-cell office:value-type="float" office:value="923" calcext:value-type="float">
            <text:p>923</text:p>
          </table:table-cell>
          <table:table-cell office:value-type="float" office:value="681" calcext:value-type="float">
            <text:p>68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00.1056" calcext:value-type="float">
            <text:p>1800.1056</text:p>
          </table:table-cell>
          <table:table-cell table:style-name="ce38" office:value-type="float" office:value="20401220" calcext:value-type="float">
            <text:p>20401220</text:p>
          </table:table-cell>
          <table:table-cell office:value-type="float" office:value="923" calcext:value-type="float">
            <text:p>923</text:p>
          </table:table-cell>
          <table:table-cell office:value-type="float" office:value="1244" calcext:value-type="float">
            <text:p>1244</text:p>
          </table:table-cell>
          <table:table-cell office:value-type="float" office:value="3713.7974" calcext:value-type="float">
            <text:p>3713.7974</text:p>
          </table:table-cell>
          <table:table-cell office:value-type="float" office:value="682" calcext:value-type="float">
            <text:p>68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9" office:value-type="float" office:value="1865.2176" calcext:value-type="float">
            <text:p>1865.2176</text:p>
          </table:table-cell>
          <table:table-cell table:style-name="ce40" office:value-type="float" office:value="21750978" calcext:value-type="float">
            <text:p>21750978</text:p>
          </table:table-cell>
          <table:table-cell table:style-name="ce41" office:value-type="float" office:value="690.19" calcext:value-type="float">
            <text:p>690.19</text:p>
          </table:table-cell>
          <table:table-cell office:value-type="float" office:value="1244" calcext:value-type="float">
            <text:p>1244</text:p>
          </table:table-cell>
          <table:table-cell office:value-type="float" office:value="3322.068" calcext:value-type="float">
            <text:p>3322.068</text:p>
          </table:table-cell>
          <table:table-cell office:value-type="float" office:value="681.93" calcext:value-type="float">
            <text:p>681.93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76.3153" calcext:value-type="float">
            <text:p>1876.3153</text:p>
          </table:table-cell>
          <table:table-cell office:value-type="float" office:value="21428915" calcext:value-type="float">
            <text:p>21428915</text:p>
          </table:table-cell>
          <table:table-cell office:value-type="float" office:value="690.19" calcext:value-type="float">
            <text:p>690.19</text:p>
          </table:table-cell>
          <table:table-cell office:value-type="float" office:value="3940.7543" calcext:value-type="float">
            <text:p>3940.7543</text:p>
          </table:table-cell>
          <table:table-cell office:value-type="float" office:value="681.65" calcext:value-type="float">
            <text:p>681.6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46.3195" calcext:value-type="float">
            <text:p>1846.3195</text:p>
          </table:table-cell>
          <table:table-cell table:style-name="ce43" office:value-type="float" office:value="13675103" calcext:value-type="float">
            <text:p>13675103</text:p>
          </table:table-cell>
          <table:table-cell table:style-name="ce44" office:value-type="float" office:value="690.19" calcext:value-type="float">
            <text:p>690.19</text:p>
          </table:table-cell>
          <table:table-cell office:value-type="float" office:value="1244" calcext:value-type="float">
            <text:p>1244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e100_9.txt </text:p>
          </table:table-cell>
          <table:table-cell office:value-type="float" office:value="101" calcext:value-type="float">
            <text:p>101</text:p>
          </table:table-cell>
          <table:table-cell office:value-type="float" office:value="48.9854" calcext:value-type="float">
            <text:p>48.9854</text:p>
          </table:table-cell>
          <table:table-cell office:value-type="float" office:value="19385.82" calcext:value-type="float">
            <text:p>19385.8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20.5036" calcext:value-type="float">
            <text:p>1820.5036</text:p>
          </table:table-cell>
          <table:table-cell office:value-type="float" office:value="27305233" calcext:value-type="float">
            <text:p>27305233</text:p>
          </table:table-cell>
          <table:table-cell office:value-type="float" office:value="23248.79" calcext:value-type="float">
            <text:p>23248.79</text:p>
          </table:table-cell>
          <table:table-cell office:value-type="float" office:value="19763.81" calcext:value-type="float">
            <text:p>19763.8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06.9016" calcext:value-type="float">
            <text:p>1806.9016</text:p>
          </table:table-cell>
          <table:table-cell table:style-name="ce38" office:value-type="float" office:value="6574413" calcext:value-type="float">
            <text:p>6574413</text:p>
          </table:table-cell>
          <table:table-cell office:value-type="float" office:value="23248.79" calcext:value-type="float">
            <text:p>23248.79</text:p>
          </table:table-cell>
          <table:table-cell office:value-type="float" office:value="1808" calcext:value-type="float">
            <text:p>1808</text:p>
          </table:table-cell>
          <table:table-cell office:value-type="float" office:value="33.5609" calcext:value-type="float">
            <text:p>33.5609</text:p>
          </table:table-cell>
          <table:table-cell office:value-type="float" office:value="13295.33" calcext:value-type="float">
            <text:p>13295.3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36.551" calcext:value-type="float">
            <text:p>36.551</text:p>
          </table:table-cell>
          <table:table-cell table:style-name="ce40" office:value-type="float" office:value="1134581" calcext:value-type="float">
            <text:p>1134581</text:p>
          </table:table-cell>
          <table:table-cell table:style-name="ce41" office:value-type="float" office:value="14725.67" calcext:value-type="float">
            <text:p>14725.67</text:p>
          </table:table-cell>
          <table:table-cell office:value-type="float" office:value="1808" calcext:value-type="float">
            <text:p>1808</text:p>
          </table:table-cell>
          <table:table-cell office:value-type="float" office:value="45.3934" calcext:value-type="float">
            <text:p>45.3934</text:p>
          </table:table-cell>
          <table:table-cell office:value-type="float" office:value="13295.33" calcext:value-type="float">
            <text:p>13295.3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36.5979" calcext:value-type="float">
            <text:p>36.5979</text:p>
          </table:table-cell>
          <table:table-cell office:value-type="float" office:value="1131579" calcext:value-type="float">
            <text:p>1131579</text:p>
          </table:table-cell>
          <table:table-cell office:value-type="float" office:value="14725.67" calcext:value-type="float">
            <text:p>14725.67</text:p>
          </table:table-cell>
          <table:table-cell office:value-type="float" office:value="37.7707" calcext:value-type="float">
            <text:p>37.7707</text:p>
          </table:table-cell>
          <table:table-cell office:value-type="float" office:value="13295.33" calcext:value-type="float">
            <text:p>13295.3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443.3907" calcext:value-type="float">
            <text:p>443.3907</text:p>
          </table:table-cell>
          <table:table-cell table:style-name="ce43" office:value-type="float" office:value="980217" calcext:value-type="float">
            <text:p>980217</text:p>
          </table:table-cell>
          <table:table-cell table:style-name="ce44" office:value-type="float" office:value="14725.67" calcext:value-type="float">
            <text:p>14725.67</text:p>
          </table:table-cell>
          <table:table-cell office:value-type="float" office:value="1808" calcext:value-type="float">
            <text:p>1808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e150_8_10.txt </text:p>
          </table:table-cell>
          <table:table-cell office:value-type="float" office:value="151" calcext:value-type="float">
            <text:p>151</text:p>
          </table:table-cell>
          <table:table-cell office:value-type="float" office:value="39.4369" calcext:value-type="float">
            <text:p>39.4369</text:p>
          </table:table-cell>
          <table:table-cell office:value-type="float" office:value="99940" calcext:value-type="float">
            <text:p>999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2.9499" calcext:value-type="float">
            <text:p>1802.9499</text:p>
          </table:table-cell>
          <table:table-cell office:value-type="float" office:value="1178813" calcext:value-type="float">
            <text:p>1178813</text:p>
          </table:table-cell>
          <table:table-cell office:value-type="float" office:value="131358" calcext:value-type="float">
            <text:p>131358</text:p>
          </table:table-cell>
          <table:table-cell office:value-type="float" office:value="106135.5" calcext:value-type="float">
            <text:p>106135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02.1186" calcext:value-type="float">
            <text:p>1802.1186</text:p>
          </table:table-cell>
          <table:table-cell table:style-name="ce38" office:value-type="float" office:value="516607" calcext:value-type="float">
            <text:p>516607</text:p>
          </table:table-cell>
          <table:table-cell office:value-type="float" office:value="131358" calcext:value-type="float">
            <text:p>131358</text:p>
          </table:table-cell>
          <table:table-cell office:value-type="float" office:value="2794" calcext:value-type="float">
            <text:p>2794</text:p>
          </table:table-cell>
          <table:table-cell office:value-type="float" office:value="190.6747" calcext:value-type="float">
            <text:p>190.6747</text:p>
          </table:table-cell>
          <table:table-cell office:value-type="float" office:value="29036.56" calcext:value-type="float">
            <text:p>29036.5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9" office:value-type="float" office:value="1809.567" calcext:value-type="float">
            <text:p>1809.567</text:p>
          </table:table-cell>
          <table:table-cell table:style-name="ce40" office:value-type="float" office:value="27418528" calcext:value-type="float">
            <text:p>27418528</text:p>
          </table:table-cell>
          <table:table-cell table:style-name="ce41" office:value-type="float" office:value="30686.28" calcext:value-type="float">
            <text:p>30686.28</text:p>
          </table:table-cell>
          <table:table-cell office:value-type="float" office:value="2794" calcext:value-type="float">
            <text:p>2794</text:p>
          </table:table-cell>
          <table:table-cell office:value-type="float" office:value="214.3587" calcext:value-type="float">
            <text:p>214.3587</text:p>
          </table:table-cell>
          <table:table-cell office:value-type="float" office:value="29053.68" calcext:value-type="float">
            <text:p>29053.68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2.1276" calcext:value-type="float">
            <text:p>1812.1276</text:p>
          </table:table-cell>
          <table:table-cell office:value-type="float" office:value="26577415" calcext:value-type="float">
            <text:p>26577415</text:p>
          </table:table-cell>
          <table:table-cell office:value-type="float" office:value="30686.28" calcext:value-type="float">
            <text:p>30686.28</text:p>
          </table:table-cell>
          <table:table-cell office:value-type="float" office:value="238.727" calcext:value-type="float">
            <text:p>238.727</text:p>
          </table:table-cell>
          <table:table-cell office:value-type="float" office:value="29353.04" calcext:value-type="float">
            <text:p>29353.0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00.0569" calcext:value-type="float">
            <text:p>1800.0569</text:p>
          </table:table-cell>
          <table:table-cell table:style-name="ce43" office:value-type="float" office:value="3281874" calcext:value-type="float">
            <text:p>3281874</text:p>
          </table:table-cell>
          <table:table-cell table:style-name="ce44" office:value-type="float" office:value="30686.28" calcext:value-type="float">
            <text:p>30686.28</text:p>
          </table:table-cell>
          <table:table-cell office:value-type="float" office:value="2794" calcext:value-type="float">
            <text:p>2794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qp250_1.txt </text:p>
          </table:table-cell>
          <table:table-cell office:value-type="float" office:value="251" calcext:value-type="float">
            <text:p>251</text:p>
          </table:table-cell>
          <table:table-cell office:value-type="float" office:value="5.2999" calcext:value-type="float">
            <text:p>5.2999</text:p>
          </table:table-cell>
          <table:table-cell office:value-type="float" office:value="66923.5" calcext:value-type="float">
            <text:p>66923.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3.8236" calcext:value-type="float">
            <text:p>1813.8236</text:p>
          </table:table-cell>
          <table:table-cell office:value-type="float" office:value="5786318" calcext:value-type="float">
            <text:p>5786318</text:p>
          </table:table-cell>
          <table:table-cell office:value-type="float" office:value="108716" calcext:value-type="float">
            <text:p>108716</text:p>
          </table:table-cell>
          <table:table-cell office:value-type="float" office:value="67602" calcext:value-type="float">
            <text:p>6760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08.8477" calcext:value-type="float">
            <text:p>1808.8477</text:p>
          </table:table-cell>
          <table:table-cell table:style-name="ce38" office:value-type="float" office:value="4916059" calcext:value-type="float">
            <text:p>4916059</text:p>
          </table:table-cell>
          <table:table-cell office:value-type="float" office:value="108716" calcext:value-type="float">
            <text:p>108716</text:p>
          </table:table-cell>
          <table:table-cell office:value-type="float" office:value="58" calcext:value-type="float">
            <text:p>58</text:p>
          </table:table-cell>
          <table:table-cell office:value-type="float" office:value="2480.2271" calcext:value-type="float">
            <text:p>2480.2271</text:p>
          </table:table-cell>
          <table:table-cell office:value-type="float" office:value="47330.65" calcext:value-type="float">
            <text:p>47330.6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9" office:value-type="float" office:value="1813.8667" calcext:value-type="float">
            <text:p>1813.8667</text:p>
          </table:table-cell>
          <table:table-cell table:style-name="ce40" office:value-type="float" office:value="20006833" calcext:value-type="float">
            <text:p>20006833</text:p>
          </table:table-cell>
          <table:table-cell table:style-name="ce41" office:value-type="float" office:value="48732.37" calcext:value-type="float">
            <text:p>48732.37</text:p>
          </table:table-cell>
          <table:table-cell office:value-type="float" office:value="58" calcext:value-type="float">
            <text:p>58</text:p>
          </table:table-cell>
          <table:table-cell office:value-type="float" office:value="2296.4744" calcext:value-type="float">
            <text:p>2296.4744</text:p>
          </table:table-cell>
          <table:table-cell office:value-type="float" office:value="47337.47" calcext:value-type="float">
            <text:p>47337.4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22.8521" calcext:value-type="float">
            <text:p>1822.8521</text:p>
          </table:table-cell>
          <table:table-cell office:value-type="float" office:value="20141033" calcext:value-type="float">
            <text:p>20141033</text:p>
          </table:table-cell>
          <table:table-cell office:value-type="float" office:value="48732.37" calcext:value-type="float">
            <text:p>48732.37</text:p>
          </table:table-cell>
          <table:table-cell office:value-type="float" office:value="2619.2775" calcext:value-type="float">
            <text:p>2619.2775</text:p>
          </table:table-cell>
          <table:table-cell office:value-type="float" office:value="47376.4" calcext:value-type="float">
            <text:p>47376.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13.1922" calcext:value-type="float">
            <text:p>1813.1922</text:p>
          </table:table-cell>
          <table:table-cell table:style-name="ce43" office:value-type="float" office:value="18131783" calcext:value-type="float">
            <text:p>18131783</text:p>
          </table:table-cell>
          <table:table-cell table:style-name="ce44" office:value-type="float" office:value="48732.37" calcext:value-type="float">
            <text:p>48732.37</text:p>
          </table:table-cell>
          <table:table-cell office:value-type="float" office:value="58" calcext:value-type="float">
            <text:p>58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05_100.txt </text:p>
          </table:table-cell>
          <table:table-cell office:value-type="float" office:value="100" calcext:value-type="float">
            <text:p>100</text:p>
          </table:table-cell>
          <table:table-cell office:value-type="float" office:value="24.75" calcext:value-type="float">
            <text:p>24.75</text:p>
          </table:table-cell>
          <table:table-cell office:value-type="float" office:value="2036.5" calcext:value-type="float">
            <text:p>2036.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3.1579" calcext:value-type="float">
            <text:p>1813.1579</text:p>
          </table:table-cell>
          <table:table-cell office:value-type="float" office:value="8643590" calcext:value-type="float">
            <text:p>8643590</text:p>
          </table:table-cell>
          <table:table-cell office:value-type="float" office:value="2475" calcext:value-type="float">
            <text:p>2475</text:p>
          </table:table-cell>
          <table:table-cell office:value-type="float" office:value="2057" calcext:value-type="float">
            <text:p>205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06.1065" calcext:value-type="float">
            <text:p>1806.1065</text:p>
          </table:table-cell>
          <table:table-cell table:style-name="ce38" office:value-type="float" office:value="4557193" calcext:value-type="float">
            <text:p>4557193</text:p>
          </table:table-cell>
          <table:table-cell office:value-type="float" office:value="2475" calcext:value-type="float">
            <text:p>2475</text:p>
          </table:table-cell>
          <table:table-cell office:value-type="float" office:value="2394" calcext:value-type="float">
            <text:p>2394</text:p>
          </table:table-cell>
          <table:table-cell office:value-type="float" office:value="30.5108" calcext:value-type="float">
            <text:p>30.5108</text:p>
          </table:table-cell>
          <table:table-cell office:value-type="float" office:value="1437.71" calcext:value-type="float">
            <text:p>1437.7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9" office:value-type="float" office:value="1817.7692" calcext:value-type="float">
            <text:p>1817.7692</text:p>
          </table:table-cell>
          <table:table-cell table:style-name="ce40" office:value-type="float" office:value="37964199" calcext:value-type="float">
            <text:p>37964199</text:p>
          </table:table-cell>
          <table:table-cell table:style-name="ce41" office:value-type="float" office:value="1463.52" calcext:value-type="float">
            <text:p>1463.52</text:p>
          </table:table-cell>
          <table:table-cell office:value-type="float" office:value="2394" calcext:value-type="float">
            <text:p>2394</text:p>
          </table:table-cell>
          <table:table-cell office:value-type="float" office:value="52.7053" calcext:value-type="float">
            <text:p>52.7053</text:p>
          </table:table-cell>
          <table:table-cell office:value-type="float" office:value="1437.82" calcext:value-type="float">
            <text:p>1437.8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7.0694" calcext:value-type="float">
            <text:p>1817.0694</text:p>
          </table:table-cell>
          <table:table-cell office:value-type="float" office:value="37719107" calcext:value-type="float">
            <text:p>37719107</text:p>
          </table:table-cell>
          <table:table-cell office:value-type="float" office:value="1463.52" calcext:value-type="float">
            <text:p>1463.52</text:p>
          </table:table-cell>
          <table:table-cell office:value-type="float" office:value="34.7394" calcext:value-type="float">
            <text:p>34.7394</text:p>
          </table:table-cell>
          <table:table-cell office:value-type="float" office:value="1440.73" calcext:value-type="float">
            <text:p>1440.7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12.0051" calcext:value-type="float">
            <text:p>1812.0051</text:p>
          </table:table-cell>
          <table:table-cell table:style-name="ce43" office:value-type="float" office:value="7627454" calcext:value-type="float">
            <text:p>7627454</text:p>
          </table:table-cell>
          <table:table-cell table:style-name="ce44" office:value-type="float" office:value="1463.52" calcext:value-type="float">
            <text:p>1463.52</text:p>
          </table:table-cell>
          <table:table-cell office:value-type="float" office:value="2394" calcext:value-type="float">
            <text:p>2394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ka1a_new.txt </text:p>
          </table:table-cell>
          <table:table-cell office:value-type="float" office:value="51" calcext:value-type="float">
            <text:p>51</text:p>
          </table:table-cell>
          <table:table-cell office:value-type="float" office:value="5.9977" calcext:value-type="float">
            <text:p>5.9977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807" calcext:value-type="float">
            <text:p>0.0807</text:p>
          </table:table-cell>
          <table:table-cell office:value-type="float" office:value="3" calcext:value-type="float">
            <text:p>3</text:p>
          </table:table-cell>
          <table:table-cell office:value-type="float" office:value="5163" calcext:value-type="float">
            <text:p>5163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7" office:value-type="float" office:value="0.0944" calcext:value-type="float">
            <text:p>0.0944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5163" calcext:value-type="float">
            <text:p>5163</text:p>
          </table:table-cell>
          <table:table-cell office:value-type="float" office:value="80" calcext:value-type="float">
            <text:p>80</text:p>
          </table:table-cell>
          <table:table-cell office:value-type="float" office:value="9.9751" calcext:value-type="float">
            <text:p>9.9751</text:p>
          </table:table-cell>
          <table:table-cell office:value-type="float" office:value="3414.23" calcext:value-type="float">
            <text:p>3414.2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0904" calcext:value-type="float">
            <text:p>0.0904</text:p>
          </table:table-cell>
          <table:table-cell table:style-name="ce40" office:value-type="float" office:value="1854" calcext:value-type="float">
            <text:p>1854</text:p>
          </table:table-cell>
          <table:table-cell table:style-name="ce41" office:value-type="float" office:value="3623.28" calcext:value-type="float">
            <text:p>3623.28</text:p>
          </table:table-cell>
          <table:table-cell office:value-type="float" office:value="80" calcext:value-type="float">
            <text:p>80</text:p>
          </table:table-cell>
          <table:table-cell office:value-type="float" office:value="9.8941" calcext:value-type="float">
            <text:p>9.8941</text:p>
          </table:table-cell>
          <table:table-cell office:value-type="float" office:value="3414.26" calcext:value-type="float">
            <text:p>3414.26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73" calcext:value-type="float">
            <text:p>0.0973</text:p>
          </table:table-cell>
          <table:table-cell office:value-type="float" office:value="1902" calcext:value-type="float">
            <text:p>1902</text:p>
          </table:table-cell>
          <table:table-cell office:value-type="float" office:value="3623.28" calcext:value-type="float">
            <text:p>3623.28</text:p>
          </table:table-cell>
          <table:table-cell office:value-type="float" office:value="9.7229" calcext:value-type="float">
            <text:p>9.7229</text:p>
          </table:table-cell>
          <table:table-cell office:value-type="float" office:value="3414.33" calcext:value-type="float">
            <text:p>3414.3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1333" calcext:value-type="float">
            <text:p>0.1333</text:p>
          </table:table-cell>
          <table:table-cell table:style-name="ce43" office:value-type="float" office:value="1689" calcext:value-type="float">
            <text:p>1689</text:p>
          </table:table-cell>
          <table:table-cell table:style-name="ce44" office:value-type="float" office:value="3623.28" calcext:value-type="float">
            <text:p>3623.28</text:p>
          </table:table-cell>
          <table:table-cell office:value-type="float" office:value="80" calcext:value-type="float">
            <text:p>80</text:p>
          </table:table-cell>
          <table:table-cell office:value-type="float" office:value="198.4243" calcext:value-type="float">
            <text:p>198.4243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6503" calcext:value-type="float">
            <text:p>0.6503</text:p>
          </table:table-cell>
          <table:table-cell office:value-type="float" office:value="3" calcext:value-type="float">
            <text:p>3</text:p>
          </table:table-cell>
          <table:table-cell office:value-type="float" office:value="5163.03" calcext:value-type="float">
            <text:p>5163.03</text:p>
          </table:table-cell>
          <table:table-cell office:value-type="float" office:value="232.0599" calcext:value-type="float">
            <text:p>232.0599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6879" calcext:value-type="float">
            <text:p>0.6879</text:p>
          </table:table-cell>
          <table:table-cell office:value-type="float" office:value="3" calcext:value-type="float">
            <text:p>3</text:p>
          </table:table-cell>
          <table:table-cell office:value-type="float" office:value="5163.03" calcext:value-type="float">
            <text:p>5163.0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04.5791" calcext:value-type="float">
            <text:p>304.5791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7425" calcext:value-type="float">
            <text:p>0.7425</text:p>
          </table:table-cell>
          <table:table-cell office:value-type="float" office:value="3" calcext:value-type="float">
            <text:p>3</text:p>
          </table:table-cell>
          <table:table-cell office:value-type="float" office:value="5166.03" calcext:value-type="float">
            <text:p>5166.03</text:p>
          </table:table-cell>
          <table:table-cell office:value-type="float" office:value="80" calcext:value-type="float">
            <text:p>80</text:p>
          </table:table-cell>
          <table:table-cell office:value-type="float" office:value="255.4901" calcext:value-type="float">
            <text:p>255.4901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6363" calcext:value-type="float">
            <text:p>0.6363</text:p>
          </table:table-cell>
          <table:table-cell office:value-type="float" office:value="3" calcext:value-type="float">
            <text:p>3</text:p>
          </table:table-cell>
          <table:table-cell office:value-type="float" office:value="5166.03" calcext:value-type="float">
            <text:p>5166.03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ka2a.txt </text:p>
          </table:table-cell>
          <table:table-cell office:value-type="float" office:value="61" calcext:value-type="float">
            <text:p>61</text:p>
          </table:table-cell>
          <table:table-cell office:value-type="float" office:value="5.9661" calcext:value-type="float">
            <text:p>5.9661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49" calcext:value-type="float">
            <text:p>0.0949</text:p>
          </table:table-cell>
          <table:table-cell office:value-type="float" office:value="3" calcext:value-type="float">
            <text:p>3</text:p>
          </table:table-cell>
          <table:table-cell office:value-type="float" office:value="8399" calcext:value-type="float">
            <text:p>8399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7" office:value-type="float" office:value="0.1037" calcext:value-type="float">
            <text:p>0.1037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8399" calcext:value-type="float">
            <text:p>8399</text:p>
          </table:table-cell>
          <table:table-cell office:value-type="float" office:value="108" calcext:value-type="float">
            <text:p>108</text:p>
          </table:table-cell>
          <table:table-cell office:value-type="float" office:value="11.0696" calcext:value-type="float">
            <text:p>11.0696</text:p>
          </table:table-cell>
          <table:table-cell office:value-type="float" office:value="6063.47" calcext:value-type="float">
            <text:p>6063.4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123" calcext:value-type="float">
            <text:p>0.123</text:p>
          </table:table-cell>
          <table:table-cell table:style-name="ce40" office:value-type="float" office:value="2196" calcext:value-type="float">
            <text:p>2196</text:p>
          </table:table-cell>
          <table:table-cell table:style-name="ce41" office:value-type="float" office:value="6204.34" calcext:value-type="float">
            <text:p>6204.34</text:p>
          </table:table-cell>
          <table:table-cell office:value-type="float" office:value="108" calcext:value-type="float">
            <text:p>108</text:p>
          </table:table-cell>
          <table:table-cell office:value-type="float" office:value="20.3211" calcext:value-type="float">
            <text:p>20.3211</text:p>
          </table:table-cell>
          <table:table-cell office:value-type="float" office:value="6063.43" calcext:value-type="float">
            <text:p>6063.4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25" calcext:value-type="float">
            <text:p>0.0925</text:p>
          </table:table-cell>
          <table:table-cell office:value-type="float" office:value="2152" calcext:value-type="float">
            <text:p>2152</text:p>
          </table:table-cell>
          <table:table-cell office:value-type="float" office:value="6204.34" calcext:value-type="float">
            <text:p>6204.34</text:p>
          </table:table-cell>
          <table:table-cell office:value-type="float" office:value="11.6433" calcext:value-type="float">
            <text:p>11.6433</text:p>
          </table:table-cell>
          <table:table-cell office:value-type="float" office:value="6063.24" calcext:value-type="float">
            <text:p>6063.2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2069" calcext:value-type="float">
            <text:p>0.2069</text:p>
          </table:table-cell>
          <table:table-cell table:style-name="ce43" office:value-type="float" office:value="1490" calcext:value-type="float">
            <text:p>1490</text:p>
          </table:table-cell>
          <table:table-cell table:style-name="ce44" office:value-type="float" office:value="6204.34" calcext:value-type="float">
            <text:p>6204.34</text:p>
          </table:table-cell>
          <table:table-cell office:value-type="float" office:value="108" calcext:value-type="float">
            <text:p>108</text:p>
          </table:table-cell>
          <table:table-cell office:value-type="float" office:value="528.3433" calcext:value-type="float">
            <text:p>528.3433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0077" calcext:value-type="float">
            <text:p>1.0077</text:p>
          </table:table-cell>
          <table:table-cell office:value-type="float" office:value="3" calcext:value-type="float">
            <text:p>3</text:p>
          </table:table-cell>
          <table:table-cell office:value-type="float" office:value="8406.65" calcext:value-type="float">
            <text:p>8406.65</text:p>
          </table:table-cell>
          <table:table-cell office:value-type="float" office:value="612.8839" calcext:value-type="float">
            <text:p>612.8839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4849" calcext:value-type="float">
            <text:p>1.4849</text:p>
          </table:table-cell>
          <table:table-cell office:value-type="float" office:value="3" calcext:value-type="float">
            <text:p>3</text:p>
          </table:table-cell>
          <table:table-cell office:value-type="float" office:value="8406.65" calcext:value-type="float">
            <text:p>8406.6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790.9629" calcext:value-type="float">
            <text:p>790.9629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3325" calcext:value-type="float">
            <text:p>1.3325</text:p>
          </table:table-cell>
          <table:table-cell office:value-type="float" office:value="3" calcext:value-type="float">
            <text:p>3</text:p>
          </table:table-cell>
          <table:table-cell office:value-type="float" office:value="8459.65" calcext:value-type="float">
            <text:p>8459.65</text:p>
          </table:table-cell>
          <table:table-cell office:value-type="float" office:value="108" calcext:value-type="float">
            <text:p>108</text:p>
          </table:table-cell>
          <table:table-cell office:value-type="float" office:value="675.5233" calcext:value-type="float">
            <text:p>675.5233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0831" calcext:value-type="float">
            <text:p>1.0831</text:p>
          </table:table-cell>
          <table:table-cell office:value-type="float" office:value="3" calcext:value-type="float">
            <text:p>3</text:p>
          </table:table-cell>
          <table:table-cell office:value-type="float" office:value="8459.65" calcext:value-type="float">
            <text:p>8459.65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ka4a.txt </text:p>
          </table:table-cell>
          <table:table-cell office:value-type="float" office:value="81" calcext:value-type="float">
            <text:p>81</text:p>
          </table:table-cell>
          <table:table-cell office:value-type="float" office:value="5.8528" calcext:value-type="float">
            <text:p>5.8528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office:value-type="float" office:value="13217" calcext:value-type="float">
            <text:p>13217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7" office:value-type="float" office:value="0.0963" calcext:value-type="float">
            <text:p>0.0963</text:p>
          </table:table-cell>
          <table:table-cell table:style-name="ce38" office:value-type="float" office:value="9" calcext:value-type="float">
            <text:p>9</text:p>
          </table:table-cell>
          <table:table-cell office:value-type="float" office:value="13217" calcext:value-type="float">
            <text:p>13217</text:p>
          </table:table-cell>
          <table:table-cell office:value-type="float" office:value="132" calcext:value-type="float">
            <text:p>132</text:p>
          </table:table-cell>
          <table:table-cell office:value-type="float" office:value="22.1287" calcext:value-type="float">
            <text:p>22.1287</text:p>
          </table:table-cell>
          <table:table-cell office:value-type="float" office:value="8598.63" calcext:value-type="float">
            <text:p>8598.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0.1705" calcext:value-type="float">
            <text:p>0.1705</text:p>
          </table:table-cell>
          <table:table-cell table:style-name="ce40" office:value-type="float" office:value="7545" calcext:value-type="float">
            <text:p>7545</text:p>
          </table:table-cell>
          <table:table-cell table:style-name="ce41" office:value-type="float" office:value="8935.08" calcext:value-type="float">
            <text:p>8935.08</text:p>
          </table:table-cell>
          <table:table-cell office:value-type="float" office:value="132" calcext:value-type="float">
            <text:p>132</text:p>
          </table:table-cell>
          <table:table-cell office:value-type="float" office:value="20.9606" calcext:value-type="float">
            <text:p>20.9606</text:p>
          </table:table-cell>
          <table:table-cell office:value-type="float" office:value="8598.83" calcext:value-type="float">
            <text:p>8598.8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837" calcext:value-type="float">
            <text:p>0.1837</text:p>
          </table:table-cell>
          <table:table-cell office:value-type="float" office:value="6561" calcext:value-type="float">
            <text:p>6561</text:p>
          </table:table-cell>
          <table:table-cell office:value-type="float" office:value="8935.08" calcext:value-type="float">
            <text:p>8935.08</text:p>
          </table:table-cell>
          <table:table-cell office:value-type="float" office:value="24.7874" calcext:value-type="float">
            <text:p>24.7874</text:p>
          </table:table-cell>
          <table:table-cell office:value-type="float" office:value="8598.77" calcext:value-type="float">
            <text:p>8598.7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3229" calcext:value-type="float">
            <text:p>0.3229</text:p>
          </table:table-cell>
          <table:table-cell table:style-name="ce43" office:value-type="float" office:value="6489" calcext:value-type="float">
            <text:p>6489</text:p>
          </table:table-cell>
          <table:table-cell table:style-name="ce44" office:value-type="float" office:value="8935.08" calcext:value-type="float">
            <text:p>8935.08</text:p>
          </table:table-cell>
          <table:table-cell office:value-type="float" office:value="132" calcext:value-type="float">
            <text:p>132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revlex11_25.txt </text:p>
          </table:table-cell>
          <table:table-cell office:value-type="float" office:value="68" calcext:value-type="float">
            <text:p>68</text:p>
          </table:table-cell>
          <table:table-cell office:value-type="float" office:value="49.2647" calcext:value-type="float">
            <text:p>49.2647</text:p>
          </table:table-cell>
          <table:table-cell office:value-type="float" office:value="880140.62" calcext:value-type="float">
            <text:p>880140.6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0.3435" calcext:value-type="float">
            <text:p>1830.3435</text:p>
          </table:table-cell>
          <table:table-cell office:value-type="float" office:value="25885060" calcext:value-type="float">
            <text:p>25885060</text:p>
          </table:table-cell>
          <table:table-cell office:value-type="float" office:value="912705.12" calcext:value-type="float">
            <text:p>912705.12</text:p>
          </table:table-cell>
          <table:table-cell office:value-type="float" office:value="882494.5" calcext:value-type="float">
            <text:p>88249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09.4275" calcext:value-type="float">
            <text:p>1809.4275</text:p>
          </table:table-cell>
          <table:table-cell table:style-name="ce38" office:value-type="float" office:value="5003276" calcext:value-type="float">
            <text:p>5003276</text:p>
          </table:table-cell>
          <table:table-cell office:value-type="float" office:value="912705.12" calcext:value-type="float">
            <text:p>912705.12</text:p>
          </table:table-cell>
          <table:table-cell office:value-type="float" office:value="3688" calcext:value-type="float">
            <text:p>368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9" office:value-type="string" calcext:value-type="string">
            <text:p><text:s text:c="2"/></text:p>
          </table:table-cell>
          <table:table-cell table:style-name="ce40" office:value-type="string" calcext:value-type="string">
            <text:p><text:s text:c="2"/></text:p>
          </table:table-cell>
          <table:table-cell table:style-name="ce41" office:value-type="string" calcext:value-type="string">
            <text:p><text:s text:c="2"/></text:p>
          </table:table-cell>
          <table:table-cell office:value-type="float" office:value="3688" calcext:value-type="float">
            <text:p>3688</text:p>
          </table:table-cell>
          <table:table-cell table:number-columns-repeated="9" office:value-type="string" calcext:value-type="string">
            <text:p><text:s text:c="2"/></text:p>
          </table:table-cell>
          <table:table-cell table:style-name="ce42" office:value-type="string" calcext:value-type="string">
            <text:p><text:s text:c="2"/></text:p>
          </table:table-cell>
          <table:table-cell table:style-name="ce43" office:value-type="string" calcext:value-type="string">
            <text:p><text:s text:c="2"/></text:p>
          </table:table-cell>
          <table:table-cell table:style-name="ce44" office:value-type="string" calcext:value-type="string">
            <text:p><text:s text:c="2"/></text:p>
          </table:table-cell>
          <table:table-cell table:number-columns-repeated="28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Live_Instance.txt </text:p>
          </table:table-cell>
          <table:table-cell office:value-type="float" office:value="150" calcext:value-type="float">
            <text:p>150</text:p>
          </table:table-cell>
          <table:table-cell office:value-type="float" office:value="2.4178" calcext:value-type="float">
            <text:p>2.4178</text:p>
          </table:table-cell>
          <table:table-cell office:value-type="float" office:value="444" calcext:value-type="float">
            <text:p>44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3.6329" calcext:value-type="float">
            <text:p>1813.6329</text:p>
          </table:table-cell>
          <table:table-cell office:value-type="float" office:value="22814388" calcext:value-type="float">
            <text:p>22814388</text:p>
          </table:table-cell>
          <table:table-cell office:value-type="float" office:value="544" calcext:value-type="float">
            <text:p>544</text:p>
          </table:table-cell>
          <table:table-cell office:value-type="float" office:value="441" calcext:value-type="float">
            <text:p>44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11.857" calcext:value-type="float">
            <text:p>1811.857</text:p>
          </table:table-cell>
          <table:table-cell table:style-name="ce38" office:value-type="float" office:value="17733414" calcext:value-type="float">
            <text:p>17733414</text:p>
          </table:table-cell>
          <table:table-cell office:value-type="float" office:value="544" calcext:value-type="float">
            <text:p>544</text:p>
          </table:table-cell>
          <table:table-cell office:value-type="float" office:value="800" calcext:value-type="float">
            <text:p>800</text:p>
          </table:table-cell>
          <table:table-cell office:value-type="float" office:value="139.5335" calcext:value-type="float">
            <text:p>139.5335</text:p>
          </table:table-cell>
          <table:table-cell office:value-type="float" office:value="427.89" calcext:value-type="float">
            <text:p>427.8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9" office:value-type="float" office:value="1885.1207" calcext:value-type="float">
            <text:p>1885.1207</text:p>
          </table:table-cell>
          <table:table-cell table:style-name="ce40" office:value-type="float" office:value="25673675" calcext:value-type="float">
            <text:p>25673675</text:p>
          </table:table-cell>
          <table:table-cell table:style-name="ce41" office:value-type="float" office:value="438.04" calcext:value-type="float">
            <text:p>438.04</text:p>
          </table:table-cell>
          <table:table-cell office:value-type="float" office:value="800" calcext:value-type="float">
            <text:p>800</text:p>
          </table:table-cell>
          <table:table-cell office:value-type="float" office:value="155.5033" calcext:value-type="float">
            <text:p>155.5033</text:p>
          </table:table-cell>
          <table:table-cell office:value-type="float" office:value="427.94" calcext:value-type="float">
            <text:p>427.9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918.0952" calcext:value-type="float">
            <text:p>1918.0952</text:p>
          </table:table-cell>
          <table:table-cell office:value-type="float" office:value="26210630" calcext:value-type="float">
            <text:p>26210630</text:p>
          </table:table-cell>
          <table:table-cell office:value-type="float" office:value="438.04" calcext:value-type="float">
            <text:p>438.04</text:p>
          </table:table-cell>
          <table:table-cell office:value-type="float" office:value="171.92" calcext:value-type="float">
            <text:p>171.92</text:p>
          </table:table-cell>
          <table:table-cell office:value-type="float" office:value="426.45" calcext:value-type="float">
            <text:p>426.4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25.8123" calcext:value-type="float">
            <text:p>1825.8123</text:p>
          </table:table-cell>
          <table:table-cell table:style-name="ce43" office:value-type="float" office:value="18027175" calcext:value-type="float">
            <text:p>18027175</text:p>
          </table:table-cell>
          <table:table-cell table:style-name="ce44" office:value-type="float" office:value="438.04" calcext:value-type="float">
            <text:p>438.04</text:p>
          </table:table-cell>
          <table:table-cell office:value-type="float" office:value="800" calcext:value-type="float">
            <text:p>800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test_per_antonio.txt </text:p>
          </table:table-cell>
          <table:table-cell office:value-type="float" office:value="161" calcext:value-type="float">
            <text:p>161</text:p>
          </table:table-cell>
          <table:table-cell office:value-type="float" office:value="49.6894" calcext:value-type="float">
            <text:p>49.6894</text:p>
          </table:table-cell>
          <table:table-cell table:style-name="ce7" office:value-type="float" office:value="113733192" calcext:value-type="float">
            <text:p>1.14E+08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2.8374" calcext:value-type="float">
            <text:p>1802.8374</text:p>
          </table:table-cell>
          <table:table-cell office:value-type="float" office:value="1017715" calcext:value-type="float">
            <text:p>1017715</text:p>
          </table:table-cell>
          <table:table-cell table:style-name="ce10" office:value-type="float" office:value="122590580" calcext:value-type="float">
            <text:p>1.23E+08</text:p>
          </table:table-cell>
          <table:table-cell table:style-name="ce7" office:value-type="float" office:value="119564194" calcext:value-type="float">
            <text:p>1.20E+0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00.3867" calcext:value-type="float">
            <text:p>1800.3867</text:p>
          </table:table-cell>
          <table:table-cell table:style-name="ce38" office:value-type="float" office:value="7146" calcext:value-type="float">
            <text:p>7146</text:p>
          </table:table-cell>
          <table:table-cell table:style-name="ce7" office:value-type="float" office:value="122590580" calcext:value-type="float">
            <text:p>1.23E+08</text:p>
          </table:table-cell>
          <table:table-cell office:value-type="float" office:value="25920" calcext:value-type="float">
            <text:p>2592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9" office:value-type="string" calcext:value-type="string">
            <text:p><text:s text:c="2"/></text:p>
          </table:table-cell>
          <table:table-cell table:style-name="ce40" office:value-type="string" calcext:value-type="string">
            <text:p><text:s text:c="2"/></text:p>
          </table:table-cell>
          <table:table-cell table:style-name="ce41" office:value-type="string" calcext:value-type="string">
            <text:p><text:s text:c="2"/></text:p>
          </table:table-cell>
          <table:table-cell table:number-columns-repeated="10" office:value-type="string" calcext:value-type="string">
            <text:p><text:s text:c="2"/></text:p>
          </table:table-cell>
          <table:table-cell table:style-name="ce42" office:value-type="string" calcext:value-type="string">
            <text:p><text:s text:c="2"/></text:p>
          </table:table-cell>
          <table:table-cell table:style-name="ce43" office:value-type="string" calcext:value-type="string">
            <text:p><text:s text:c="2"/></text:p>
          </table:table-cell>
          <table:table-cell table:style-name="ce44" office:value-type="string" calcext:value-type="string">
            <text:p><text:s text:c="2"/></text:p>
          </table:table-cell>
          <table:table-cell table:number-columns-repeated="28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Zhibin_Deng.txt </text:p>
          </table:table-cell>
          <table:table-cell office:value-type="float" office:value="90" calcext:value-type="float">
            <text:p>90</text:p>
          </table:table-cell>
          <table:table-cell office:value-type="float" office:value="19.5802" calcext:value-type="float">
            <text:p>19.5802</text:p>
          </table:table-cell>
          <table:table-cell office:value-type="float" office:value="8900.5" calcext:value-type="float">
            <text:p>8900.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3.9342" calcext:value-type="float">
            <text:p>1813.9342</text:p>
          </table:table-cell>
          <table:table-cell office:value-type="float" office:value="11487854" calcext:value-type="float">
            <text:p>11487854</text:p>
          </table:table-cell>
          <table:table-cell office:value-type="float" office:value="19680" calcext:value-type="float">
            <text:p>19680</text:p>
          </table:table-cell>
          <table:table-cell office:value-type="float" office:value="9324.5" calcext:value-type="float">
            <text:p>932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17.0637" calcext:value-type="float">
            <text:p>1817.0637</text:p>
          </table:table-cell>
          <table:table-cell table:style-name="ce38" office:value-type="float" office:value="7605200" calcext:value-type="float">
            <text:p>7605200</text:p>
          </table:table-cell>
          <table:table-cell office:value-type="float" office:value="19680" calcext:value-type="float">
            <text:p>19680</text:p>
          </table:table-cell>
          <table:table-cell office:value-type="float" office:value="702" calcext:value-type="float">
            <text:p>702</text:p>
          </table:table-cell>
          <table:table-cell office:value-type="float" office:value="22.0022" calcext:value-type="float">
            <text:p>22.0022</text:p>
          </table:table-cell>
          <table:table-cell office:value-type="float" office:value="4923.49" calcext:value-type="float">
            <text:p>4923.4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118.2817" calcext:value-type="float">
            <text:p>118.2817</text:p>
          </table:table-cell>
          <table:table-cell table:style-name="ce40" office:value-type="float" office:value="5245115" calcext:value-type="float">
            <text:p>5245115</text:p>
          </table:table-cell>
          <table:table-cell table:style-name="ce41" office:value-type="float" office:value="5742.98" calcext:value-type="float">
            <text:p>5742.98</text:p>
          </table:table-cell>
          <table:table-cell office:value-type="float" office:value="702" calcext:value-type="float">
            <text:p>702</text:p>
          </table:table-cell>
          <table:table-cell office:value-type="float" office:value="22.1164" calcext:value-type="float">
            <text:p>22.1164</text:p>
          </table:table-cell>
          <table:table-cell office:value-type="float" office:value="4923.49" calcext:value-type="float">
            <text:p>4923.4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11.7468" calcext:value-type="float">
            <text:p>111.7468</text:p>
          </table:table-cell>
          <table:table-cell office:value-type="float" office:value="5303164" calcext:value-type="float">
            <text:p>5303164</text:p>
          </table:table-cell>
          <table:table-cell office:value-type="float" office:value="5742.98" calcext:value-type="float">
            <text:p>5742.98</text:p>
          </table:table-cell>
          <table:table-cell office:value-type="float" office:value="25.0619" calcext:value-type="float">
            <text:p>25.0619</text:p>
          </table:table-cell>
          <table:table-cell office:value-type="float" office:value="4923.49" calcext:value-type="float">
            <text:p>4923.4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344.4226" calcext:value-type="float">
            <text:p>344.4226</text:p>
          </table:table-cell>
          <table:table-cell table:style-name="ce43" office:value-type="float" office:value="4880105" calcext:value-type="float">
            <text:p>4880105</text:p>
          </table:table-cell>
          <table:table-cell table:style-name="ce44" office:value-type="float" office:value="5742.98" calcext:value-type="float">
            <text:p>5742.98</text:p>
          </table:table-cell>
          <table:table-cell office:value-type="float" office:value="702" calcext:value-type="float">
            <text:p>702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raph_100_05_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538" calcext:value-type="float">
            <text:p>0.3538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7" office:value-type="float" office:value="0.5663" calcext:value-type="float">
            <text:p>0.5663</text:p>
          </table:table-cell>
          <table:table-cell table:style-name="ce38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6425" calcext:value-type="float">
            <text:p>33.6425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81.5977" calcext:value-type="float">
            <text:p>81.5977</text:p>
          </table:table-cell>
          <table:table-cell table:style-name="ce40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28.6015" calcext:value-type="float">
            <text:p>28.6015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82.9358" calcext:value-type="float">
            <text:p>82.9358</text:p>
          </table:table-cell>
          <table:table-cell office:value-type="float" office:value="3799424" calcext:value-type="float">
            <text:p>3799424</text:p>
          </table:table-cell>
          <table:table-cell office:value-type="float" office:value="415.8" calcext:value-type="float">
            <text:p>415.8</text:p>
          </table:table-cell>
          <table:table-cell office:value-type="float" office:value="37.5957" calcext:value-type="float">
            <text:p>37.5957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1.1063" calcext:value-type="float">
            <text:p>71.1063</text:p>
          </table:table-cell>
          <table:table-cell table:style-name="ce43" office:value-type="float" office:value="1978611" calcext:value-type="float">
            <text:p>1978611</text:p>
          </table:table-cell>
          <table:table-cell table:style-name="ce44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ax_CUT_2020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413" calcext:value-type="float">
            <text:p>0.3413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7" office:value-type="float" office:value="0.5061" calcext:value-type="float">
            <text:p>0.5061</text:p>
          </table:table-cell>
          <table:table-cell table:style-name="ce38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5156" calcext:value-type="float">
            <text:p>33.5156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79.3549" calcext:value-type="float">
            <text:p>79.3549</text:p>
          </table:table-cell>
          <table:table-cell table:style-name="ce40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28.6422" calcext:value-type="float">
            <text:p>28.6422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77.8052" calcext:value-type="float">
            <text:p>77.8052</text:p>
          </table:table-cell>
          <table:table-cell office:value-type="float" office:value="3799424" calcext:value-type="float">
            <text:p>3799424</text:p>
          </table:table-cell>
          <table:table-cell office:value-type="float" office:value="415.8" calcext:value-type="float">
            <text:p>415.8</text:p>
          </table:table-cell>
          <table:table-cell office:value-type="float" office:value="37.4238" calcext:value-type="float">
            <text:p>37.423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3.3375" calcext:value-type="float">
            <text:p>73.3375</text:p>
          </table:table-cell>
          <table:table-cell table:style-name="ce43" office:value-type="float" office:value="1978611" calcext:value-type="float">
            <text:p>1978611</text:p>
          </table:table-cell>
          <table:table-cell table:style-name="ce44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ax_cut_2021_06_03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697" calcext:value-type="float">
            <text:p>0.3697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7" office:value-type="float" office:value="0.5205" calcext:value-type="float">
            <text:p>0.5205</text:p>
          </table:table-cell>
          <table:table-cell table:style-name="ce38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7161" calcext:value-type="float">
            <text:p>33.7161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78.7308" calcext:value-type="float">
            <text:p>78.7308</text:p>
          </table:table-cell>
          <table:table-cell table:style-name="ce40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28.4225" calcext:value-type="float">
            <text:p>28.4225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79.9563" calcext:value-type="float">
            <text:p>79.9563</text:p>
          </table:table-cell>
          <table:table-cell office:value-type="float" office:value="3799424" calcext:value-type="float">
            <text:p>3799424</text:p>
          </table:table-cell>
          <table:table-cell office:value-type="float" office:value="415.8" calcext:value-type="float">
            <text:p>415.8</text:p>
          </table:table-cell>
          <table:table-cell office:value-type="float" office:value="37.5749" calcext:value-type="float">
            <text:p>37.5749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4.3745" calcext:value-type="float">
            <text:p>74.3745</text:p>
          </table:table-cell>
          <table:table-cell table:style-name="ce43" office:value-type="float" office:value="1978611" calcext:value-type="float">
            <text:p>1978611</text:p>
          </table:table-cell>
          <table:table-cell table:style-name="ce44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ax_cut_2021_06_03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588" calcext:value-type="float">
            <text:p>0.3588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7" office:value-type="float" office:value="0.5105" calcext:value-type="float">
            <text:p>0.5105</text:p>
          </table:table-cell>
          <table:table-cell table:style-name="ce38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2978" calcext:value-type="float">
            <text:p>33.297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79.9169" calcext:value-type="float">
            <text:p>79.9169</text:p>
          </table:table-cell>
          <table:table-cell table:style-name="ce40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28.8474" calcext:value-type="float">
            <text:p>28.8474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77.7449" calcext:value-type="float">
            <text:p>77.7449</text:p>
          </table:table-cell>
          <table:table-cell office:value-type="float" office:value="3799424" calcext:value-type="float">
            <text:p>3799424</text:p>
          </table:table-cell>
          <table:table-cell office:value-type="float" office:value="415.8" calcext:value-type="float">
            <text:p>415.8</text:p>
          </table:table-cell>
          <table:table-cell office:value-type="float" office:value="38.102" calcext:value-type="float">
            <text:p>38.102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5.9826" calcext:value-type="float">
            <text:p>75.9826</text:p>
          </table:table-cell>
          <table:table-cell table:style-name="ce43" office:value-type="float" office:value="1978611" calcext:value-type="float">
            <text:p>1978611</text:p>
          </table:table-cell>
          <table:table-cell table:style-name="ce44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test_17_7_2020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38" calcext:value-type="float">
            <text:p>0.338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7" office:value-type="float" office:value="0.4935" calcext:value-type="float">
            <text:p>0.4935</text:p>
          </table:table-cell>
          <table:table-cell table:style-name="ce38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7658" calcext:value-type="float">
            <text:p>33.765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80.2413" calcext:value-type="float">
            <text:p>80.2413</text:p>
          </table:table-cell>
          <table:table-cell table:style-name="ce40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28.7246" calcext:value-type="float">
            <text:p>28.7246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77.2419" calcext:value-type="float">
            <text:p>77.2419</text:p>
          </table:table-cell>
          <table:table-cell office:value-type="float" office:value="3799424" calcext:value-type="float">
            <text:p>3799424</text:p>
          </table:table-cell>
          <table:table-cell office:value-type="float" office:value="415.8" calcext:value-type="float">
            <text:p>415.8</text:p>
          </table:table-cell>
          <table:table-cell office:value-type="float" office:value="37.1402" calcext:value-type="float">
            <text:p>37.1402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3.2199" calcext:value-type="float">
            <text:p>73.2199</text:p>
          </table:table-cell>
          <table:table-cell table:style-name="ce43" office:value-type="float" office:value="1978611" calcext:value-type="float">
            <text:p>1978611</text:p>
          </table:table-cell>
          <table:table-cell table:style-name="ce44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e100_2.txt </text:p>
          </table:table-cell>
          <table:table-cell office:value-type="float" office:value="101" calcext:value-type="float">
            <text:p>101</text:p>
          </table:table-cell>
          <table:table-cell office:value-type="float" office:value="98.1472" calcext:value-type="float">
            <text:p>98.1472</text:p>
          </table:table-cell>
          <table:table-cell office:value-type="float" office:value="11568.1" calcext:value-type="float">
            <text:p>11568.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23.2357" calcext:value-type="float">
            <text:p>1823.2357</text:p>
          </table:table-cell>
          <table:table-cell office:value-type="float" office:value="26443109" calcext:value-type="float">
            <text:p>26443109</text:p>
          </table:table-cell>
          <table:table-cell office:value-type="float" office:value="13623.26" calcext:value-type="float">
            <text:p>13623.26</text:p>
          </table:table-cell>
          <table:table-cell office:value-type="float" office:value="11782.79" calcext:value-type="float">
            <text:p>11782.7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04.4959" calcext:value-type="float">
            <text:p>1804.4959</text:p>
          </table:table-cell>
          <table:table-cell table:style-name="ce38" office:value-type="float" office:value="6853811" calcext:value-type="float">
            <text:p>6853811</text:p>
          </table:table-cell>
          <table:table-cell office:value-type="float" office:value="13623.26" calcext:value-type="float">
            <text:p>13623.26</text:p>
          </table:table-cell>
          <table:table-cell office:value-type="float" office:value="1754" calcext:value-type="float">
            <text:p>1754</text:p>
          </table:table-cell>
          <table:table-cell office:value-type="float" office:value="32.8922" calcext:value-type="float">
            <text:p>32.8922</text:p>
          </table:table-cell>
          <table:table-cell office:value-type="float" office:value="8645.86" calcext:value-type="float">
            <text:p>8645.8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12.3947" calcext:value-type="float">
            <text:p>12.3947</text:p>
          </table:table-cell>
          <table:table-cell table:style-name="ce40" office:value-type="float" office:value="230816" calcext:value-type="float">
            <text:p>230816</text:p>
          </table:table-cell>
          <table:table-cell table:style-name="ce41" office:value-type="float" office:value="9184.85" calcext:value-type="float">
            <text:p>9184.85</text:p>
          </table:table-cell>
          <table:table-cell office:value-type="float" office:value="1754" calcext:value-type="float">
            <text:p>1754</text:p>
          </table:table-cell>
          <table:table-cell office:value-type="float" office:value="44.1665" calcext:value-type="float">
            <text:p>44.1665</text:p>
          </table:table-cell>
          <table:table-cell office:value-type="float" office:value="8645.86" calcext:value-type="float">
            <text:p>8645.86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3.9455" calcext:value-type="float">
            <text:p>13.9455</text:p>
          </table:table-cell>
          <table:table-cell office:value-type="float" office:value="248685" calcext:value-type="float">
            <text:p>248685</text:p>
          </table:table-cell>
          <table:table-cell office:value-type="float" office:value="9184.85" calcext:value-type="float">
            <text:p>9184.85</text:p>
          </table:table-cell>
          <table:table-cell office:value-type="float" office:value="37.0478" calcext:value-type="float">
            <text:p>37.0478</text:p>
          </table:table-cell>
          <table:table-cell office:value-type="float" office:value="8645.85" calcext:value-type="float">
            <text:p>8645.8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59.2252" calcext:value-type="float">
            <text:p>59.2252</text:p>
          </table:table-cell>
          <table:table-cell table:style-name="ce43" office:value-type="float" office:value="124708" calcext:value-type="float">
            <text:p>124708</text:p>
          </table:table-cell>
          <table:table-cell table:style-name="ce44" office:value-type="float" office:value="9184.85" calcext:value-type="float">
            <text:p>9184.85</text:p>
          </table:table-cell>
          <table:table-cell office:value-type="float" office:value="1754" calcext:value-type="float">
            <text:p>1754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e100_3.txt </text:p>
          </table:table-cell>
          <table:table-cell office:value-type="float" office:value="101" calcext:value-type="float">
            <text:p>101</text:p>
          </table:table-cell>
          <table:table-cell office:value-type="float" office:value="98.0296" calcext:value-type="float">
            <text:p>98.0296</text:p>
          </table:table-cell>
          <table:table-cell office:value-type="float" office:value="11787.22" calcext:value-type="float">
            <text:p>11787.2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22.0736" calcext:value-type="float">
            <text:p>1822.0736</text:p>
          </table:table-cell>
          <table:table-cell office:value-type="float" office:value="26958454" calcext:value-type="float">
            <text:p>26958454</text:p>
          </table:table-cell>
          <table:table-cell office:value-type="float" office:value="13984.46" calcext:value-type="float">
            <text:p>13984.46</text:p>
          </table:table-cell>
          <table:table-cell office:value-type="float" office:value="12018.15" calcext:value-type="float">
            <text:p>12018.1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37" office:value-type="float" office:value="1810.9026" calcext:value-type="float">
            <text:p>1810.9026</text:p>
          </table:table-cell>
          <table:table-cell table:style-name="ce38" office:value-type="float" office:value="7247098" calcext:value-type="float">
            <text:p>7247098</text:p>
          </table:table-cell>
          <table:table-cell office:value-type="float" office:value="13984.46" calcext:value-type="float">
            <text:p>13984.46</text:p>
          </table:table-cell>
          <table:table-cell office:value-type="float" office:value="1608" calcext:value-type="float">
            <text:p>1608</text:p>
          </table:table-cell>
          <table:table-cell office:value-type="float" office:value="37.1169" calcext:value-type="float">
            <text:p>37.1169</text:p>
          </table:table-cell>
          <table:table-cell office:value-type="float" office:value="8783.37" calcext:value-type="float">
            <text:p>8783.3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9" office:value-type="float" office:value="9.6498" calcext:value-type="float">
            <text:p>9.6498</text:p>
          </table:table-cell>
          <table:table-cell table:style-name="ce40" office:value-type="float" office:value="167983" calcext:value-type="float">
            <text:p>167983</text:p>
          </table:table-cell>
          <table:table-cell table:style-name="ce41" office:value-type="float" office:value="9364.26" calcext:value-type="float">
            <text:p>9364.26</text:p>
          </table:table-cell>
          <table:table-cell office:value-type="float" office:value="1608" calcext:value-type="float">
            <text:p>1608</text:p>
          </table:table-cell>
          <table:table-cell office:value-type="float" office:value="44.8772" calcext:value-type="float">
            <text:p>44.8772</text:p>
          </table:table-cell>
          <table:table-cell office:value-type="float" office:value="8783.38" calcext:value-type="float">
            <text:p>8783.38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1.8633" calcext:value-type="float">
            <text:p>11.8633</text:p>
          </table:table-cell>
          <table:table-cell office:value-type="float" office:value="181779" calcext:value-type="float">
            <text:p>181779</text:p>
          </table:table-cell>
          <table:table-cell office:value-type="float" office:value="9364.26" calcext:value-type="float">
            <text:p>9364.26</text:p>
          </table:table-cell>
          <table:table-cell office:value-type="float" office:value="41.6129" calcext:value-type="float">
            <text:p>41.6129</text:p>
          </table:table-cell>
          <table:table-cell office:value-type="float" office:value="8783.34" calcext:value-type="float">
            <text:p>8783.3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48.3455" calcext:value-type="float">
            <text:p>48.3455</text:p>
          </table:table-cell>
          <table:table-cell table:style-name="ce43" office:value-type="float" office:value="108836" calcext:value-type="float">
            <text:p>108836</text:p>
          </table:table-cell>
          <table:table-cell table:style-name="ce44" office:value-type="float" office:value="9364.26" calcext:value-type="float">
            <text:p>9364.26</text:p>
          </table:table-cell>
          <table:table-cell office:value-type="float" office:value="1608" calcext:value-type="float">
            <text:p>1608</text:p>
          </table:table-cell>
          <table:table-cell table:number-columns-repeated="2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2.K6:Sheet2.K49">
            <calcext:condition calcext:apply-style-name="Good" calcext:value="&lt;[.F6:.F49]" calcext:base-cell-address="Sheet2.K6"/>
          </calcext:conditional-format>
          <calcext:conditional-format calcext:target-range-address="Sheet2.L6:Sheet2.L49">
            <calcext:condition calcext:apply-style-name="Neutral" calcext:value="&lt;[.G6:.G49]" calcext:base-cell-address="Sheet2.L6"/>
          </calcext:conditional-format>
          <calcext:conditional-format calcext:target-range-address="Sheet2.R6:Sheet2.R49">
            <calcext:condition calcext:apply-style-name="Good" calcext:value="&lt;[.F6:.F49]" calcext:base-cell-address="Sheet2.R6"/>
          </calcext:conditional-format>
          <calcext:conditional-format calcext:target-range-address="Sheet2.S6:Sheet2.S49">
            <calcext:condition calcext:apply-style-name="Neutral" calcext:value="&lt;[.G6:.G49]" calcext:base-cell-address="Sheet2.S6"/>
          </calcext:conditional-format>
          <calcext:conditional-format calcext:target-range-address="Sheet2.T6:Sheet2.T49">
            <calcext:condition calcext:apply-style-name="Accent 2" calcext:value="&lt;[.H6:.H49]" calcext:base-cell-address="Sheet2.T6"/>
          </calcext:conditional-format>
          <calcext:conditional-format calcext:target-range-address="Sheet2.AE6:Sheet2.AE49">
            <calcext:condition calcext:apply-style-name="Good" calcext:value="&lt;[.R6:.R49]" calcext:base-cell-address="Sheet2.AE6"/>
          </calcext:conditional-format>
          <calcext:conditional-format calcext:target-range-address="Sheet2.AF6:Sheet2.AF49">
            <calcext:condition calcext:apply-style-name="Neutral" calcext:value="&lt;[.S6:.S49]" calcext:base-cell-address="Sheet2.AF6"/>
          </calcext:conditional-format>
          <calcext:conditional-format calcext:target-range-address="Sheet2.AG6:Sheet2.AG49">
            <calcext:condition calcext:apply-style-name="Accent 2" calcext:value="&lt;[.T6:.T49]" calcext:base-cell-address="Sheet2.AG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7T11:35:49.040691461</meta:creation-date>
    <dc:date>2025-02-07T13:42:55.947791530</dc:date>
    <meta:editing-duration>PT31M41S</meta:editing-duration>
    <meta:editing-cycles>7</meta:editing-cycles>
    <meta:generator>LibreOffice/6.4.7.2$Linux_X86_64 LibreOffice_project/40$Build-2</meta:generator>
    <meta:document-statistic meta:table-count="2" meta:cell-count="5831" meta:object-count="0"/>
  </office:meta>
</office:document-meta>
</file>